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583.06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48.84pt"/>
    </style:style>
    <style:style style:name="co6" style:family="table-column">
      <style:table-column-properties fo:break-before="auto" style:column-width="38.04pt"/>
    </style:style>
    <style:style style:name="co7" style:family="table-column">
      <style:table-column-properties fo:break-before="auto" style:column-width="143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Urbanization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gap</text:p>
          </table:table-cell>
          <table:table-cell office:value-type="string" calcext:value-type="string">
            <text:p>minval</text:p>
          </table:table-cell>
          <table:table-cell office:value-type="string" calcext:value-type="string">
            <text:p>maxval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awaii_Assessment_Final_GIF/Hawaii_LandCarbon_Assessment.ssim.output/Scenario-6385/Spatial/It0000-Ts2018-tgap-7171.tif</text:p>
          </table:table-cell>
          <table:table-cell table:formula="of:=RIGHT([.B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Hawaii_Assessment_Final_GIF/Hawaii_LandCarbon_Assessment.ssim.output/Scenario-6385/Spatial/It0000-Ts2031-tgap-7171.tif</text:p>
          </table:table-cell>
          <table:table-cell table:formula="of:=RIGHT([.B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Hawaii_Assessment_Final_GIF/Hawaii_LandCarbon_Assessment.ssim.output/Scenario-6385/Spatial/It0000-Ts2035-tgap-7171.tif</text:p>
          </table:table-cell>
          <table:table-cell table:formula="of:=RIGHT([.B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string" calcext:value-type="string">
            <text:p>Hawaii_Assessment_Final_GIF/Hawaii_LandCarbon_Assessment.ssim.output/Scenario-6385/Spatial/It0000-Ts2036-tgap-7171.tif</text:p>
          </table:table-cell>
          <table:table-cell table:formula="of:=RIGHT([.B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string" calcext:value-type="string">
            <text:p>Hawaii_Assessment_Final_GIF/Hawaii_LandCarbon_Assessment.ssim.output/Scenario-6385/Spatial/It0000-Ts2042-tgap-7171.tif</text:p>
          </table:table-cell>
          <table:table-cell table:formula="of:=RIGHT([.B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Hawaii_Assessment_Final_GIF/Hawaii_LandCarbon_Assessment.ssim.output/Scenario-6385/Spatial/It0000-Ts2044-tgap-7171.tif</text:p>
          </table:table-cell>
          <table:table-cell table:formula="of:=RIGHT([.B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string" calcext:value-type="string">
            <text:p>Hawaii_Assessment_Final_GIF/Hawaii_LandCarbon_Assessment.ssim.output/Scenario-6385/Spatial/It0000-Ts2047-tgap-7171.tif</text:p>
          </table:table-cell>
          <table:table-cell table:formula="of:=RIGHT([.B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Hawaii_Assessment_Final_GIF/Hawaii_LandCarbon_Assessment.ssim.output/Scenario-6385/Spatial/It0000-Ts2052-tgap-7171.tif</text:p>
          </table:table-cell>
          <table:table-cell table:formula="of:=RIGHT([.B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Hawaii_Assessment_Final_GIF/Hawaii_LandCarbon_Assessment.ssim.output/Scenario-6385/Spatial/It0000-Ts2053-tgap-7171.tif</text:p>
          </table:table-cell>
          <table:table-cell table:formula="of:=RIGHT([.B1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string" calcext:value-type="string">
            <text:p>Hawaii_Assessment_Final_GIF/Hawaii_LandCarbon_Assessment.ssim.output/Scenario-6385/Spatial/It0000-Ts2054-tgap-7171.tif</text:p>
          </table:table-cell>
          <table:table-cell table:formula="of:=RIGHT([.B1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Hawaii_Assessment_Final_GIF/Hawaii_LandCarbon_Assessment.ssim.output/Scenario-6385/Spatial/It0000-Ts2055-tgap-7171.tif</text:p>
          </table:table-cell>
          <table:table-cell table:formula="of:=RIGHT([.B1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string" calcext:value-type="string">
            <text:p>Hawaii_Assessment_Final_GIF/Hawaii_LandCarbon_Assessment.ssim.output/Scenario-6385/Spatial/It0000-Ts2013-tgap-7171.tif</text:p>
          </table:table-cell>
          <table:table-cell table:formula="of:=RIGHT([.B1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Hawaii_Assessment_Final_GIF/Hawaii_LandCarbon_Assessment.ssim.output/Scenario-6385/Spatial/It0000-Ts2014-tgap-7171.tif</text:p>
          </table:table-cell>
          <table:table-cell table:formula="of:=RIGHT([.B1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Hawaii_Assessment_Final_GIF/Hawaii_LandCarbon_Assessment.ssim.output/Scenario-6385/Spatial/It0000-Ts2015-tgap-7171.tif</text:p>
          </table:table-cell>
          <table:table-cell table:formula="of:=RIGHT([.B1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Hawaii_Assessment_Final_GIF/Hawaii_LandCarbon_Assessment.ssim.output/Scenario-6385/Spatial/It0000-Ts2017-tgap-7171.tif</text:p>
          </table:table-cell>
          <table:table-cell table:formula="of:=RIGHT([.B1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Hawaii_Assessment_Final_GIF/Hawaii_LandCarbon_Assessment.ssim.output/Scenario-6385/Spatial/It0000-Ts2020-tgap-7171.tif</text:p>
          </table:table-cell>
          <table:table-cell table:formula="of:=RIGHT([.B1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string" calcext:value-type="string">
            <text:p>Hawaii_Assessment_Final_GIF/Hawaii_LandCarbon_Assessment.ssim.output/Scenario-6385/Spatial/It0000-Ts2021-tgap-7171.tif</text:p>
          </table:table-cell>
          <table:table-cell table:formula="of:=RIGHT([.B1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Hawaii_Assessment_Final_GIF/Hawaii_LandCarbon_Assessment.ssim.output/Scenario-6385/Spatial/It0000-Ts2024-tgap-7171.tif</text:p>
          </table:table-cell>
          <table:table-cell table:formula="of:=RIGHT([.B1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Hawaii_Assessment_Final_GIF/Hawaii_LandCarbon_Assessment.ssim.output/Scenario-6385/Spatial/It0000-Ts2025-tgap-7171.tif</text:p>
          </table:table-cell>
          <table:table-cell table:formula="of:=RIGHT([.B2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Hawaii_Assessment_Final_GIF/Hawaii_LandCarbon_Assessment.ssim.output/Scenario-6385/Spatial/It0000-Ts2026-tgap-7171.tif</text:p>
          </table:table-cell>
          <table:table-cell table:formula="of:=RIGHT([.B2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string" calcext:value-type="string">
            <text:p>Hawaii_Assessment_Final_GIF/Hawaii_LandCarbon_Assessment.ssim.output/Scenario-6385/Spatial/It0000-Ts2027-tgap-7171.tif</text:p>
          </table:table-cell>
          <table:table-cell table:formula="of:=RIGHT([.B2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Hawaii_Assessment_Final_GIF/Hawaii_LandCarbon_Assessment.ssim.output/Scenario-6385/Spatial/It0000-Ts2028-tgap-7171.tif</text:p>
          </table:table-cell>
          <table:table-cell table:formula="of:=RIGHT([.B2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Hawaii_Assessment_Final_GIF/Hawaii_LandCarbon_Assessment.ssim.output/Scenario-6385/Spatial/It0000-Ts2029-tgap-7171.tif</text:p>
          </table:table-cell>
          <table:table-cell table:formula="of:=RIGHT([.B2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Hawaii_Assessment_Final_GIF/Hawaii_LandCarbon_Assessment.ssim.output/Scenario-6385/Spatial/It0000-Ts2030-tgap-7171.tif</text:p>
          </table:table-cell>
          <table:table-cell table:formula="of:=RIGHT([.B2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Hawaii_Assessment_Final_GIF/Hawaii_LandCarbon_Assessment.ssim.output/Scenario-6385/Spatial/It0000-Ts2032-tgap-7171.tif</text:p>
          </table:table-cell>
          <table:table-cell table:formula="of:=RIGHT([.B2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Hawaii_Assessment_Final_GIF/Hawaii_LandCarbon_Assessment.ssim.output/Scenario-6385/Spatial/It0000-Ts2034-tgap-7171.tif</text:p>
          </table:table-cell>
          <table:table-cell table:formula="of:=RIGHT([.B2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string" calcext:value-type="string">
            <text:p>Hawaii_Assessment_Final_GIF/Hawaii_LandCarbon_Assessment.ssim.output/Scenario-6385/Spatial/It0000-Ts2037-tgap-7171.tif</text:p>
          </table:table-cell>
          <table:table-cell table:formula="of:=RIGHT([.B2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Hawaii_Assessment_Final_GIF/Hawaii_LandCarbon_Assessment.ssim.output/Scenario-6385/Spatial/It0000-Ts2038-tgap-7171.tif</text:p>
          </table:table-cell>
          <table:table-cell table:formula="of:=RIGHT([.B2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Hawaii_Assessment_Final_GIF/Hawaii_LandCarbon_Assessment.ssim.output/Scenario-6385/Spatial/It0000-Ts2039-tgap-7171.tif</text:p>
          </table:table-cell>
          <table:table-cell table:formula="of:=RIGHT([.B3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Hawaii_Assessment_Final_GIF/Hawaii_LandCarbon_Assessment.ssim.output/Scenario-6385/Spatial/It0000-Ts2040-tgap-7171.tif</text:p>
          </table:table-cell>
          <table:table-cell table:formula="of:=RIGHT([.B3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Hawaii_Assessment_Final_GIF/Hawaii_LandCarbon_Assessment.ssim.output/Scenario-6385/Spatial/It0000-Ts2041-tgap-7171.tif</text:p>
          </table:table-cell>
          <table:table-cell table:formula="of:=RIGHT([.B3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Hawaii_Assessment_Final_GIF/Hawaii_LandCarbon_Assessment.ssim.output/Scenario-6385/Spatial/It0000-Ts2043-tgap-7171.tif</text:p>
          </table:table-cell>
          <table:table-cell table:formula="of:=RIGHT([.B3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string" calcext:value-type="string">
            <text:p>Hawaii_Assessment_Final_GIF/Hawaii_LandCarbon_Assessment.ssim.output/Scenario-6385/Spatial/It0000-Ts2046-tgap-7171.tif</text:p>
          </table:table-cell>
          <table:table-cell table:formula="of:=RIGHT([.B3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Hawaii_Assessment_Final_GIF/Hawaii_LandCarbon_Assessment.ssim.output/Scenario-6385/Spatial/It0000-Ts2048-tgap-7171.tif</text:p>
          </table:table-cell>
          <table:table-cell table:formula="of:=RIGHT([.B3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string" calcext:value-type="string">
            <text:p>Hawaii_Assessment_Final_GIF/Hawaii_LandCarbon_Assessment.ssim.output/Scenario-6385/Spatial/It0000-Ts2049-tgap-7171.tif</text:p>
          </table:table-cell>
          <table:table-cell table:formula="of:=RIGHT([.B3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string" calcext:value-type="string">
            <text:p>Hawaii_Assessment_Final_GIF/Hawaii_LandCarbon_Assessment.ssim.output/Scenario-6385/Spatial/It0000-Ts2050-tgap-7171.tif</text:p>
          </table:table-cell>
          <table:table-cell table:formula="of:=RIGHT([.B3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Hawaii_Assessment_Final_GIF/Hawaii_LandCarbon_Assessment.ssim.output/Scenario-6385/Spatial/It0000-Ts2051-tgap-7171.tif</text:p>
          </table:table-cell>
          <table:table-cell table:formula="of:=RIGHT([.B3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Hawaii_Assessment_Final_GIF/Hawaii_LandCarbon_Assessment.ssim.output/Scenario-6385/Spatial/It0000-Ts2056-tgap-7171.tif</text:p>
          </table:table-cell>
          <table:table-cell table:formula="of:=RIGHT([.B3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string" calcext:value-type="string">
            <text:p>Hawaii_Assessment_Final_GIF/Hawaii_LandCarbon_Assessment.ssim.output/Scenario-6385/Spatial/It0000-Ts2057-tgap-7171.tif</text:p>
          </table:table-cell>
          <table:table-cell table:formula="of:=RIGHT([.B4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Hawaii_Assessment_Final_GIF/Hawaii_LandCarbon_Assessment.ssim.output/Scenario-6385/Spatial/It0000-Ts2058-tgap-7171.tif</text:p>
          </table:table-cell>
          <table:table-cell table:formula="of:=RIGHT([.B4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string" calcext:value-type="string">
            <text:p>Hawaii_Assessment_Final_GIF/Hawaii_LandCarbon_Assessment.ssim.output/Scenario-6385/Spatial/It0000-Ts2060-tgap-7171.tif</text:p>
          </table:table-cell>
          <table:table-cell table:formula="of:=RIGHT([.B4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string" calcext:value-type="string">
            <text:p>Hawaii_Assessment_Final_GIF/Hawaii_LandCarbon_Assessment.ssim.output/Scenario-6385/Spatial/It0000-Ts2061-tgap-7171.tif</text:p>
          </table:table-cell>
          <table:table-cell table:formula="of:=RIGHT([.B4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Hawaii_Assessment_Final_GIF/Hawaii_LandCarbon_Assessment.ssim.output/Scenario-6385/Spatial/It0000-Ts2012-tgap-7171.tif</text:p>
          </table:table-cell>
          <table:table-cell table:formula="of:=RIGHT([.B4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Hawaii_Assessment_Final_GIF/Hawaii_LandCarbon_Assessment.ssim.output/Scenario-6385/Spatial/It0000-Ts2016-tgap-7171.tif</text:p>
          </table:table-cell>
          <table:table-cell table:formula="of:=RIGHT([.B4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Hawaii_Assessment_Final_GIF/Hawaii_LandCarbon_Assessment.ssim.output/Scenario-6385/Spatial/It0000-Ts2019-tgap-7171.tif</text:p>
          </table:table-cell>
          <table:table-cell table:formula="of:=RIGHT([.B4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Hawaii_Assessment_Final_GIF/Hawaii_LandCarbon_Assessment.ssim.output/Scenario-6385/Spatial/It0000-Ts2022-tgap-7171.tif</text:p>
          </table:table-cell>
          <table:table-cell table:formula="of:=RIGHT([.B4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Hawaii_Assessment_Final_GIF/Hawaii_LandCarbon_Assessment.ssim.output/Scenario-6385/Spatial/It0000-Ts2023-tgap-7171.tif</text:p>
          </table:table-cell>
          <table:table-cell table:formula="of:=RIGHT([.B4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Hawaii_Assessment_Final_GIF/Hawaii_LandCarbon_Assessment.ssim.output/Scenario-6385/Spatial/It0000-Ts2033-tgap-7171.tif</text:p>
          </table:table-cell>
          <table:table-cell table:formula="of:=RIGHT([.B4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string" calcext:value-type="string">
            <text:p>Hawaii_Assessment_Final_GIF/Hawaii_LandCarbon_Assessment.ssim.output/Scenario-6385/Spatial/It0000-Ts2045-tgap-7171.tif</text:p>
          </table:table-cell>
          <table:table-cell table:formula="of:=RIGHT([.B5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string" calcext:value-type="string">
            <text:p>Hawaii_Assessment_Final_GIF/Hawaii_LandCarbon_Assessment.ssim.output/Scenario-6385/Spatial/It0000-Ts2059-tgap-7171.tif</text:p>
          </table:table-cell>
          <table:table-cell table:formula="of:=RIGHT([.B5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9-tgap7171</text:p>
          </table:table-cell>
          <table:table-cell office:value-type="string" calcext:value-type="string">
            <text:p>NULL</text:p>
          </table:table-cell>
        </table:table-row>
      </table:table>
      <table:table table:name="7129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gap</text:p>
          </table:table-cell>
          <table:table-cell office:value-type="string" calcext:value-type="string">
            <text:p>minval</text:p>
          </table:table-cell>
          <table:table-cell office:value-type="string" calcext:value-type="string">
            <text:p>maxval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Hawaii_Assessment_Final_GIF/Hawaii_LandCarbon_Assessment.ssim.output/Scenario-6385/Spatial/It0000-Ts2030-tgap-7129.tif</text:p>
          </table:table-cell>
          <table:table-cell table:formula="of:=RIGHT([.B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string" calcext:value-type="string">
            <text:p>Hawaii_Assessment_Final_GIF/Hawaii_LandCarbon_Assessment.ssim.output/Scenario-6385/Spatial/It0000-Ts2037-tgap-7129.tif</text:p>
          </table:table-cell>
          <table:table-cell table:formula="of:=RIGHT([.B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Hawaii_Assessment_Final_GIF/Hawaii_LandCarbon_Assessment.ssim.output/Scenario-6385/Spatial/It0000-Ts2047-tgap-7129.tif</text:p>
          </table:table-cell>
          <table:table-cell table:formula="of:=RIGHT([.B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Hawaii_Assessment_Final_GIF/Hawaii_LandCarbon_Assessment.ssim.output/Scenario-6385/Spatial/It0000-Ts2015-tgap-7129.tif</text:p>
          </table:table-cell>
          <table:table-cell table:formula="of:=RIGHT([.B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Hawaii_Assessment_Final_GIF/Hawaii_LandCarbon_Assessment.ssim.output/Scenario-6385/Spatial/It0000-Ts2019-tgap-7129.tif</text:p>
          </table:table-cell>
          <table:table-cell table:formula="of:=RIGHT([.B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Hawaii_Assessment_Final_GIF/Hawaii_LandCarbon_Assessment.ssim.output/Scenario-6385/Spatial/It0000-Ts2022-tgap-7129.tif</text:p>
          </table:table-cell>
          <table:table-cell table:formula="of:=RIGHT([.B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Hawaii_Assessment_Final_GIF/Hawaii_LandCarbon_Assessment.ssim.output/Scenario-6385/Spatial/It0000-Ts2024-tgap-7129.tif</text:p>
          </table:table-cell>
          <table:table-cell table:formula="of:=RIGHT([.B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Hawaii_Assessment_Final_GIF/Hawaii_LandCarbon_Assessment.ssim.output/Scenario-6385/Spatial/It0000-Ts2026-tgap-7129.tif</text:p>
          </table:table-cell>
          <table:table-cell table:formula="of:=RIGHT([.B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string" calcext:value-type="string">
            <text:p>Hawaii_Assessment_Final_GIF/Hawaii_LandCarbon_Assessment.ssim.output/Scenario-6385/Spatial/It0000-Ts2027-tgap-7129.tif</text:p>
          </table:table-cell>
          <table:table-cell table:formula="of:=RIGHT([.B1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Hawaii_Assessment_Final_GIF/Hawaii_LandCarbon_Assessment.ssim.output/Scenario-6385/Spatial/It0000-Ts2029-tgap-7129.tif</text:p>
          </table:table-cell>
          <table:table-cell table:formula="of:=RIGHT([.B1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Hawaii_Assessment_Final_GIF/Hawaii_LandCarbon_Assessment.ssim.output/Scenario-6385/Spatial/It0000-Ts2031-tgap-7129.tif</text:p>
          </table:table-cell>
          <table:table-cell table:formula="of:=RIGHT([.B1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Hawaii_Assessment_Final_GIF/Hawaii_LandCarbon_Assessment.ssim.output/Scenario-6385/Spatial/It0000-Ts2032-tgap-7129.tif</text:p>
          </table:table-cell>
          <table:table-cell table:formula="of:=RIGHT([.B1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string" calcext:value-type="string">
            <text:p>Hawaii_Assessment_Final_GIF/Hawaii_LandCarbon_Assessment.ssim.output/Scenario-6385/Spatial/It0000-Ts2033-tgap-7129.tif</text:p>
          </table:table-cell>
          <table:table-cell table:formula="of:=RIGHT([.B1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Hawaii_Assessment_Final_GIF/Hawaii_LandCarbon_Assessment.ssim.output/Scenario-6385/Spatial/It0000-Ts2034-tgap-7129.tif</text:p>
          </table:table-cell>
          <table:table-cell table:formula="of:=RIGHT([.B1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Hawaii_Assessment_Final_GIF/Hawaii_LandCarbon_Assessment.ssim.output/Scenario-6385/Spatial/It0000-Ts2035-tgap-7129.tif</text:p>
          </table:table-cell>
          <table:table-cell table:formula="of:=RIGHT([.B1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Hawaii_Assessment_Final_GIF/Hawaii_LandCarbon_Assessment.ssim.output/Scenario-6385/Spatial/It0000-Ts2036-tgap-7129.tif</text:p>
          </table:table-cell>
          <table:table-cell table:formula="of:=RIGHT([.B1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Hawaii_Assessment_Final_GIF/Hawaii_LandCarbon_Assessment.ssim.output/Scenario-6385/Spatial/It0000-Ts2039-tgap-7129.tif</text:p>
          </table:table-cell>
          <table:table-cell table:formula="of:=RIGHT([.B1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Hawaii_Assessment_Final_GIF/Hawaii_LandCarbon_Assessment.ssim.output/Scenario-6385/Spatial/It0000-Ts2045-tgap-7129.tif</text:p>
          </table:table-cell>
          <table:table-cell table:formula="of:=RIGHT([.B1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Hawaii_Assessment_Final_GIF/Hawaii_LandCarbon_Assessment.ssim.output/Scenario-6385/Spatial/It0000-Ts2012-tgap-7129.tif</text:p>
          </table:table-cell>
          <table:table-cell table:formula="of:=RIGHT([.B2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" calcext:value-type="float">
            <text:p>0.200000003</text:p>
          </table:table-cell>
          <table:table-cell office:value-type="string" calcext:value-type="string">
            <text:p>s6385-it0000-ts201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Hawaii_Assessment_Final_GIF/Hawaii_LandCarbon_Assessment.ssim.output/Scenario-6385/Spatial/It0000-Ts2016-tgap-7129.tif</text:p>
          </table:table-cell>
          <table:table-cell table:formula="of:=RIGHT([.B2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Hawaii_Assessment_Final_GIF/Hawaii_LandCarbon_Assessment.ssim.output/Scenario-6385/Spatial/It0000-Ts2017-tgap-7129.tif</text:p>
          </table:table-cell>
          <table:table-cell table:formula="of:=RIGHT([.B2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Hawaii_Assessment_Final_GIF/Hawaii_LandCarbon_Assessment.ssim.output/Scenario-6385/Spatial/It0000-Ts2018-tgap-7129.tif</text:p>
          </table:table-cell>
          <table:table-cell table:formula="of:=RIGHT([.B2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Hawaii_Assessment_Final_GIF/Hawaii_LandCarbon_Assessment.ssim.output/Scenario-6385/Spatial/It0000-Ts2020-tgap-7129.tif</text:p>
          </table:table-cell>
          <table:table-cell table:formula="of:=RIGHT([.B2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Hawaii_Assessment_Final_GIF/Hawaii_LandCarbon_Assessment.ssim.output/Scenario-6385/Spatial/It0000-Ts2021-tgap-7129.tif</text:p>
          </table:table-cell>
          <table:table-cell table:formula="of:=RIGHT([.B2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string" calcext:value-type="string">
            <text:p>Hawaii_Assessment_Final_GIF/Hawaii_LandCarbon_Assessment.ssim.output/Scenario-6385/Spatial/It0000-Ts2023-tgap-7129.tif</text:p>
          </table:table-cell>
          <table:table-cell table:formula="of:=RIGHT([.B2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Hawaii_Assessment_Final_GIF/Hawaii_LandCarbon_Assessment.ssim.output/Scenario-6385/Spatial/It0000-Ts2025-tgap-7129.tif</text:p>
          </table:table-cell>
          <table:table-cell table:formula="of:=RIGHT([.B2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Hawaii_Assessment_Final_GIF/Hawaii_LandCarbon_Assessment.ssim.output/Scenario-6385/Spatial/It0000-Ts2028-tgap-7129.tif</text:p>
          </table:table-cell>
          <table:table-cell table:formula="of:=RIGHT([.B2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string" calcext:value-type="string">
            <text:p>Hawaii_Assessment_Final_GIF/Hawaii_LandCarbon_Assessment.ssim.output/Scenario-6385/Spatial/It0000-Ts2038-tgap-7129.tif</text:p>
          </table:table-cell>
          <table:table-cell table:formula="of:=RIGHT([.B2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3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Hawaii_Assessment_Final_GIF/Hawaii_LandCarbon_Assessment.ssim.output/Scenario-6385/Spatial/It0000-Ts2040-tgap-7129.tif</text:p>
          </table:table-cell>
          <table:table-cell table:formula="of:=RIGHT([.B3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string" calcext:value-type="string">
            <text:p>Hawaii_Assessment_Final_GIF/Hawaii_LandCarbon_Assessment.ssim.output/Scenario-6385/Spatial/It0000-Ts2041-tgap-7129.tif</text:p>
          </table:table-cell>
          <table:table-cell table:formula="of:=RIGHT([.B3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Hawaii_Assessment_Final_GIF/Hawaii_LandCarbon_Assessment.ssim.output/Scenario-6385/Spatial/It0000-Ts2042-tgap-7129.tif</text:p>
          </table:table-cell>
          <table:table-cell table:formula="of:=RIGHT([.B3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string" calcext:value-type="string">
            <text:p>Hawaii_Assessment_Final_GIF/Hawaii_LandCarbon_Assessment.ssim.output/Scenario-6385/Spatial/It0000-Ts2043-tgap-7129.tif</text:p>
          </table:table-cell>
          <table:table-cell table:formula="of:=RIGHT([.B3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string" calcext:value-type="string">
            <text:p>Hawaii_Assessment_Final_GIF/Hawaii_LandCarbon_Assessment.ssim.output/Scenario-6385/Spatial/It0000-Ts2044-tgap-7129.tif</text:p>
          </table:table-cell>
          <table:table-cell table:formula="of:=RIGHT([.B3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Hawaii_Assessment_Final_GIF/Hawaii_LandCarbon_Assessment.ssim.output/Scenario-6385/Spatial/It0000-Ts2049-tgap-7129.tif</text:p>
          </table:table-cell>
          <table:table-cell table:formula="of:=RIGHT([.B3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string" calcext:value-type="string">
            <text:p>Hawaii_Assessment_Final_GIF/Hawaii_LandCarbon_Assessment.ssim.output/Scenario-6385/Spatial/It0000-Ts2061-tgap-7129.tif</text:p>
          </table:table-cell>
          <table:table-cell table:formula="of:=RIGHT([.B3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6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Hawaii_Assessment_Final_GIF/Hawaii_LandCarbon_Assessment.ssim.output/Scenario-6385/Spatial/It0000-Ts2013-tgap-7129.tif</text:p>
          </table:table-cell>
          <table:table-cell table:formula="of:=RIGHT([.B3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1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string" calcext:value-type="string">
            <text:p>Hawaii_Assessment_Final_GIF/Hawaii_LandCarbon_Assessment.ssim.output/Scenario-6385/Spatial/It0000-Ts2014-tgap-7129.tif</text:p>
          </table:table-cell>
          <table:table-cell table:formula="of:=RIGHT([.B3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1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string" calcext:value-type="string">
            <text:p>Hawaii_Assessment_Final_GIF/Hawaii_LandCarbon_Assessment.ssim.output/Scenario-6385/Spatial/It0000-Ts2051-tgap-7129.tif</text:p>
          </table:table-cell>
          <table:table-cell table:formula="of:=RIGHT([.B3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Hawaii_Assessment_Final_GIF/Hawaii_LandCarbon_Assessment.ssim.output/Scenario-6385/Spatial/It0000-Ts2056-tgap-7129.tif</text:p>
          </table:table-cell>
          <table:table-cell table:formula="of:=RIGHT([.B4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string" calcext:value-type="string">
            <text:p>Hawaii_Assessment_Final_GIF/Hawaii_LandCarbon_Assessment.ssim.output/Scenario-6385/Spatial/It0000-Ts2059-tgap-7129.tif</text:p>
          </table:table-cell>
          <table:table-cell table:formula="of:=RIGHT([.B4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string" calcext:value-type="string">
            <text:p>Hawaii_Assessment_Final_GIF/Hawaii_LandCarbon_Assessment.ssim.output/Scenario-6385/Spatial/It0000-Ts2060-tgap-7129.tif</text:p>
          </table:table-cell>
          <table:table-cell table:formula="of:=RIGHT([.B4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6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string" calcext:value-type="string">
            <text:p>Hawaii_Assessment_Final_GIF/Hawaii_LandCarbon_Assessment.ssim.output/Scenario-6385/Spatial/It0000-Ts2046-tgap-7129.tif</text:p>
          </table:table-cell>
          <table:table-cell table:formula="of:=RIGHT([.B4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4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string" calcext:value-type="string">
            <text:p>Hawaii_Assessment_Final_GIF/Hawaii_LandCarbon_Assessment.ssim.output/Scenario-6385/Spatial/It0000-Ts2048-tgap-7129.tif</text:p>
          </table:table-cell>
          <table:table-cell table:formula="of:=RIGHT([.B4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4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string" calcext:value-type="string">
            <text:p>Hawaii_Assessment_Final_GIF/Hawaii_LandCarbon_Assessment.ssim.output/Scenario-6385/Spatial/It0000-Ts2050-tgap-7129.tif</text:p>
          </table:table-cell>
          <table:table-cell table:formula="of:=RIGHT([.B4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string" calcext:value-type="string">
            <text:p>Hawaii_Assessment_Final_GIF/Hawaii_LandCarbon_Assessment.ssim.output/Scenario-6385/Spatial/It0000-Ts2055-tgap-7129.tif</text:p>
          </table:table-cell>
          <table:table-cell table:formula="of:=RIGHT([.B4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string" calcext:value-type="string">
            <text:p>Hawaii_Assessment_Final_GIF/Hawaii_LandCarbon_Assessment.ssim.output/Scenario-6385/Spatial/It0000-Ts2057-tgap-7129.tif</text:p>
          </table:table-cell>
          <table:table-cell table:formula="of:=RIGHT([.B4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Hawaii_Assessment_Final_GIF/Hawaii_LandCarbon_Assessment.ssim.output/Scenario-6385/Spatial/It0000-Ts2052-tgap-7129.tif</text:p>
          </table:table-cell>
          <table:table-cell table:formula="of:=RIGHT([.B4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49999994039536" calcext:value-type="float">
            <text:p>0.349999994</text:p>
          </table:table-cell>
          <table:table-cell office:value-type="string" calcext:value-type="string">
            <text:p>s6385-it0000-ts205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Hawaii_Assessment_Final_GIF/Hawaii_LandCarbon_Assessment.ssim.output/Scenario-6385/Spatial/It0000-Ts2053-tgap-7129.tif</text:p>
          </table:table-cell>
          <table:table-cell table:formula="of:=RIGHT([.B4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49999994039536" calcext:value-type="float">
            <text:p>0.349999994</text:p>
          </table:table-cell>
          <table:table-cell office:value-type="string" calcext:value-type="string">
            <text:p>s6385-it0000-ts205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string" calcext:value-type="string">
            <text:p>Hawaii_Assessment_Final_GIF/Hawaii_LandCarbon_Assessment.ssim.output/Scenario-6385/Spatial/It0000-Ts2054-tgap-7129.tif</text:p>
          </table:table-cell>
          <table:table-cell table:formula="of:=RIGHT([.B5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string" calcext:value-type="string">
            <text:p>Hawaii_Assessment_Final_GIF/Hawaii_LandCarbon_Assessment.ssim.output/Scenario-6385/Spatial/It0000-Ts2058-tgap-7129.tif</text:p>
          </table:table-cell>
          <table:table-cell table:formula="of:=RIGHT([.B5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449999988079071" calcext:value-type="float">
            <text:p>0.4499999881</text:p>
          </table:table-cell>
          <table:table-cell office:value-type="string" calcext:value-type="string">
            <text:p>s6385-it0000-ts2058-tgap7129</text:p>
          </table:table-cell>
          <table:table-cell office:value-type="string" calcext:value-type="string">
            <text:p>NULL</text:p>
          </table:table-cell>
        </table:table-row>
      </table:table>
      <table:table table:name="tgap" table:style-name="ta1"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tgap</text:p>
          </table:table-cell>
          <table:table-cell office:value-type="string" calcext:value-type="string">
            <text:p>minval</text:p>
          </table:table-cell>
          <table:table-cell office:value-type="string" calcext:value-type="string">
            <text:p>maxval</text:p>
          </table:table-cell>
          <table:table-cell office:value-type="string" calcext:value-type="string">
            <text:p>slug</text:p>
          </table:table-cell>
          <table:table-cell office:value-type="string" calcext:value-type="string">
            <text:p>units</text:p>
          </table:table-cell>
        </table:table-row>
        <table:table-row table:style-name="ro1">
          <table:table-cell office:value-type="float" office:value="6481" calcext:value-type="float">
            <text:p>6481</text:p>
          </table:table-cell>
          <table:table-cell office:value-type="string" calcext:value-type="string">
            <text:p>Hawaii_Assessment_Final_GIF/Hawaii_LandCarbon_Assessment.ssim.output/Scenario-6385/Spatial/It0000-Ts2012-tgap-7129.tif</text:p>
          </table:table-cell>
          <table:table-cell table:formula="of:=RIGHT([.B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" calcext:value-type="float">
            <text:p>0.200000003</text:p>
          </table:table-cell>
          <table:table-cell office:value-type="string" calcext:value-type="string">
            <text:p>s6385-it0000-ts201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9" calcext:value-type="float">
            <text:p>6489</text:p>
          </table:table-cell>
          <table:table-cell office:value-type="string" calcext:value-type="string">
            <text:p>Hawaii_Assessment_Final_GIF/Hawaii_LandCarbon_Assessment.ssim.output/Scenario-6385/Spatial/It0000-Ts2013-tgap-7129.tif</text:p>
          </table:table-cell>
          <table:table-cell table:formula="of:=RIGHT([.B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1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7" calcext:value-type="float">
            <text:p>6497</text:p>
          </table:table-cell>
          <table:table-cell office:value-type="string" calcext:value-type="string">
            <text:p>Hawaii_Assessment_Final_GIF/Hawaii_LandCarbon_Assessment.ssim.output/Scenario-6385/Spatial/It0000-Ts2014-tgap-7129.tif</text:p>
          </table:table-cell>
          <table:table-cell table:formula="of:=RIGHT([.B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1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5" calcext:value-type="float">
            <text:p>6505</text:p>
          </table:table-cell>
          <table:table-cell office:value-type="string" calcext:value-type="string">
            <text:p>Hawaii_Assessment_Final_GIF/Hawaii_LandCarbon_Assessment.ssim.output/Scenario-6385/Spatial/It0000-Ts2015-tgap-7129.tif</text:p>
          </table:table-cell>
          <table:table-cell table:formula="of:=RIGHT([.B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3" calcext:value-type="float">
            <text:p>6513</text:p>
          </table:table-cell>
          <table:table-cell office:value-type="string" calcext:value-type="string">
            <text:p>Hawaii_Assessment_Final_GIF/Hawaii_LandCarbon_Assessment.ssim.output/Scenario-6385/Spatial/It0000-Ts2016-tgap-7129.tif</text:p>
          </table:table-cell>
          <table:table-cell table:formula="of:=RIGHT([.B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1" calcext:value-type="float">
            <text:p>6521</text:p>
          </table:table-cell>
          <table:table-cell office:value-type="string" calcext:value-type="string">
            <text:p>Hawaii_Assessment_Final_GIF/Hawaii_LandCarbon_Assessment.ssim.output/Scenario-6385/Spatial/It0000-Ts2017-tgap-7129.tif</text:p>
          </table:table-cell>
          <table:table-cell table:formula="of:=RIGHT([.B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9" calcext:value-type="float">
            <text:p>6529</text:p>
          </table:table-cell>
          <table:table-cell office:value-type="string" calcext:value-type="string">
            <text:p>Hawaii_Assessment_Final_GIF/Hawaii_LandCarbon_Assessment.ssim.output/Scenario-6385/Spatial/It0000-Ts2018-tgap-7129.tif</text:p>
          </table:table-cell>
          <table:table-cell table:formula="of:=RIGHT([.B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7" calcext:value-type="float">
            <text:p>6537</text:p>
          </table:table-cell>
          <table:table-cell office:value-type="string" calcext:value-type="string">
            <text:p>Hawaii_Assessment_Final_GIF/Hawaii_LandCarbon_Assessment.ssim.output/Scenario-6385/Spatial/It0000-Ts2019-tgap-7129.tif</text:p>
          </table:table-cell>
          <table:table-cell table:formula="of:=RIGHT([.B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5" calcext:value-type="float">
            <text:p>6545</text:p>
          </table:table-cell>
          <table:table-cell office:value-type="string" calcext:value-type="string">
            <text:p>Hawaii_Assessment_Final_GIF/Hawaii_LandCarbon_Assessment.ssim.output/Scenario-6385/Spatial/It0000-Ts2020-tgap-7129.tif</text:p>
          </table:table-cell>
          <table:table-cell table:formula="of:=RIGHT([.B1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3" calcext:value-type="float">
            <text:p>6553</text:p>
          </table:table-cell>
          <table:table-cell office:value-type="string" calcext:value-type="string">
            <text:p>Hawaii_Assessment_Final_GIF/Hawaii_LandCarbon_Assessment.ssim.output/Scenario-6385/Spatial/It0000-Ts2021-tgap-7129.tif</text:p>
          </table:table-cell>
          <table:table-cell table:formula="of:=RIGHT([.B1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1" calcext:value-type="float">
            <text:p>6561</text:p>
          </table:table-cell>
          <table:table-cell office:value-type="string" calcext:value-type="string">
            <text:p>Hawaii_Assessment_Final_GIF/Hawaii_LandCarbon_Assessment.ssim.output/Scenario-6385/Spatial/It0000-Ts2022-tgap-7129.tif</text:p>
          </table:table-cell>
          <table:table-cell table:formula="of:=RIGHT([.B1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string" calcext:value-type="string">
            <text:p>Hawaii_Assessment_Final_GIF/Hawaii_LandCarbon_Assessment.ssim.output/Scenario-6385/Spatial/It0000-Ts2023-tgap-7129.tif</text:p>
          </table:table-cell>
          <table:table-cell table:formula="of:=RIGHT([.B1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7" calcext:value-type="float">
            <text:p>6577</text:p>
          </table:table-cell>
          <table:table-cell office:value-type="string" calcext:value-type="string">
            <text:p>Hawaii_Assessment_Final_GIF/Hawaii_LandCarbon_Assessment.ssim.output/Scenario-6385/Spatial/It0000-Ts2024-tgap-7129.tif</text:p>
          </table:table-cell>
          <table:table-cell table:formula="of:=RIGHT([.B1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5" calcext:value-type="float">
            <text:p>6585</text:p>
          </table:table-cell>
          <table:table-cell office:value-type="string" calcext:value-type="string">
            <text:p>Hawaii_Assessment_Final_GIF/Hawaii_LandCarbon_Assessment.ssim.output/Scenario-6385/Spatial/It0000-Ts2025-tgap-7129.tif</text:p>
          </table:table-cell>
          <table:table-cell table:formula="of:=RIGHT([.B1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3" calcext:value-type="float">
            <text:p>6593</text:p>
          </table:table-cell>
          <table:table-cell office:value-type="string" calcext:value-type="string">
            <text:p>Hawaii_Assessment_Final_GIF/Hawaii_LandCarbon_Assessment.ssim.output/Scenario-6385/Spatial/It0000-Ts2026-tgap-7129.tif</text:p>
          </table:table-cell>
          <table:table-cell table:formula="of:=RIGHT([.B1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1" calcext:value-type="float">
            <text:p>6601</text:p>
          </table:table-cell>
          <table:table-cell office:value-type="string" calcext:value-type="string">
            <text:p>Hawaii_Assessment_Final_GIF/Hawaii_LandCarbon_Assessment.ssim.output/Scenario-6385/Spatial/It0000-Ts2027-tgap-7129.tif</text:p>
          </table:table-cell>
          <table:table-cell table:formula="of:=RIGHT([.B1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9" calcext:value-type="float">
            <text:p>6609</text:p>
          </table:table-cell>
          <table:table-cell office:value-type="string" calcext:value-type="string">
            <text:p>Hawaii_Assessment_Final_GIF/Hawaii_LandCarbon_Assessment.ssim.output/Scenario-6385/Spatial/It0000-Ts2028-tgap-7129.tif</text:p>
          </table:table-cell>
          <table:table-cell table:formula="of:=RIGHT([.B1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7" calcext:value-type="float">
            <text:p>6617</text:p>
          </table:table-cell>
          <table:table-cell office:value-type="string" calcext:value-type="string">
            <text:p>Hawaii_Assessment_Final_GIF/Hawaii_LandCarbon_Assessment.ssim.output/Scenario-6385/Spatial/It0000-Ts2029-tgap-7129.tif</text:p>
          </table:table-cell>
          <table:table-cell table:formula="of:=RIGHT([.B1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string" calcext:value-type="string">
            <text:p>Hawaii_Assessment_Final_GIF/Hawaii_LandCarbon_Assessment.ssim.output/Scenario-6385/Spatial/It0000-Ts2030-tgap-7129.tif</text:p>
          </table:table-cell>
          <table:table-cell table:formula="of:=RIGHT([.B2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3" calcext:value-type="float">
            <text:p>6633</text:p>
          </table:table-cell>
          <table:table-cell office:value-type="string" calcext:value-type="string">
            <text:p>Hawaii_Assessment_Final_GIF/Hawaii_LandCarbon_Assessment.ssim.output/Scenario-6385/Spatial/It0000-Ts2031-tgap-7129.tif</text:p>
          </table:table-cell>
          <table:table-cell table:formula="of:=RIGHT([.B2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1" calcext:value-type="float">
            <text:p>6641</text:p>
          </table:table-cell>
          <table:table-cell office:value-type="string" calcext:value-type="string">
            <text:p>Hawaii_Assessment_Final_GIF/Hawaii_LandCarbon_Assessment.ssim.output/Scenario-6385/Spatial/It0000-Ts2032-tgap-7129.tif</text:p>
          </table:table-cell>
          <table:table-cell table:formula="of:=RIGHT([.B2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9" calcext:value-type="float">
            <text:p>6649</text:p>
          </table:table-cell>
          <table:table-cell office:value-type="string" calcext:value-type="string">
            <text:p>Hawaii_Assessment_Final_GIF/Hawaii_LandCarbon_Assessment.ssim.output/Scenario-6385/Spatial/It0000-Ts2033-tgap-7129.tif</text:p>
          </table:table-cell>
          <table:table-cell table:formula="of:=RIGHT([.B2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7" calcext:value-type="float">
            <text:p>6657</text:p>
          </table:table-cell>
          <table:table-cell office:value-type="string" calcext:value-type="string">
            <text:p>Hawaii_Assessment_Final_GIF/Hawaii_LandCarbon_Assessment.ssim.output/Scenario-6385/Spatial/It0000-Ts2034-tgap-7129.tif</text:p>
          </table:table-cell>
          <table:table-cell table:formula="of:=RIGHT([.B2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string" calcext:value-type="string">
            <text:p>Hawaii_Assessment_Final_GIF/Hawaii_LandCarbon_Assessment.ssim.output/Scenario-6385/Spatial/It0000-Ts2035-tgap-7129.tif</text:p>
          </table:table-cell>
          <table:table-cell table:formula="of:=RIGHT([.B2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3" calcext:value-type="float">
            <text:p>6673</text:p>
          </table:table-cell>
          <table:table-cell office:value-type="string" calcext:value-type="string">
            <text:p>Hawaii_Assessment_Final_GIF/Hawaii_LandCarbon_Assessment.ssim.output/Scenario-6385/Spatial/It0000-Ts2036-tgap-7129.tif</text:p>
          </table:table-cell>
          <table:table-cell table:formula="of:=RIGHT([.B2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1" calcext:value-type="float">
            <text:p>6681</text:p>
          </table:table-cell>
          <table:table-cell office:value-type="string" calcext:value-type="string">
            <text:p>Hawaii_Assessment_Final_GIF/Hawaii_LandCarbon_Assessment.ssim.output/Scenario-6385/Spatial/It0000-Ts2037-tgap-7129.tif</text:p>
          </table:table-cell>
          <table:table-cell table:formula="of:=RIGHT([.B2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9" calcext:value-type="float">
            <text:p>6689</text:p>
          </table:table-cell>
          <table:table-cell office:value-type="string" calcext:value-type="string">
            <text:p>Hawaii_Assessment_Final_GIF/Hawaii_LandCarbon_Assessment.ssim.output/Scenario-6385/Spatial/It0000-Ts2038-tgap-7129.tif</text:p>
          </table:table-cell>
          <table:table-cell table:formula="of:=RIGHT([.B2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3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7" calcext:value-type="float">
            <text:p>6697</text:p>
          </table:table-cell>
          <table:table-cell office:value-type="string" calcext:value-type="string">
            <text:p>Hawaii_Assessment_Final_GIF/Hawaii_LandCarbon_Assessment.ssim.output/Scenario-6385/Spatial/It0000-Ts2039-tgap-7129.tif</text:p>
          </table:table-cell>
          <table:table-cell table:formula="of:=RIGHT([.B2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5" calcext:value-type="float">
            <text:p>6705</text:p>
          </table:table-cell>
          <table:table-cell office:value-type="string" calcext:value-type="string">
            <text:p>Hawaii_Assessment_Final_GIF/Hawaii_LandCarbon_Assessment.ssim.output/Scenario-6385/Spatial/It0000-Ts2040-tgap-7129.tif</text:p>
          </table:table-cell>
          <table:table-cell table:formula="of:=RIGHT([.B3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string" calcext:value-type="string">
            <text:p>Hawaii_Assessment_Final_GIF/Hawaii_LandCarbon_Assessment.ssim.output/Scenario-6385/Spatial/It0000-Ts2041-tgap-7129.tif</text:p>
          </table:table-cell>
          <table:table-cell table:formula="of:=RIGHT([.B3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string" calcext:value-type="string">
            <text:p>Hawaii_Assessment_Final_GIF/Hawaii_LandCarbon_Assessment.ssim.output/Scenario-6385/Spatial/It0000-Ts2042-tgap-7129.tif</text:p>
          </table:table-cell>
          <table:table-cell table:formula="of:=RIGHT([.B3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9" calcext:value-type="float">
            <text:p>6729</text:p>
          </table:table-cell>
          <table:table-cell office:value-type="string" calcext:value-type="string">
            <text:p>Hawaii_Assessment_Final_GIF/Hawaii_LandCarbon_Assessment.ssim.output/Scenario-6385/Spatial/It0000-Ts2043-tgap-7129.tif</text:p>
          </table:table-cell>
          <table:table-cell table:formula="of:=RIGHT([.B3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7" calcext:value-type="float">
            <text:p>6737</text:p>
          </table:table-cell>
          <table:table-cell office:value-type="string" calcext:value-type="string">
            <text:p>Hawaii_Assessment_Final_GIF/Hawaii_LandCarbon_Assessment.ssim.output/Scenario-6385/Spatial/It0000-Ts2044-tgap-7129.tif</text:p>
          </table:table-cell>
          <table:table-cell table:formula="of:=RIGHT([.B3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5" calcext:value-type="float">
            <text:p>6745</text:p>
          </table:table-cell>
          <table:table-cell office:value-type="string" calcext:value-type="string">
            <text:p>Hawaii_Assessment_Final_GIF/Hawaii_LandCarbon_Assessment.ssim.output/Scenario-6385/Spatial/It0000-Ts2045-tgap-7129.tif</text:p>
          </table:table-cell>
          <table:table-cell table:formula="of:=RIGHT([.B3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3" calcext:value-type="float">
            <text:p>6753</text:p>
          </table:table-cell>
          <table:table-cell office:value-type="string" calcext:value-type="string">
            <text:p>Hawaii_Assessment_Final_GIF/Hawaii_LandCarbon_Assessment.ssim.output/Scenario-6385/Spatial/It0000-Ts2046-tgap-7129.tif</text:p>
          </table:table-cell>
          <table:table-cell table:formula="of:=RIGHT([.B3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4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1" calcext:value-type="float">
            <text:p>6761</text:p>
          </table:table-cell>
          <table:table-cell office:value-type="string" calcext:value-type="string">
            <text:p>Hawaii_Assessment_Final_GIF/Hawaii_LandCarbon_Assessment.ssim.output/Scenario-6385/Spatial/It0000-Ts2047-tgap-7129.tif</text:p>
          </table:table-cell>
          <table:table-cell table:formula="of:=RIGHT([.B3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9" calcext:value-type="float">
            <text:p>6769</text:p>
          </table:table-cell>
          <table:table-cell office:value-type="string" calcext:value-type="string">
            <text:p>Hawaii_Assessment_Final_GIF/Hawaii_LandCarbon_Assessment.ssim.output/Scenario-6385/Spatial/It0000-Ts2048-tgap-7129.tif</text:p>
          </table:table-cell>
          <table:table-cell table:formula="of:=RIGHT([.B3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4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7" calcext:value-type="float">
            <text:p>6777</text:p>
          </table:table-cell>
          <table:table-cell office:value-type="string" calcext:value-type="string">
            <text:p>Hawaii_Assessment_Final_GIF/Hawaii_LandCarbon_Assessment.ssim.output/Scenario-6385/Spatial/It0000-Ts2049-tgap-7129.tif</text:p>
          </table:table-cell>
          <table:table-cell table:formula="of:=RIGHT([.B3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4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5" calcext:value-type="float">
            <text:p>6785</text:p>
          </table:table-cell>
          <table:table-cell office:value-type="string" calcext:value-type="string">
            <text:p>Hawaii_Assessment_Final_GIF/Hawaii_LandCarbon_Assessment.ssim.output/Scenario-6385/Spatial/It0000-Ts2050-tgap-7129.tif</text:p>
          </table:table-cell>
          <table:table-cell table:formula="of:=RIGHT([.B4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3" calcext:value-type="float">
            <text:p>6793</text:p>
          </table:table-cell>
          <table:table-cell office:value-type="string" calcext:value-type="string">
            <text:p>Hawaii_Assessment_Final_GIF/Hawaii_LandCarbon_Assessment.ssim.output/Scenario-6385/Spatial/It0000-Ts2051-tgap-7129.tif</text:p>
          </table:table-cell>
          <table:table-cell table:formula="of:=RIGHT([.B4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1" calcext:value-type="float">
            <text:p>6801</text:p>
          </table:table-cell>
          <table:table-cell office:value-type="string" calcext:value-type="string">
            <text:p>Hawaii_Assessment_Final_GIF/Hawaii_LandCarbon_Assessment.ssim.output/Scenario-6385/Spatial/It0000-Ts2052-tgap-7129.tif</text:p>
          </table:table-cell>
          <table:table-cell table:formula="of:=RIGHT([.B42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49999994039536" calcext:value-type="float">
            <text:p>0.349999994</text:p>
          </table:table-cell>
          <table:table-cell office:value-type="string" calcext:value-type="string">
            <text:p>s6385-it0000-ts2052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9" calcext:value-type="float">
            <text:p>6809</text:p>
          </table:table-cell>
          <table:table-cell office:value-type="string" calcext:value-type="string">
            <text:p>Hawaii_Assessment_Final_GIF/Hawaii_LandCarbon_Assessment.ssim.output/Scenario-6385/Spatial/It0000-Ts2053-tgap-7129.tif</text:p>
          </table:table-cell>
          <table:table-cell table:formula="of:=RIGHT([.B43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49999994039536" calcext:value-type="float">
            <text:p>0.349999994</text:p>
          </table:table-cell>
          <table:table-cell office:value-type="string" calcext:value-type="string">
            <text:p>s6385-it0000-ts2053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7" calcext:value-type="float">
            <text:p>6817</text:p>
          </table:table-cell>
          <table:table-cell office:value-type="string" calcext:value-type="string">
            <text:p>Hawaii_Assessment_Final_GIF/Hawaii_LandCarbon_Assessment.ssim.output/Scenario-6385/Spatial/It0000-Ts2054-tgap-7129.tif</text:p>
          </table:table-cell>
          <table:table-cell table:formula="of:=RIGHT([.B44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4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5" calcext:value-type="float">
            <text:p>6825</text:p>
          </table:table-cell>
          <table:table-cell office:value-type="string" calcext:value-type="string">
            <text:p>Hawaii_Assessment_Final_GIF/Hawaii_LandCarbon_Assessment.ssim.output/Scenario-6385/Spatial/It0000-Ts2055-tgap-7129.tif</text:p>
          </table:table-cell>
          <table:table-cell table:formula="of:=RIGHT([.B45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5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string" calcext:value-type="string">
            <text:p>Hawaii_Assessment_Final_GIF/Hawaii_LandCarbon_Assessment.ssim.output/Scenario-6385/Spatial/It0000-Ts2056-tgap-7129.tif</text:p>
          </table:table-cell>
          <table:table-cell table:formula="of:=RIGHT([.B46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6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1" calcext:value-type="float">
            <text:p>6841</text:p>
          </table:table-cell>
          <table:table-cell office:value-type="string" calcext:value-type="string">
            <text:p>Hawaii_Assessment_Final_GIF/Hawaii_LandCarbon_Assessment.ssim.output/Scenario-6385/Spatial/It0000-Ts2057-tgap-7129.tif</text:p>
          </table:table-cell>
          <table:table-cell table:formula="of:=RIGHT([.B47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7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string" calcext:value-type="string">
            <text:p>Hawaii_Assessment_Final_GIF/Hawaii_LandCarbon_Assessment.ssim.output/Scenario-6385/Spatial/It0000-Ts2058-tgap-7129.tif</text:p>
          </table:table-cell>
          <table:table-cell table:formula="of:=RIGHT([.B48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449999988079071" calcext:value-type="float">
            <text:p>0.4499999881</text:p>
          </table:table-cell>
          <table:table-cell office:value-type="string" calcext:value-type="string">
            <text:p>s6385-it0000-ts2058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7" calcext:value-type="float">
            <text:p>6857</text:p>
          </table:table-cell>
          <table:table-cell office:value-type="string" calcext:value-type="string">
            <text:p>Hawaii_Assessment_Final_GIF/Hawaii_LandCarbon_Assessment.ssim.output/Scenario-6385/Spatial/It0000-Ts2059-tgap-7129.tif</text:p>
          </table:table-cell>
          <table:table-cell table:formula="of:=RIGHT([.B49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9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5" calcext:value-type="float">
            <text:p>6865</text:p>
          </table:table-cell>
          <table:table-cell office:value-type="string" calcext:value-type="string">
            <text:p>Hawaii_Assessment_Final_GIF/Hawaii_LandCarbon_Assessment.ssim.output/Scenario-6385/Spatial/It0000-Ts2060-tgap-7129.tif</text:p>
          </table:table-cell>
          <table:table-cell table:formula="of:=RIGHT([.B50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60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3" calcext:value-type="float">
            <text:p>6873</text:p>
          </table:table-cell>
          <table:table-cell office:value-type="string" calcext:value-type="string">
            <text:p>Hawaii_Assessment_Final_GIF/Hawaii_LandCarbon_Assessment.ssim.output/Scenario-6385/Spatial/It0000-Ts2061-tgap-7129.tif</text:p>
          </table:table-cell>
          <table:table-cell table:formula="of:=RIGHT([.B51];8)" office:value-type="string" office:string-value="7129.tif" calcext:value-type="string">
            <text:p>7129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61-tgap7129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2" calcext:value-type="float">
            <text:p>6482</text:p>
          </table:table-cell>
          <table:table-cell office:value-type="string" calcext:value-type="string">
            <text:p>Hawaii_Assessment_Final_GIF/Hawaii_LandCarbon_Assessment.ssim.output/Scenario-6385/Spatial/It0000-Ts2012-tgap-7134.tif</text:p>
          </table:table-cell>
          <table:table-cell table:formula="of:=RIGHT([.B5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string" calcext:value-type="string">
            <text:p>Hawaii_Assessment_Final_GIF/Hawaii_LandCarbon_Assessment.ssim.output/Scenario-6385/Spatial/It0000-Ts2013-tgap-7134.tif</text:p>
          </table:table-cell>
          <table:table-cell table:formula="of:=RIGHT([.B5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8" calcext:value-type="float">
            <text:p>6498</text:p>
          </table:table-cell>
          <table:table-cell office:value-type="string" calcext:value-type="string">
            <text:p>Hawaii_Assessment_Final_GIF/Hawaii_LandCarbon_Assessment.ssim.output/Scenario-6385/Spatial/It0000-Ts2014-tgap-7134.tif</text:p>
          </table:table-cell>
          <table:table-cell table:formula="of:=RIGHT([.B5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6" calcext:value-type="float">
            <text:p>6506</text:p>
          </table:table-cell>
          <table:table-cell office:value-type="string" calcext:value-type="string">
            <text:p>Hawaii_Assessment_Final_GIF/Hawaii_LandCarbon_Assessment.ssim.output/Scenario-6385/Spatial/It0000-Ts2015-tgap-7134.tif</text:p>
          </table:table-cell>
          <table:table-cell table:formula="of:=RIGHT([.B5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4" calcext:value-type="float">
            <text:p>6514</text:p>
          </table:table-cell>
          <table:table-cell office:value-type="string" calcext:value-type="string">
            <text:p>Hawaii_Assessment_Final_GIF/Hawaii_LandCarbon_Assessment.ssim.output/Scenario-6385/Spatial/It0000-Ts2016-tgap-7134.tif</text:p>
          </table:table-cell>
          <table:table-cell table:formula="of:=RIGHT([.B5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2" calcext:value-type="float">
            <text:p>6522</text:p>
          </table:table-cell>
          <table:table-cell office:value-type="string" calcext:value-type="string">
            <text:p>Hawaii_Assessment_Final_GIF/Hawaii_LandCarbon_Assessment.ssim.output/Scenario-6385/Spatial/It0000-Ts2017-tgap-7134.tif</text:p>
          </table:table-cell>
          <table:table-cell table:formula="of:=RIGHT([.B5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string" calcext:value-type="string">
            <text:p>Hawaii_Assessment_Final_GIF/Hawaii_LandCarbon_Assessment.ssim.output/Scenario-6385/Spatial/It0000-Ts2018-tgap-7134.tif</text:p>
          </table:table-cell>
          <table:table-cell table:formula="of:=RIGHT([.B5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8" calcext:value-type="float">
            <text:p>6538</text:p>
          </table:table-cell>
          <table:table-cell office:value-type="string" calcext:value-type="string">
            <text:p>Hawaii_Assessment_Final_GIF/Hawaii_LandCarbon_Assessment.ssim.output/Scenario-6385/Spatial/It0000-Ts2019-tgap-7134.tif</text:p>
          </table:table-cell>
          <table:table-cell table:formula="of:=RIGHT([.B5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6" calcext:value-type="float">
            <text:p>6546</text:p>
          </table:table-cell>
          <table:table-cell office:value-type="string" calcext:value-type="string">
            <text:p>Hawaii_Assessment_Final_GIF/Hawaii_LandCarbon_Assessment.ssim.output/Scenario-6385/Spatial/It0000-Ts2020-tgap-7134.tif</text:p>
          </table:table-cell>
          <table:table-cell table:formula="of:=RIGHT([.B6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4" calcext:value-type="float">
            <text:p>6554</text:p>
          </table:table-cell>
          <table:table-cell office:value-type="string" calcext:value-type="string">
            <text:p>Hawaii_Assessment_Final_GIF/Hawaii_LandCarbon_Assessment.ssim.output/Scenario-6385/Spatial/It0000-Ts2021-tgap-7134.tif</text:p>
          </table:table-cell>
          <table:table-cell table:formula="of:=RIGHT([.B6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2" calcext:value-type="float">
            <text:p>6562</text:p>
          </table:table-cell>
          <table:table-cell office:value-type="string" calcext:value-type="string">
            <text:p>Hawaii_Assessment_Final_GIF/Hawaii_LandCarbon_Assessment.ssim.output/Scenario-6385/Spatial/It0000-Ts2022-tgap-7134.tif</text:p>
          </table:table-cell>
          <table:table-cell table:formula="of:=RIGHT([.B6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string" calcext:value-type="string">
            <text:p>Hawaii_Assessment_Final_GIF/Hawaii_LandCarbon_Assessment.ssim.output/Scenario-6385/Spatial/It0000-Ts2023-tgap-7134.tif</text:p>
          </table:table-cell>
          <table:table-cell table:formula="of:=RIGHT([.B6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  <table:table-cell office:value-type="string" calcext:value-type="string">
            <text:p>Hawaii_Assessment_Final_GIF/Hawaii_LandCarbon_Assessment.ssim.output/Scenario-6385/Spatial/It0000-Ts2024-tgap-7134.tif</text:p>
          </table:table-cell>
          <table:table-cell table:formula="of:=RIGHT([.B6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6" calcext:value-type="float">
            <text:p>6586</text:p>
          </table:table-cell>
          <table:table-cell office:value-type="string" calcext:value-type="string">
            <text:p>Hawaii_Assessment_Final_GIF/Hawaii_LandCarbon_Assessment.ssim.output/Scenario-6385/Spatial/It0000-Ts2025-tgap-7134.tif</text:p>
          </table:table-cell>
          <table:table-cell table:formula="of:=RIGHT([.B6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4" calcext:value-type="float">
            <text:p>6594</text:p>
          </table:table-cell>
          <table:table-cell office:value-type="string" calcext:value-type="string">
            <text:p>Hawaii_Assessment_Final_GIF/Hawaii_LandCarbon_Assessment.ssim.output/Scenario-6385/Spatial/It0000-Ts2026-tgap-7134.tif</text:p>
          </table:table-cell>
          <table:table-cell table:formula="of:=RIGHT([.B6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2" calcext:value-type="float">
            <text:p>6602</text:p>
          </table:table-cell>
          <table:table-cell office:value-type="string" calcext:value-type="string">
            <text:p>Hawaii_Assessment_Final_GIF/Hawaii_LandCarbon_Assessment.ssim.output/Scenario-6385/Spatial/It0000-Ts2027-tgap-7134.tif</text:p>
          </table:table-cell>
          <table:table-cell table:formula="of:=RIGHT([.B6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string" calcext:value-type="string">
            <text:p>Hawaii_Assessment_Final_GIF/Hawaii_LandCarbon_Assessment.ssim.output/Scenario-6385/Spatial/It0000-Ts2028-tgap-7134.tif</text:p>
          </table:table-cell>
          <table:table-cell table:formula="of:=RIGHT([.B6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  <table:table-cell office:value-type="string" calcext:value-type="string">
            <text:p>Hawaii_Assessment_Final_GIF/Hawaii_LandCarbon_Assessment.ssim.output/Scenario-6385/Spatial/It0000-Ts2029-tgap-7134.tif</text:p>
          </table:table-cell>
          <table:table-cell table:formula="of:=RIGHT([.B6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6" calcext:value-type="float">
            <text:p>6626</text:p>
          </table:table-cell>
          <table:table-cell office:value-type="string" calcext:value-type="string">
            <text:p>Hawaii_Assessment_Final_GIF/Hawaii_LandCarbon_Assessment.ssim.output/Scenario-6385/Spatial/It0000-Ts2030-tgap-7134.tif</text:p>
          </table:table-cell>
          <table:table-cell table:formula="of:=RIGHT([.B7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4" calcext:value-type="float">
            <text:p>6634</text:p>
          </table:table-cell>
          <table:table-cell office:value-type="string" calcext:value-type="string">
            <text:p>Hawaii_Assessment_Final_GIF/Hawaii_LandCarbon_Assessment.ssim.output/Scenario-6385/Spatial/It0000-Ts2031-tgap-7134.tif</text:p>
          </table:table-cell>
          <table:table-cell table:formula="of:=RIGHT([.B7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2" calcext:value-type="float">
            <text:p>6642</text:p>
          </table:table-cell>
          <table:table-cell office:value-type="string" calcext:value-type="string">
            <text:p>Hawaii_Assessment_Final_GIF/Hawaii_LandCarbon_Assessment.ssim.output/Scenario-6385/Spatial/It0000-Ts2032-tgap-7134.tif</text:p>
          </table:table-cell>
          <table:table-cell table:formula="of:=RIGHT([.B7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string" calcext:value-type="string">
            <text:p>Hawaii_Assessment_Final_GIF/Hawaii_LandCarbon_Assessment.ssim.output/Scenario-6385/Spatial/It0000-Ts2033-tgap-7134.tif</text:p>
          </table:table-cell>
          <table:table-cell table:formula="of:=RIGHT([.B7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8" calcext:value-type="float">
            <text:p>6658</text:p>
          </table:table-cell>
          <table:table-cell office:value-type="string" calcext:value-type="string">
            <text:p>Hawaii_Assessment_Final_GIF/Hawaii_LandCarbon_Assessment.ssim.output/Scenario-6385/Spatial/It0000-Ts2034-tgap-7134.tif</text:p>
          </table:table-cell>
          <table:table-cell table:formula="of:=RIGHT([.B7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6" calcext:value-type="float">
            <text:p>6666</text:p>
          </table:table-cell>
          <table:table-cell office:value-type="string" calcext:value-type="string">
            <text:p>Hawaii_Assessment_Final_GIF/Hawaii_LandCarbon_Assessment.ssim.output/Scenario-6385/Spatial/It0000-Ts2035-tgap-7134.tif</text:p>
          </table:table-cell>
          <table:table-cell table:formula="of:=RIGHT([.B7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4" calcext:value-type="float">
            <text:p>6674</text:p>
          </table:table-cell>
          <table:table-cell office:value-type="string" calcext:value-type="string">
            <text:p>Hawaii_Assessment_Final_GIF/Hawaii_LandCarbon_Assessment.ssim.output/Scenario-6385/Spatial/It0000-Ts2036-tgap-7134.tif</text:p>
          </table:table-cell>
          <table:table-cell table:formula="of:=RIGHT([.B7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2" calcext:value-type="float">
            <text:p>6682</text:p>
          </table:table-cell>
          <table:table-cell office:value-type="string" calcext:value-type="string">
            <text:p>Hawaii_Assessment_Final_GIF/Hawaii_LandCarbon_Assessment.ssim.output/Scenario-6385/Spatial/It0000-Ts2037-tgap-7134.tif</text:p>
          </table:table-cell>
          <table:table-cell table:formula="of:=RIGHT([.B7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string" calcext:value-type="string">
            <text:p>Hawaii_Assessment_Final_GIF/Hawaii_LandCarbon_Assessment.ssim.output/Scenario-6385/Spatial/It0000-Ts2038-tgap-7134.tif</text:p>
          </table:table-cell>
          <table:table-cell table:formula="of:=RIGHT([.B7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8" calcext:value-type="float">
            <text:p>6698</text:p>
          </table:table-cell>
          <table:table-cell office:value-type="string" calcext:value-type="string">
            <text:p>Hawaii_Assessment_Final_GIF/Hawaii_LandCarbon_Assessment.ssim.output/Scenario-6385/Spatial/It0000-Ts2039-tgap-7134.tif</text:p>
          </table:table-cell>
          <table:table-cell table:formula="of:=RIGHT([.B7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6" calcext:value-type="float">
            <text:p>6706</text:p>
          </table:table-cell>
          <table:table-cell office:value-type="string" calcext:value-type="string">
            <text:p>Hawaii_Assessment_Final_GIF/Hawaii_LandCarbon_Assessment.ssim.output/Scenario-6385/Spatial/It0000-Ts2040-tgap-7134.tif</text:p>
          </table:table-cell>
          <table:table-cell table:formula="of:=RIGHT([.B8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4" calcext:value-type="float">
            <text:p>6714</text:p>
          </table:table-cell>
          <table:table-cell office:value-type="string" calcext:value-type="string">
            <text:p>Hawaii_Assessment_Final_GIF/Hawaii_LandCarbon_Assessment.ssim.output/Scenario-6385/Spatial/It0000-Ts2041-tgap-7134.tif</text:p>
          </table:table-cell>
          <table:table-cell table:formula="of:=RIGHT([.B8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2" calcext:value-type="float">
            <text:p>6722</text:p>
          </table:table-cell>
          <table:table-cell office:value-type="string" calcext:value-type="string">
            <text:p>Hawaii_Assessment_Final_GIF/Hawaii_LandCarbon_Assessment.ssim.output/Scenario-6385/Spatial/It0000-Ts2042-tgap-7134.tif</text:p>
          </table:table-cell>
          <table:table-cell table:formula="of:=RIGHT([.B8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string" calcext:value-type="string">
            <text:p>Hawaii_Assessment_Final_GIF/Hawaii_LandCarbon_Assessment.ssim.output/Scenario-6385/Spatial/It0000-Ts2043-tgap-7134.tif</text:p>
          </table:table-cell>
          <table:table-cell table:formula="of:=RIGHT([.B8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8" calcext:value-type="float">
            <text:p>6738</text:p>
          </table:table-cell>
          <table:table-cell office:value-type="string" calcext:value-type="string">
            <text:p>Hawaii_Assessment_Final_GIF/Hawaii_LandCarbon_Assessment.ssim.output/Scenario-6385/Spatial/It0000-Ts2044-tgap-7134.tif</text:p>
          </table:table-cell>
          <table:table-cell table:formula="of:=RIGHT([.B8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6" calcext:value-type="float">
            <text:p>6746</text:p>
          </table:table-cell>
          <table:table-cell office:value-type="string" calcext:value-type="string">
            <text:p>Hawaii_Assessment_Final_GIF/Hawaii_LandCarbon_Assessment.ssim.output/Scenario-6385/Spatial/It0000-Ts2045-tgap-7134.tif</text:p>
          </table:table-cell>
          <table:table-cell table:formula="of:=RIGHT([.B8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4" calcext:value-type="float">
            <text:p>6754</text:p>
          </table:table-cell>
          <table:table-cell office:value-type="string" calcext:value-type="string">
            <text:p>Hawaii_Assessment_Final_GIF/Hawaii_LandCarbon_Assessment.ssim.output/Scenario-6385/Spatial/It0000-Ts2046-tgap-7134.tif</text:p>
          </table:table-cell>
          <table:table-cell table:formula="of:=RIGHT([.B8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2" calcext:value-type="float">
            <text:p>6762</text:p>
          </table:table-cell>
          <table:table-cell office:value-type="string" calcext:value-type="string">
            <text:p>Hawaii_Assessment_Final_GIF/Hawaii_LandCarbon_Assessment.ssim.output/Scenario-6385/Spatial/It0000-Ts2047-tgap-7134.tif</text:p>
          </table:table-cell>
          <table:table-cell table:formula="of:=RIGHT([.B8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string" calcext:value-type="string">
            <text:p>Hawaii_Assessment_Final_GIF/Hawaii_LandCarbon_Assessment.ssim.output/Scenario-6385/Spatial/It0000-Ts2048-tgap-7134.tif</text:p>
          </table:table-cell>
          <table:table-cell table:formula="of:=RIGHT([.B8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4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8" calcext:value-type="float">
            <text:p>6778</text:p>
          </table:table-cell>
          <table:table-cell office:value-type="string" calcext:value-type="string">
            <text:p>Hawaii_Assessment_Final_GIF/Hawaii_LandCarbon_Assessment.ssim.output/Scenario-6385/Spatial/It0000-Ts2049-tgap-7134.tif</text:p>
          </table:table-cell>
          <table:table-cell table:formula="of:=RIGHT([.B8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4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6" calcext:value-type="float">
            <text:p>6786</text:p>
          </table:table-cell>
          <table:table-cell office:value-type="string" calcext:value-type="string">
            <text:p>Hawaii_Assessment_Final_GIF/Hawaii_LandCarbon_Assessment.ssim.output/Scenario-6385/Spatial/It0000-Ts2050-tgap-7134.tif</text:p>
          </table:table-cell>
          <table:table-cell table:formula="of:=RIGHT([.B9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4" calcext:value-type="float">
            <text:p>6794</text:p>
          </table:table-cell>
          <table:table-cell office:value-type="string" calcext:value-type="string">
            <text:p>Hawaii_Assessment_Final_GIF/Hawaii_LandCarbon_Assessment.ssim.output/Scenario-6385/Spatial/It0000-Ts2051-tgap-7134.tif</text:p>
          </table:table-cell>
          <table:table-cell table:formula="of:=RIGHT([.B9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string" calcext:value-type="string">
            <text:p>Hawaii_Assessment_Final_GIF/Hawaii_LandCarbon_Assessment.ssim.output/Scenario-6385/Spatial/It0000-Ts2052-tgap-7134.tif</text:p>
          </table:table-cell>
          <table:table-cell table:formula="of:=RIGHT([.B92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52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string" calcext:value-type="string">
            <text:p>Hawaii_Assessment_Final_GIF/Hawaii_LandCarbon_Assessment.ssim.output/Scenario-6385/Spatial/It0000-Ts2053-tgap-7134.tif</text:p>
          </table:table-cell>
          <table:table-cell table:formula="of:=RIGHT([.B93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3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string" calcext:value-type="string">
            <text:p>Hawaii_Assessment_Final_GIF/Hawaii_LandCarbon_Assessment.ssim.output/Scenario-6385/Spatial/It0000-Ts2054-tgap-7134.tif</text:p>
          </table:table-cell>
          <table:table-cell table:formula="of:=RIGHT([.B94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4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6" calcext:value-type="float">
            <text:p>6826</text:p>
          </table:table-cell>
          <table:table-cell office:value-type="string" calcext:value-type="string">
            <text:p>Hawaii_Assessment_Final_GIF/Hawaii_LandCarbon_Assessment.ssim.output/Scenario-6385/Spatial/It0000-Ts2055-tgap-7134.tif</text:p>
          </table:table-cell>
          <table:table-cell table:formula="of:=RIGHT([.B95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5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4" calcext:value-type="float">
            <text:p>6834</text:p>
          </table:table-cell>
          <table:table-cell office:value-type="string" calcext:value-type="string">
            <text:p>Hawaii_Assessment_Final_GIF/Hawaii_LandCarbon_Assessment.ssim.output/Scenario-6385/Spatial/It0000-Ts2056-tgap-7134.tif</text:p>
          </table:table-cell>
          <table:table-cell table:formula="of:=RIGHT([.B96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349999994039536" calcext:value-type="float">
            <text:p>0.349999994</text:p>
          </table:table-cell>
          <table:table-cell office:value-type="string" calcext:value-type="string">
            <text:p>s6385-it0000-ts2056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2" calcext:value-type="float">
            <text:p>6842</text:p>
          </table:table-cell>
          <table:table-cell office:value-type="string" calcext:value-type="string">
            <text:p>Hawaii_Assessment_Final_GIF/Hawaii_LandCarbon_Assessment.ssim.output/Scenario-6385/Spatial/It0000-Ts2057-tgap-7134.tif</text:p>
          </table:table-cell>
          <table:table-cell table:formula="of:=RIGHT([.B97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7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string" calcext:value-type="string">
            <text:p>Hawaii_Assessment_Final_GIF/Hawaii_LandCarbon_Assessment.ssim.output/Scenario-6385/Spatial/It0000-Ts2058-tgap-7134.tif</text:p>
          </table:table-cell>
          <table:table-cell table:formula="of:=RIGHT([.B98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400000005960464" calcext:value-type="float">
            <text:p>0.400000006</text:p>
          </table:table-cell>
          <table:table-cell office:value-type="string" calcext:value-type="string">
            <text:p>s6385-it0000-ts2058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8" calcext:value-type="float">
            <text:p>6858</text:p>
          </table:table-cell>
          <table:table-cell office:value-type="string" calcext:value-type="string">
            <text:p>Hawaii_Assessment_Final_GIF/Hawaii_LandCarbon_Assessment.ssim.output/Scenario-6385/Spatial/It0000-Ts2059-tgap-7134.tif</text:p>
          </table:table-cell>
          <table:table-cell table:formula="of:=RIGHT([.B99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59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string" calcext:value-type="string">
            <text:p>Hawaii_Assessment_Final_GIF/Hawaii_LandCarbon_Assessment.ssim.output/Scenario-6385/Spatial/It0000-Ts2060-tgap-7134.tif</text:p>
          </table:table-cell>
          <table:table-cell table:formula="of:=RIGHT([.B100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300000011920929" calcext:value-type="float">
            <text:p>0.3000000119</text:p>
          </table:table-cell>
          <table:table-cell office:value-type="string" calcext:value-type="string">
            <text:p>s6385-it0000-ts2060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4" calcext:value-type="float">
            <text:p>6874</text:p>
          </table:table-cell>
          <table:table-cell office:value-type="string" calcext:value-type="string">
            <text:p>Hawaii_Assessment_Final_GIF/Hawaii_LandCarbon_Assessment.ssim.output/Scenario-6385/Spatial/It0000-Ts2061-tgap-7134.tif</text:p>
          </table:table-cell>
          <table:table-cell table:formula="of:=RIGHT([.B101];8)" office:value-type="string" office:string-value="7134.tif" calcext:value-type="string">
            <text:p>7134.tif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s6385-it0000-ts2061-tgap7134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3" calcext:value-type="float">
            <text:p>6483</text:p>
          </table:table-cell>
          <table:table-cell office:value-type="string" calcext:value-type="string">
            <text:p>Hawaii_Assessment_Final_GIF/Hawaii_LandCarbon_Assessment.ssim.output/Scenario-6385/Spatial/It0000-Ts2012-tgap-7141.tif</text:p>
          </table:table-cell>
          <table:table-cell table:formula="of:=RIGHT([.B10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1" calcext:value-type="float">
            <text:p>6491</text:p>
          </table:table-cell>
          <table:table-cell office:value-type="string" calcext:value-type="string">
            <text:p>Hawaii_Assessment_Final_GIF/Hawaii_LandCarbon_Assessment.ssim.output/Scenario-6385/Spatial/It0000-Ts2013-tgap-7141.tif</text:p>
          </table:table-cell>
          <table:table-cell table:formula="of:=RIGHT([.B10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9" calcext:value-type="float">
            <text:p>6499</text:p>
          </table:table-cell>
          <table:table-cell office:value-type="string" calcext:value-type="string">
            <text:p>Hawaii_Assessment_Final_GIF/Hawaii_LandCarbon_Assessment.ssim.output/Scenario-6385/Spatial/It0000-Ts2014-tgap-7141.tif</text:p>
          </table:table-cell>
          <table:table-cell table:formula="of:=RIGHT([.B10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7" calcext:value-type="float">
            <text:p>6507</text:p>
          </table:table-cell>
          <table:table-cell office:value-type="string" calcext:value-type="string">
            <text:p>Hawaii_Assessment_Final_GIF/Hawaii_LandCarbon_Assessment.ssim.output/Scenario-6385/Spatial/It0000-Ts2015-tgap-7141.tif</text:p>
          </table:table-cell>
          <table:table-cell table:formula="of:=RIGHT([.B10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5" calcext:value-type="float">
            <text:p>6515</text:p>
          </table:table-cell>
          <table:table-cell office:value-type="string" calcext:value-type="string">
            <text:p>Hawaii_Assessment_Final_GIF/Hawaii_LandCarbon_Assessment.ssim.output/Scenario-6385/Spatial/It0000-Ts2016-tgap-7141.tif</text:p>
          </table:table-cell>
          <table:table-cell table:formula="of:=RIGHT([.B10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string" calcext:value-type="string">
            <text:p>Hawaii_Assessment_Final_GIF/Hawaii_LandCarbon_Assessment.ssim.output/Scenario-6385/Spatial/It0000-Ts2017-tgap-7141.tif</text:p>
          </table:table-cell>
          <table:table-cell table:formula="of:=RIGHT([.B10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1" calcext:value-type="float">
            <text:p>6531</text:p>
          </table:table-cell>
          <table:table-cell office:value-type="string" calcext:value-type="string">
            <text:p>Hawaii_Assessment_Final_GIF/Hawaii_LandCarbon_Assessment.ssim.output/Scenario-6385/Spatial/It0000-Ts2018-tgap-7141.tif</text:p>
          </table:table-cell>
          <table:table-cell table:formula="of:=RIGHT([.B10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string" calcext:value-type="string">
            <text:p>Hawaii_Assessment_Final_GIF/Hawaii_LandCarbon_Assessment.ssim.output/Scenario-6385/Spatial/It0000-Ts2019-tgap-7141.tif</text:p>
          </table:table-cell>
          <table:table-cell table:formula="of:=RIGHT([.B10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7" calcext:value-type="float">
            <text:p>6547</text:p>
          </table:table-cell>
          <table:table-cell office:value-type="string" calcext:value-type="string">
            <text:p>Hawaii_Assessment_Final_GIF/Hawaii_LandCarbon_Assessment.ssim.output/Scenario-6385/Spatial/It0000-Ts2020-tgap-7141.tif</text:p>
          </table:table-cell>
          <table:table-cell table:formula="of:=RIGHT([.B11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5" calcext:value-type="float">
            <text:p>6555</text:p>
          </table:table-cell>
          <table:table-cell office:value-type="string" calcext:value-type="string">
            <text:p>Hawaii_Assessment_Final_GIF/Hawaii_LandCarbon_Assessment.ssim.output/Scenario-6385/Spatial/It0000-Ts2021-tgap-7141.tif</text:p>
          </table:table-cell>
          <table:table-cell table:formula="of:=RIGHT([.B11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3" calcext:value-type="float">
            <text:p>6563</text:p>
          </table:table-cell>
          <table:table-cell office:value-type="string" calcext:value-type="string">
            <text:p>Hawaii_Assessment_Final_GIF/Hawaii_LandCarbon_Assessment.ssim.output/Scenario-6385/Spatial/It0000-Ts2022-tgap-7141.tif</text:p>
          </table:table-cell>
          <table:table-cell table:formula="of:=RIGHT([.B11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1" calcext:value-type="float">
            <text:p>6571</text:p>
          </table:table-cell>
          <table:table-cell office:value-type="string" calcext:value-type="string">
            <text:p>Hawaii_Assessment_Final_GIF/Hawaii_LandCarbon_Assessment.ssim.output/Scenario-6385/Spatial/It0000-Ts2023-tgap-7141.tif</text:p>
          </table:table-cell>
          <table:table-cell table:formula="of:=RIGHT([.B11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9" calcext:value-type="float">
            <text:p>6579</text:p>
          </table:table-cell>
          <table:table-cell office:value-type="string" calcext:value-type="string">
            <text:p>Hawaii_Assessment_Final_GIF/Hawaii_LandCarbon_Assessment.ssim.output/Scenario-6385/Spatial/It0000-Ts2024-tgap-7141.tif</text:p>
          </table:table-cell>
          <table:table-cell table:formula="of:=RIGHT([.B11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7" calcext:value-type="float">
            <text:p>6587</text:p>
          </table:table-cell>
          <table:table-cell office:value-type="string" calcext:value-type="string">
            <text:p>Hawaii_Assessment_Final_GIF/Hawaii_LandCarbon_Assessment.ssim.output/Scenario-6385/Spatial/It0000-Ts2025-tgap-7141.tif</text:p>
          </table:table-cell>
          <table:table-cell table:formula="of:=RIGHT([.B11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5" calcext:value-type="float">
            <text:p>6595</text:p>
          </table:table-cell>
          <table:table-cell office:value-type="string" calcext:value-type="string">
            <text:p>Hawaii_Assessment_Final_GIF/Hawaii_LandCarbon_Assessment.ssim.output/Scenario-6385/Spatial/It0000-Ts2026-tgap-7141.tif</text:p>
          </table:table-cell>
          <table:table-cell table:formula="of:=RIGHT([.B11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3" calcext:value-type="float">
            <text:p>6603</text:p>
          </table:table-cell>
          <table:table-cell office:value-type="string" calcext:value-type="string">
            <text:p>Hawaii_Assessment_Final_GIF/Hawaii_LandCarbon_Assessment.ssim.output/Scenario-6385/Spatial/It0000-Ts2027-tgap-7141.tif</text:p>
          </table:table-cell>
          <table:table-cell table:formula="of:=RIGHT([.B11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1" calcext:value-type="float">
            <text:p>6611</text:p>
          </table:table-cell>
          <table:table-cell office:value-type="string" calcext:value-type="string">
            <text:p>Hawaii_Assessment_Final_GIF/Hawaii_LandCarbon_Assessment.ssim.output/Scenario-6385/Spatial/It0000-Ts2028-tgap-7141.tif</text:p>
          </table:table-cell>
          <table:table-cell table:formula="of:=RIGHT([.B11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9" calcext:value-type="float">
            <text:p>6619</text:p>
          </table:table-cell>
          <table:table-cell office:value-type="string" calcext:value-type="string">
            <text:p>Hawaii_Assessment_Final_GIF/Hawaii_LandCarbon_Assessment.ssim.output/Scenario-6385/Spatial/It0000-Ts2029-tgap-7141.tif</text:p>
          </table:table-cell>
          <table:table-cell table:formula="of:=RIGHT([.B11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7" calcext:value-type="float">
            <text:p>6627</text:p>
          </table:table-cell>
          <table:table-cell office:value-type="string" calcext:value-type="string">
            <text:p>Hawaii_Assessment_Final_GIF/Hawaii_LandCarbon_Assessment.ssim.output/Scenario-6385/Spatial/It0000-Ts2030-tgap-7141.tif</text:p>
          </table:table-cell>
          <table:table-cell table:formula="of:=RIGHT([.B12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5" calcext:value-type="float">
            <text:p>6635</text:p>
          </table:table-cell>
          <table:table-cell office:value-type="string" calcext:value-type="string">
            <text:p>Hawaii_Assessment_Final_GIF/Hawaii_LandCarbon_Assessment.ssim.output/Scenario-6385/Spatial/It0000-Ts2031-tgap-7141.tif</text:p>
          </table:table-cell>
          <table:table-cell table:formula="of:=RIGHT([.B12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3" calcext:value-type="float">
            <text:p>6643</text:p>
          </table:table-cell>
          <table:table-cell office:value-type="string" calcext:value-type="string">
            <text:p>Hawaii_Assessment_Final_GIF/Hawaii_LandCarbon_Assessment.ssim.output/Scenario-6385/Spatial/It0000-Ts2032-tgap-7141.tif</text:p>
          </table:table-cell>
          <table:table-cell table:formula="of:=RIGHT([.B12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1" calcext:value-type="float">
            <text:p>6651</text:p>
          </table:table-cell>
          <table:table-cell office:value-type="string" calcext:value-type="string">
            <text:p>Hawaii_Assessment_Final_GIF/Hawaii_LandCarbon_Assessment.ssim.output/Scenario-6385/Spatial/It0000-Ts2033-tgap-7141.tif</text:p>
          </table:table-cell>
          <table:table-cell table:formula="of:=RIGHT([.B12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9" calcext:value-type="float">
            <text:p>6659</text:p>
          </table:table-cell>
          <table:table-cell office:value-type="string" calcext:value-type="string">
            <text:p>Hawaii_Assessment_Final_GIF/Hawaii_LandCarbon_Assessment.ssim.output/Scenario-6385/Spatial/It0000-Ts2034-tgap-7141.tif</text:p>
          </table:table-cell>
          <table:table-cell table:formula="of:=RIGHT([.B12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string" calcext:value-type="string">
            <text:p>Hawaii_Assessment_Final_GIF/Hawaii_LandCarbon_Assessment.ssim.output/Scenario-6385/Spatial/It0000-Ts2035-tgap-7141.tif</text:p>
          </table:table-cell>
          <table:table-cell table:formula="of:=RIGHT([.B12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5" calcext:value-type="float">
            <text:p>6675</text:p>
          </table:table-cell>
          <table:table-cell office:value-type="string" calcext:value-type="string">
            <text:p>Hawaii_Assessment_Final_GIF/Hawaii_LandCarbon_Assessment.ssim.output/Scenario-6385/Spatial/It0000-Ts2036-tgap-7141.tif</text:p>
          </table:table-cell>
          <table:table-cell table:formula="of:=RIGHT([.B12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3" calcext:value-type="float">
            <text:p>6683</text:p>
          </table:table-cell>
          <table:table-cell office:value-type="string" calcext:value-type="string">
            <text:p>Hawaii_Assessment_Final_GIF/Hawaii_LandCarbon_Assessment.ssim.output/Scenario-6385/Spatial/It0000-Ts2037-tgap-7141.tif</text:p>
          </table:table-cell>
          <table:table-cell table:formula="of:=RIGHT([.B12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string" calcext:value-type="string">
            <text:p>Hawaii_Assessment_Final_GIF/Hawaii_LandCarbon_Assessment.ssim.output/Scenario-6385/Spatial/It0000-Ts2038-tgap-7141.tif</text:p>
          </table:table-cell>
          <table:table-cell table:formula="of:=RIGHT([.B12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9" calcext:value-type="float">
            <text:p>6699</text:p>
          </table:table-cell>
          <table:table-cell office:value-type="string" calcext:value-type="string">
            <text:p>Hawaii_Assessment_Final_GIF/Hawaii_LandCarbon_Assessment.ssim.output/Scenario-6385/Spatial/It0000-Ts2039-tgap-7141.tif</text:p>
          </table:table-cell>
          <table:table-cell table:formula="of:=RIGHT([.B12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7" calcext:value-type="float">
            <text:p>6707</text:p>
          </table:table-cell>
          <table:table-cell office:value-type="string" calcext:value-type="string">
            <text:p>Hawaii_Assessment_Final_GIF/Hawaii_LandCarbon_Assessment.ssim.output/Scenario-6385/Spatial/It0000-Ts2040-tgap-7141.tif</text:p>
          </table:table-cell>
          <table:table-cell table:formula="of:=RIGHT([.B13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5" calcext:value-type="float">
            <text:p>6715</text:p>
          </table:table-cell>
          <table:table-cell office:value-type="string" calcext:value-type="string">
            <text:p>Hawaii_Assessment_Final_GIF/Hawaii_LandCarbon_Assessment.ssim.output/Scenario-6385/Spatial/It0000-Ts2041-tgap-7141.tif</text:p>
          </table:table-cell>
          <table:table-cell table:formula="of:=RIGHT([.B13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3" calcext:value-type="float">
            <text:p>6723</text:p>
          </table:table-cell>
          <table:table-cell office:value-type="string" calcext:value-type="string">
            <text:p>Hawaii_Assessment_Final_GIF/Hawaii_LandCarbon_Assessment.ssim.output/Scenario-6385/Spatial/It0000-Ts2042-tgap-7141.tif</text:p>
          </table:table-cell>
          <table:table-cell table:formula="of:=RIGHT([.B13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string" calcext:value-type="string">
            <text:p>Hawaii_Assessment_Final_GIF/Hawaii_LandCarbon_Assessment.ssim.output/Scenario-6385/Spatial/It0000-Ts2043-tgap-7141.tif</text:p>
          </table:table-cell>
          <table:table-cell table:formula="of:=RIGHT([.B13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9" calcext:value-type="float">
            <text:p>6739</text:p>
          </table:table-cell>
          <table:table-cell office:value-type="string" calcext:value-type="string">
            <text:p>Hawaii_Assessment_Final_GIF/Hawaii_LandCarbon_Assessment.ssim.output/Scenario-6385/Spatial/It0000-Ts2044-tgap-7141.tif</text:p>
          </table:table-cell>
          <table:table-cell table:formula="of:=RIGHT([.B13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7" calcext:value-type="float">
            <text:p>6747</text:p>
          </table:table-cell>
          <table:table-cell office:value-type="string" calcext:value-type="string">
            <text:p>Hawaii_Assessment_Final_GIF/Hawaii_LandCarbon_Assessment.ssim.output/Scenario-6385/Spatial/It0000-Ts2045-tgap-7141.tif</text:p>
          </table:table-cell>
          <table:table-cell table:formula="of:=RIGHT([.B13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5" calcext:value-type="float">
            <text:p>6755</text:p>
          </table:table-cell>
          <table:table-cell office:value-type="string" calcext:value-type="string">
            <text:p>Hawaii_Assessment_Final_GIF/Hawaii_LandCarbon_Assessment.ssim.output/Scenario-6385/Spatial/It0000-Ts2046-tgap-7141.tif</text:p>
          </table:table-cell>
          <table:table-cell table:formula="of:=RIGHT([.B13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3" calcext:value-type="float">
            <text:p>6763</text:p>
          </table:table-cell>
          <table:table-cell office:value-type="string" calcext:value-type="string">
            <text:p>Hawaii_Assessment_Final_GIF/Hawaii_LandCarbon_Assessment.ssim.output/Scenario-6385/Spatial/It0000-Ts2047-tgap-7141.tif</text:p>
          </table:table-cell>
          <table:table-cell table:formula="of:=RIGHT([.B13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1" calcext:value-type="float">
            <text:p>6771</text:p>
          </table:table-cell>
          <table:table-cell office:value-type="string" calcext:value-type="string">
            <text:p>Hawaii_Assessment_Final_GIF/Hawaii_LandCarbon_Assessment.ssim.output/Scenario-6385/Spatial/It0000-Ts2048-tgap-7141.tif</text:p>
          </table:table-cell>
          <table:table-cell table:formula="of:=RIGHT([.B13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9" calcext:value-type="float">
            <text:p>6779</text:p>
          </table:table-cell>
          <table:table-cell office:value-type="string" calcext:value-type="string">
            <text:p>Hawaii_Assessment_Final_GIF/Hawaii_LandCarbon_Assessment.ssim.output/Scenario-6385/Spatial/It0000-Ts2049-tgap-7141.tif</text:p>
          </table:table-cell>
          <table:table-cell table:formula="of:=RIGHT([.B13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7" calcext:value-type="float">
            <text:p>6787</text:p>
          </table:table-cell>
          <table:table-cell office:value-type="string" calcext:value-type="string">
            <text:p>Hawaii_Assessment_Final_GIF/Hawaii_LandCarbon_Assessment.ssim.output/Scenario-6385/Spatial/It0000-Ts2050-tgap-7141.tif</text:p>
          </table:table-cell>
          <table:table-cell table:formula="of:=RIGHT([.B14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5" calcext:value-type="float">
            <text:p>6795</text:p>
          </table:table-cell>
          <table:table-cell office:value-type="string" calcext:value-type="string">
            <text:p>Hawaii_Assessment_Final_GIF/Hawaii_LandCarbon_Assessment.ssim.output/Scenario-6385/Spatial/It0000-Ts2051-tgap-7141.tif</text:p>
          </table:table-cell>
          <table:table-cell table:formula="of:=RIGHT([.B14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3" calcext:value-type="float">
            <text:p>6803</text:p>
          </table:table-cell>
          <table:table-cell office:value-type="string" calcext:value-type="string">
            <text:p>Hawaii_Assessment_Final_GIF/Hawaii_LandCarbon_Assessment.ssim.output/Scenario-6385/Spatial/It0000-Ts2052-tgap-7141.tif</text:p>
          </table:table-cell>
          <table:table-cell table:formula="of:=RIGHT([.B142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2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1" calcext:value-type="float">
            <text:p>6811</text:p>
          </table:table-cell>
          <table:table-cell office:value-type="string" calcext:value-type="string">
            <text:p>Hawaii_Assessment_Final_GIF/Hawaii_LandCarbon_Assessment.ssim.output/Scenario-6385/Spatial/It0000-Ts2053-tgap-7141.tif</text:p>
          </table:table-cell>
          <table:table-cell table:formula="of:=RIGHT([.B143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3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9" calcext:value-type="float">
            <text:p>6819</text:p>
          </table:table-cell>
          <table:table-cell office:value-type="string" calcext:value-type="string">
            <text:p>Hawaii_Assessment_Final_GIF/Hawaii_LandCarbon_Assessment.ssim.output/Scenario-6385/Spatial/It0000-Ts2054-tgap-7141.tif</text:p>
          </table:table-cell>
          <table:table-cell table:formula="of:=RIGHT([.B144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4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7" calcext:value-type="float">
            <text:p>6827</text:p>
          </table:table-cell>
          <table:table-cell office:value-type="string" calcext:value-type="string">
            <text:p>Hawaii_Assessment_Final_GIF/Hawaii_LandCarbon_Assessment.ssim.output/Scenario-6385/Spatial/It0000-Ts2055-tgap-7141.tif</text:p>
          </table:table-cell>
          <table:table-cell table:formula="of:=RIGHT([.B145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5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5" calcext:value-type="float">
            <text:p>6835</text:p>
          </table:table-cell>
          <table:table-cell office:value-type="string" calcext:value-type="string">
            <text:p>Hawaii_Assessment_Final_GIF/Hawaii_LandCarbon_Assessment.ssim.output/Scenario-6385/Spatial/It0000-Ts2056-tgap-7141.tif</text:p>
          </table:table-cell>
          <table:table-cell table:formula="of:=RIGHT([.B146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6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3" calcext:value-type="float">
            <text:p>6843</text:p>
          </table:table-cell>
          <table:table-cell office:value-type="string" calcext:value-type="string">
            <text:p>Hawaii_Assessment_Final_GIF/Hawaii_LandCarbon_Assessment.ssim.output/Scenario-6385/Spatial/It0000-Ts2057-tgap-7141.tif</text:p>
          </table:table-cell>
          <table:table-cell table:formula="of:=RIGHT([.B147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1" calcext:value-type="float">
            <text:p>6851</text:p>
          </table:table-cell>
          <table:table-cell office:value-type="string" calcext:value-type="string">
            <text:p>Hawaii_Assessment_Final_GIF/Hawaii_LandCarbon_Assessment.ssim.output/Scenario-6385/Spatial/It0000-Ts2058-tgap-7141.tif</text:p>
          </table:table-cell>
          <table:table-cell table:formula="of:=RIGHT([.B148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8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9" calcext:value-type="float">
            <text:p>6859</text:p>
          </table:table-cell>
          <table:table-cell office:value-type="string" calcext:value-type="string">
            <text:p>Hawaii_Assessment_Final_GIF/Hawaii_LandCarbon_Assessment.ssim.output/Scenario-6385/Spatial/It0000-Ts2059-tgap-7141.tif</text:p>
          </table:table-cell>
          <table:table-cell table:formula="of:=RIGHT([.B149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9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7" calcext:value-type="float">
            <text:p>6867</text:p>
          </table:table-cell>
          <table:table-cell office:value-type="string" calcext:value-type="string">
            <text:p>Hawaii_Assessment_Final_GIF/Hawaii_LandCarbon_Assessment.ssim.output/Scenario-6385/Spatial/It0000-Ts2060-tgap-7141.tif</text:p>
          </table:table-cell>
          <table:table-cell table:formula="of:=RIGHT([.B150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5" calcext:value-type="float">
            <text:p>6875</text:p>
          </table:table-cell>
          <table:table-cell office:value-type="string" calcext:value-type="string">
            <text:p>Hawaii_Assessment_Final_GIF/Hawaii_LandCarbon_Assessment.ssim.output/Scenario-6385/Spatial/It0000-Ts2061-tgap-7141.tif</text:p>
          </table:table-cell>
          <table:table-cell table:formula="of:=RIGHT([.B151];8)" office:value-type="string" office:string-value="7141.tif" calcext:value-type="string">
            <text:p>714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61-tgap714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4" calcext:value-type="float">
            <text:p>6484</text:p>
          </table:table-cell>
          <table:table-cell office:value-type="string" calcext:value-type="string">
            <text:p>Hawaii_Assessment_Final_GIF/Hawaii_LandCarbon_Assessment.ssim.output/Scenario-6385/Spatial/It0000-Ts2012-tgap-7148.tif</text:p>
          </table:table-cell>
          <table:table-cell table:formula="of:=RIGHT([.B15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2" calcext:value-type="float">
            <text:p>6492</text:p>
          </table:table-cell>
          <table:table-cell office:value-type="string" calcext:value-type="string">
            <text:p>Hawaii_Assessment_Final_GIF/Hawaii_LandCarbon_Assessment.ssim.output/Scenario-6385/Spatial/It0000-Ts2013-tgap-7148.tif</text:p>
          </table:table-cell>
          <table:table-cell table:formula="of:=RIGHT([.B15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string" calcext:value-type="string">
            <text:p>Hawaii_Assessment_Final_GIF/Hawaii_LandCarbon_Assessment.ssim.output/Scenario-6385/Spatial/It0000-Ts2014-tgap-7148.tif</text:p>
          </table:table-cell>
          <table:table-cell table:formula="of:=RIGHT([.B15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8" calcext:value-type="float">
            <text:p>6508</text:p>
          </table:table-cell>
          <table:table-cell office:value-type="string" calcext:value-type="string">
            <text:p>Hawaii_Assessment_Final_GIF/Hawaii_LandCarbon_Assessment.ssim.output/Scenario-6385/Spatial/It0000-Ts2015-tgap-7148.tif</text:p>
          </table:table-cell>
          <table:table-cell table:formula="of:=RIGHT([.B15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string" calcext:value-type="string">
            <text:p>Hawaii_Assessment_Final_GIF/Hawaii_LandCarbon_Assessment.ssim.output/Scenario-6385/Spatial/It0000-Ts2016-tgap-7148.tif</text:p>
          </table:table-cell>
          <table:table-cell table:formula="of:=RIGHT([.B15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4" calcext:value-type="float">
            <text:p>6524</text:p>
          </table:table-cell>
          <table:table-cell office:value-type="string" calcext:value-type="string">
            <text:p>Hawaii_Assessment_Final_GIF/Hawaii_LandCarbon_Assessment.ssim.output/Scenario-6385/Spatial/It0000-Ts2017-tgap-7148.tif</text:p>
          </table:table-cell>
          <table:table-cell table:formula="of:=RIGHT([.B15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2" calcext:value-type="float">
            <text:p>6532</text:p>
          </table:table-cell>
          <table:table-cell office:value-type="string" calcext:value-type="string">
            <text:p>Hawaii_Assessment_Final_GIF/Hawaii_LandCarbon_Assessment.ssim.output/Scenario-6385/Spatial/It0000-Ts2018-tgap-7148.tif</text:p>
          </table:table-cell>
          <table:table-cell table:formula="of:=RIGHT([.B15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string" calcext:value-type="string">
            <text:p>Hawaii_Assessment_Final_GIF/Hawaii_LandCarbon_Assessment.ssim.output/Scenario-6385/Spatial/It0000-Ts2019-tgap-7148.tif</text:p>
          </table:table-cell>
          <table:table-cell table:formula="of:=RIGHT([.B15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8" calcext:value-type="float">
            <text:p>6548</text:p>
          </table:table-cell>
          <table:table-cell office:value-type="string" calcext:value-type="string">
            <text:p>Hawaii_Assessment_Final_GIF/Hawaii_LandCarbon_Assessment.ssim.output/Scenario-6385/Spatial/It0000-Ts2020-tgap-7148.tif</text:p>
          </table:table-cell>
          <table:table-cell table:formula="of:=RIGHT([.B16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6" calcext:value-type="float">
            <text:p>6556</text:p>
          </table:table-cell>
          <table:table-cell office:value-type="string" calcext:value-type="string">
            <text:p>Hawaii_Assessment_Final_GIF/Hawaii_LandCarbon_Assessment.ssim.output/Scenario-6385/Spatial/It0000-Ts2021-tgap-7148.tif</text:p>
          </table:table-cell>
          <table:table-cell table:formula="of:=RIGHT([.B16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4" calcext:value-type="float">
            <text:p>6564</text:p>
          </table:table-cell>
          <table:table-cell office:value-type="string" calcext:value-type="string">
            <text:p>Hawaii_Assessment_Final_GIF/Hawaii_LandCarbon_Assessment.ssim.output/Scenario-6385/Spatial/It0000-Ts2022-tgap-7148.tif</text:p>
          </table:table-cell>
          <table:table-cell table:formula="of:=RIGHT([.B16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2" calcext:value-type="float">
            <text:p>6572</text:p>
          </table:table-cell>
          <table:table-cell office:value-type="string" calcext:value-type="string">
            <text:p>Hawaii_Assessment_Final_GIF/Hawaii_LandCarbon_Assessment.ssim.output/Scenario-6385/Spatial/It0000-Ts2023-tgap-7148.tif</text:p>
          </table:table-cell>
          <table:table-cell table:formula="of:=RIGHT([.B16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string" calcext:value-type="string">
            <text:p>Hawaii_Assessment_Final_GIF/Hawaii_LandCarbon_Assessment.ssim.output/Scenario-6385/Spatial/It0000-Ts2024-tgap-7148.tif</text:p>
          </table:table-cell>
          <table:table-cell table:formula="of:=RIGHT([.B16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8" calcext:value-type="float">
            <text:p>6588</text:p>
          </table:table-cell>
          <table:table-cell office:value-type="string" calcext:value-type="string">
            <text:p>Hawaii_Assessment_Final_GIF/Hawaii_LandCarbon_Assessment.ssim.output/Scenario-6385/Spatial/It0000-Ts2025-tgap-7148.tif</text:p>
          </table:table-cell>
          <table:table-cell table:formula="of:=RIGHT([.B16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string" calcext:value-type="string">
            <text:p>Hawaii_Assessment_Final_GIF/Hawaii_LandCarbon_Assessment.ssim.output/Scenario-6385/Spatial/It0000-Ts2026-tgap-7148.tif</text:p>
          </table:table-cell>
          <table:table-cell table:formula="of:=RIGHT([.B16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4" calcext:value-type="float">
            <text:p>6604</text:p>
          </table:table-cell>
          <table:table-cell office:value-type="string" calcext:value-type="string">
            <text:p>Hawaii_Assessment_Final_GIF/Hawaii_LandCarbon_Assessment.ssim.output/Scenario-6385/Spatial/It0000-Ts2027-tgap-7148.tif</text:p>
          </table:table-cell>
          <table:table-cell table:formula="of:=RIGHT([.B16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2" calcext:value-type="float">
            <text:p>6612</text:p>
          </table:table-cell>
          <table:table-cell office:value-type="string" calcext:value-type="string">
            <text:p>Hawaii_Assessment_Final_GIF/Hawaii_LandCarbon_Assessment.ssim.output/Scenario-6385/Spatial/It0000-Ts2028-tgap-7148.tif</text:p>
          </table:table-cell>
          <table:table-cell table:formula="of:=RIGHT([.B16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string" calcext:value-type="string">
            <text:p>Hawaii_Assessment_Final_GIF/Hawaii_LandCarbon_Assessment.ssim.output/Scenario-6385/Spatial/It0000-Ts2029-tgap-7148.tif</text:p>
          </table:table-cell>
          <table:table-cell table:formula="of:=RIGHT([.B16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2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8" calcext:value-type="float">
            <text:p>6628</text:p>
          </table:table-cell>
          <table:table-cell office:value-type="string" calcext:value-type="string">
            <text:p>Hawaii_Assessment_Final_GIF/Hawaii_LandCarbon_Assessment.ssim.output/Scenario-6385/Spatial/It0000-Ts2030-tgap-7148.tif</text:p>
          </table:table-cell>
          <table:table-cell table:formula="of:=RIGHT([.B17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6" calcext:value-type="float">
            <text:p>6636</text:p>
          </table:table-cell>
          <table:table-cell office:value-type="string" calcext:value-type="string">
            <text:p>Hawaii_Assessment_Final_GIF/Hawaii_LandCarbon_Assessment.ssim.output/Scenario-6385/Spatial/It0000-Ts2031-tgap-7148.tif</text:p>
          </table:table-cell>
          <table:table-cell table:formula="of:=RIGHT([.B17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4" calcext:value-type="float">
            <text:p>6644</text:p>
          </table:table-cell>
          <table:table-cell office:value-type="string" calcext:value-type="string">
            <text:p>Hawaii_Assessment_Final_GIF/Hawaii_LandCarbon_Assessment.ssim.output/Scenario-6385/Spatial/It0000-Ts2032-tgap-7148.tif</text:p>
          </table:table-cell>
          <table:table-cell table:formula="of:=RIGHT([.B17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2" calcext:value-type="float">
            <text:p>6652</text:p>
          </table:table-cell>
          <table:table-cell office:value-type="string" calcext:value-type="string">
            <text:p>Hawaii_Assessment_Final_GIF/Hawaii_LandCarbon_Assessment.ssim.output/Scenario-6385/Spatial/It0000-Ts2033-tgap-7148.tif</text:p>
          </table:table-cell>
          <table:table-cell table:formula="of:=RIGHT([.B17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string" calcext:value-type="string">
            <text:p>Hawaii_Assessment_Final_GIF/Hawaii_LandCarbon_Assessment.ssim.output/Scenario-6385/Spatial/It0000-Ts2034-tgap-7148.tif</text:p>
          </table:table-cell>
          <table:table-cell table:formula="of:=RIGHT([.B17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8" calcext:value-type="float">
            <text:p>6668</text:p>
          </table:table-cell>
          <table:table-cell office:value-type="string" calcext:value-type="string">
            <text:p>Hawaii_Assessment_Final_GIF/Hawaii_LandCarbon_Assessment.ssim.output/Scenario-6385/Spatial/It0000-Ts2035-tgap-7148.tif</text:p>
          </table:table-cell>
          <table:table-cell table:formula="of:=RIGHT([.B17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6" calcext:value-type="float">
            <text:p>6676</text:p>
          </table:table-cell>
          <table:table-cell office:value-type="string" calcext:value-type="string">
            <text:p>Hawaii_Assessment_Final_GIF/Hawaii_LandCarbon_Assessment.ssim.output/Scenario-6385/Spatial/It0000-Ts2036-tgap-7148.tif</text:p>
          </table:table-cell>
          <table:table-cell table:formula="of:=RIGHT([.B17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4" calcext:value-type="float">
            <text:p>6684</text:p>
          </table:table-cell>
          <table:table-cell office:value-type="string" calcext:value-type="string">
            <text:p>Hawaii_Assessment_Final_GIF/Hawaii_LandCarbon_Assessment.ssim.output/Scenario-6385/Spatial/It0000-Ts2037-tgap-7148.tif</text:p>
          </table:table-cell>
          <table:table-cell table:formula="of:=RIGHT([.B17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2" calcext:value-type="float">
            <text:p>6692</text:p>
          </table:table-cell>
          <table:table-cell office:value-type="string" calcext:value-type="string">
            <text:p>Hawaii_Assessment_Final_GIF/Hawaii_LandCarbon_Assessment.ssim.output/Scenario-6385/Spatial/It0000-Ts2038-tgap-7148.tif</text:p>
          </table:table-cell>
          <table:table-cell table:formula="of:=RIGHT([.B17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string" calcext:value-type="string">
            <text:p>Hawaii_Assessment_Final_GIF/Hawaii_LandCarbon_Assessment.ssim.output/Scenario-6385/Spatial/It0000-Ts2039-tgap-7148.tif</text:p>
          </table:table-cell>
          <table:table-cell table:formula="of:=RIGHT([.B17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8" calcext:value-type="float">
            <text:p>6708</text:p>
          </table:table-cell>
          <table:table-cell office:value-type="string" calcext:value-type="string">
            <text:p>Hawaii_Assessment_Final_GIF/Hawaii_LandCarbon_Assessment.ssim.output/Scenario-6385/Spatial/It0000-Ts2040-tgap-7148.tif</text:p>
          </table:table-cell>
          <table:table-cell table:formula="of:=RIGHT([.B18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string" calcext:value-type="string">
            <text:p>Hawaii_Assessment_Final_GIF/Hawaii_LandCarbon_Assessment.ssim.output/Scenario-6385/Spatial/It0000-Ts2041-tgap-7148.tif</text:p>
          </table:table-cell>
          <table:table-cell table:formula="of:=RIGHT([.B18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4" calcext:value-type="float">
            <text:p>6724</text:p>
          </table:table-cell>
          <table:table-cell office:value-type="string" calcext:value-type="string">
            <text:p>Hawaii_Assessment_Final_GIF/Hawaii_LandCarbon_Assessment.ssim.output/Scenario-6385/Spatial/It0000-Ts2042-tgap-7148.tif</text:p>
          </table:table-cell>
          <table:table-cell table:formula="of:=RIGHT([.B18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2" calcext:value-type="float">
            <text:p>6732</text:p>
          </table:table-cell>
          <table:table-cell office:value-type="string" calcext:value-type="string">
            <text:p>Hawaii_Assessment_Final_GIF/Hawaii_LandCarbon_Assessment.ssim.output/Scenario-6385/Spatial/It0000-Ts2043-tgap-7148.tif</text:p>
          </table:table-cell>
          <table:table-cell table:formula="of:=RIGHT([.B18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string" calcext:value-type="string">
            <text:p>Hawaii_Assessment_Final_GIF/Hawaii_LandCarbon_Assessment.ssim.output/Scenario-6385/Spatial/It0000-Ts2044-tgap-7148.tif</text:p>
          </table:table-cell>
          <table:table-cell table:formula="of:=RIGHT([.B18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8" calcext:value-type="float">
            <text:p>6748</text:p>
          </table:table-cell>
          <table:table-cell office:value-type="string" calcext:value-type="string">
            <text:p>Hawaii_Assessment_Final_GIF/Hawaii_LandCarbon_Assessment.ssim.output/Scenario-6385/Spatial/It0000-Ts2045-tgap-7148.tif</text:p>
          </table:table-cell>
          <table:table-cell table:formula="of:=RIGHT([.B18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6" calcext:value-type="float">
            <text:p>6756</text:p>
          </table:table-cell>
          <table:table-cell office:value-type="string" calcext:value-type="string">
            <text:p>Hawaii_Assessment_Final_GIF/Hawaii_LandCarbon_Assessment.ssim.output/Scenario-6385/Spatial/It0000-Ts2046-tgap-7148.tif</text:p>
          </table:table-cell>
          <table:table-cell table:formula="of:=RIGHT([.B18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4" calcext:value-type="float">
            <text:p>6764</text:p>
          </table:table-cell>
          <table:table-cell office:value-type="string" calcext:value-type="string">
            <text:p>Hawaii_Assessment_Final_GIF/Hawaii_LandCarbon_Assessment.ssim.output/Scenario-6385/Spatial/It0000-Ts2047-tgap-7148.tif</text:p>
          </table:table-cell>
          <table:table-cell table:formula="of:=RIGHT([.B18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2" calcext:value-type="float">
            <text:p>6772</text:p>
          </table:table-cell>
          <table:table-cell office:value-type="string" calcext:value-type="string">
            <text:p>Hawaii_Assessment_Final_GIF/Hawaii_LandCarbon_Assessment.ssim.output/Scenario-6385/Spatial/It0000-Ts2048-tgap-7148.tif</text:p>
          </table:table-cell>
          <table:table-cell table:formula="of:=RIGHT([.B18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string" calcext:value-type="string">
            <text:p>Hawaii_Assessment_Final_GIF/Hawaii_LandCarbon_Assessment.ssim.output/Scenario-6385/Spatial/It0000-Ts2049-tgap-7148.tif</text:p>
          </table:table-cell>
          <table:table-cell table:formula="of:=RIGHT([.B18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8" calcext:value-type="float">
            <text:p>6788</text:p>
          </table:table-cell>
          <table:table-cell office:value-type="string" calcext:value-type="string">
            <text:p>Hawaii_Assessment_Final_GIF/Hawaii_LandCarbon_Assessment.ssim.output/Scenario-6385/Spatial/It0000-Ts2050-tgap-7148.tif</text:p>
          </table:table-cell>
          <table:table-cell table:formula="of:=RIGHT([.B19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6" calcext:value-type="float">
            <text:p>6796</text:p>
          </table:table-cell>
          <table:table-cell office:value-type="string" calcext:value-type="string">
            <text:p>Hawaii_Assessment_Final_GIF/Hawaii_LandCarbon_Assessment.ssim.output/Scenario-6385/Spatial/It0000-Ts2051-tgap-7148.tif</text:p>
          </table:table-cell>
          <table:table-cell table:formula="of:=RIGHT([.B19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4" calcext:value-type="float">
            <text:p>6804</text:p>
          </table:table-cell>
          <table:table-cell office:value-type="string" calcext:value-type="string">
            <text:p>Hawaii_Assessment_Final_GIF/Hawaii_LandCarbon_Assessment.ssim.output/Scenario-6385/Spatial/It0000-Ts2052-tgap-7148.tif</text:p>
          </table:table-cell>
          <table:table-cell table:formula="of:=RIGHT([.B192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2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2" calcext:value-type="float">
            <text:p>6812</text:p>
          </table:table-cell>
          <table:table-cell office:value-type="string" calcext:value-type="string">
            <text:p>Hawaii_Assessment_Final_GIF/Hawaii_LandCarbon_Assessment.ssim.output/Scenario-6385/Spatial/It0000-Ts2053-tgap-7148.tif</text:p>
          </table:table-cell>
          <table:table-cell table:formula="of:=RIGHT([.B193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3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string" calcext:value-type="string">
            <text:p>Hawaii_Assessment_Final_GIF/Hawaii_LandCarbon_Assessment.ssim.output/Scenario-6385/Spatial/It0000-Ts2054-tgap-7148.tif</text:p>
          </table:table-cell>
          <table:table-cell table:formula="of:=RIGHT([.B194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4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8" calcext:value-type="float">
            <text:p>6828</text:p>
          </table:table-cell>
          <table:table-cell office:value-type="string" calcext:value-type="string">
            <text:p>Hawaii_Assessment_Final_GIF/Hawaii_LandCarbon_Assessment.ssim.output/Scenario-6385/Spatial/It0000-Ts2055-tgap-7148.tif</text:p>
          </table:table-cell>
          <table:table-cell table:formula="of:=RIGHT([.B195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5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6" calcext:value-type="float">
            <text:p>6836</text:p>
          </table:table-cell>
          <table:table-cell office:value-type="string" calcext:value-type="string">
            <text:p>Hawaii_Assessment_Final_GIF/Hawaii_LandCarbon_Assessment.ssim.output/Scenario-6385/Spatial/It0000-Ts2056-tgap-7148.tif</text:p>
          </table:table-cell>
          <table:table-cell table:formula="of:=RIGHT([.B196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6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4" calcext:value-type="float">
            <text:p>6844</text:p>
          </table:table-cell>
          <table:table-cell office:value-type="string" calcext:value-type="string">
            <text:p>Hawaii_Assessment_Final_GIF/Hawaii_LandCarbon_Assessment.ssim.output/Scenario-6385/Spatial/It0000-Ts2057-tgap-7148.tif</text:p>
          </table:table-cell>
          <table:table-cell table:formula="of:=RIGHT([.B197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2" calcext:value-type="float">
            <text:p>6852</text:p>
          </table:table-cell>
          <table:table-cell office:value-type="string" calcext:value-type="string">
            <text:p>Hawaii_Assessment_Final_GIF/Hawaii_LandCarbon_Assessment.ssim.output/Scenario-6385/Spatial/It0000-Ts2058-tgap-7148.tif</text:p>
          </table:table-cell>
          <table:table-cell table:formula="of:=RIGHT([.B198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string" calcext:value-type="string">
            <text:p>Hawaii_Assessment_Final_GIF/Hawaii_LandCarbon_Assessment.ssim.output/Scenario-6385/Spatial/It0000-Ts2059-tgap-7148.tif</text:p>
          </table:table-cell>
          <table:table-cell table:formula="of:=RIGHT([.B199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9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  <table:table-cell office:value-type="string" calcext:value-type="string">
            <text:p>Hawaii_Assessment_Final_GIF/Hawaii_LandCarbon_Assessment.ssim.output/Scenario-6385/Spatial/It0000-Ts2060-tgap-7148.tif</text:p>
          </table:table-cell>
          <table:table-cell table:formula="of:=RIGHT([.B200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6" calcext:value-type="float">
            <text:p>6876</text:p>
          </table:table-cell>
          <table:table-cell office:value-type="string" calcext:value-type="string">
            <text:p>Hawaii_Assessment_Final_GIF/Hawaii_LandCarbon_Assessment.ssim.output/Scenario-6385/Spatial/It0000-Ts2061-tgap-7148.tif</text:p>
          </table:table-cell>
          <table:table-cell table:formula="of:=RIGHT([.B201];8)" office:value-type="string" office:string-value="7148.tif" calcext:value-type="string">
            <text:p>714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61-tgap714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5" calcext:value-type="float">
            <text:p>6485</text:p>
          </table:table-cell>
          <table:table-cell office:value-type="string" calcext:value-type="string">
            <text:p>Hawaii_Assessment_Final_GIF/Hawaii_LandCarbon_Assessment.ssim.output/Scenario-6385/Spatial/It0000-Ts2012-tgap-7151.tif</text:p>
          </table:table-cell>
          <table:table-cell table:formula="of:=RIGHT([.B20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3" calcext:value-type="float">
            <text:p>6493</text:p>
          </table:table-cell>
          <table:table-cell office:value-type="string" calcext:value-type="string">
            <text:p>Hawaii_Assessment_Final_GIF/Hawaii_LandCarbon_Assessment.ssim.output/Scenario-6385/Spatial/It0000-Ts2013-tgap-7151.tif</text:p>
          </table:table-cell>
          <table:table-cell table:formula="of:=RIGHT([.B20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1" calcext:value-type="float">
            <text:p>6501</text:p>
          </table:table-cell>
          <table:table-cell office:value-type="string" calcext:value-type="string">
            <text:p>Hawaii_Assessment_Final_GIF/Hawaii_LandCarbon_Assessment.ssim.output/Scenario-6385/Spatial/It0000-Ts2014-tgap-7151.tif</text:p>
          </table:table-cell>
          <table:table-cell table:formula="of:=RIGHT([.B20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string" calcext:value-type="string">
            <text:p>Hawaii_Assessment_Final_GIF/Hawaii_LandCarbon_Assessment.ssim.output/Scenario-6385/Spatial/It0000-Ts2015-tgap-7151.tif</text:p>
          </table:table-cell>
          <table:table-cell table:formula="of:=RIGHT([.B20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7" calcext:value-type="float">
            <text:p>6517</text:p>
          </table:table-cell>
          <table:table-cell office:value-type="string" calcext:value-type="string">
            <text:p>Hawaii_Assessment_Final_GIF/Hawaii_LandCarbon_Assessment.ssim.output/Scenario-6385/Spatial/It0000-Ts2016-tgap-7151.tif</text:p>
          </table:table-cell>
          <table:table-cell table:formula="of:=RIGHT([.B20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5" calcext:value-type="float">
            <text:p>6525</text:p>
          </table:table-cell>
          <table:table-cell office:value-type="string" calcext:value-type="string">
            <text:p>Hawaii_Assessment_Final_GIF/Hawaii_LandCarbon_Assessment.ssim.output/Scenario-6385/Spatial/It0000-Ts2017-tgap-7151.tif</text:p>
          </table:table-cell>
          <table:table-cell table:formula="of:=RIGHT([.B20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3" calcext:value-type="float">
            <text:p>6533</text:p>
          </table:table-cell>
          <table:table-cell office:value-type="string" calcext:value-type="string">
            <text:p>Hawaii_Assessment_Final_GIF/Hawaii_LandCarbon_Assessment.ssim.output/Scenario-6385/Spatial/It0000-Ts2018-tgap-7151.tif</text:p>
          </table:table-cell>
          <table:table-cell table:formula="of:=RIGHT([.B20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1" calcext:value-type="float">
            <text:p>6541</text:p>
          </table:table-cell>
          <table:table-cell office:value-type="string" calcext:value-type="string">
            <text:p>Hawaii_Assessment_Final_GIF/Hawaii_LandCarbon_Assessment.ssim.output/Scenario-6385/Spatial/It0000-Ts2019-tgap-7151.tif</text:p>
          </table:table-cell>
          <table:table-cell table:formula="of:=RIGHT([.B20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9" calcext:value-type="float">
            <text:p>6549</text:p>
          </table:table-cell>
          <table:table-cell office:value-type="string" calcext:value-type="string">
            <text:p>Hawaii_Assessment_Final_GIF/Hawaii_LandCarbon_Assessment.ssim.output/Scenario-6385/Spatial/It0000-Ts2020-tgap-7151.tif</text:p>
          </table:table-cell>
          <table:table-cell table:formula="of:=RIGHT([.B21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7" calcext:value-type="float">
            <text:p>6557</text:p>
          </table:table-cell>
          <table:table-cell office:value-type="string" calcext:value-type="string">
            <text:p>Hawaii_Assessment_Final_GIF/Hawaii_LandCarbon_Assessment.ssim.output/Scenario-6385/Spatial/It0000-Ts2021-tgap-7151.tif</text:p>
          </table:table-cell>
          <table:table-cell table:formula="of:=RIGHT([.B211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5" calcext:value-type="float">
            <text:p>6565</text:p>
          </table:table-cell>
          <table:table-cell office:value-type="string" calcext:value-type="string">
            <text:p>Hawaii_Assessment_Final_GIF/Hawaii_LandCarbon_Assessment.ssim.output/Scenario-6385/Spatial/It0000-Ts2022-tgap-7151.tif</text:p>
          </table:table-cell>
          <table:table-cell table:formula="of:=RIGHT([.B21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3" calcext:value-type="float">
            <text:p>6573</text:p>
          </table:table-cell>
          <table:table-cell office:value-type="string" calcext:value-type="string">
            <text:p>Hawaii_Assessment_Final_GIF/Hawaii_LandCarbon_Assessment.ssim.output/Scenario-6385/Spatial/It0000-Ts2023-tgap-7151.tif</text:p>
          </table:table-cell>
          <table:table-cell table:formula="of:=RIGHT([.B21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1" calcext:value-type="float">
            <text:p>6581</text:p>
          </table:table-cell>
          <table:table-cell office:value-type="string" calcext:value-type="string">
            <text:p>Hawaii_Assessment_Final_GIF/Hawaii_LandCarbon_Assessment.ssim.output/Scenario-6385/Spatial/It0000-Ts2024-tgap-7151.tif</text:p>
          </table:table-cell>
          <table:table-cell table:formula="of:=RIGHT([.B21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string" calcext:value-type="string">
            <text:p>Hawaii_Assessment_Final_GIF/Hawaii_LandCarbon_Assessment.ssim.output/Scenario-6385/Spatial/It0000-Ts2025-tgap-7151.tif</text:p>
          </table:table-cell>
          <table:table-cell table:formula="of:=RIGHT([.B21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7" calcext:value-type="float">
            <text:p>6597</text:p>
          </table:table-cell>
          <table:table-cell office:value-type="string" calcext:value-type="string">
            <text:p>Hawaii_Assessment_Final_GIF/Hawaii_LandCarbon_Assessment.ssim.output/Scenario-6385/Spatial/It0000-Ts2026-tgap-7151.tif</text:p>
          </table:table-cell>
          <table:table-cell table:formula="of:=RIGHT([.B21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5" calcext:value-type="float">
            <text:p>6605</text:p>
          </table:table-cell>
          <table:table-cell office:value-type="string" calcext:value-type="string">
            <text:p>Hawaii_Assessment_Final_GIF/Hawaii_LandCarbon_Assessment.ssim.output/Scenario-6385/Spatial/It0000-Ts2027-tgap-7151.tif</text:p>
          </table:table-cell>
          <table:table-cell table:formula="of:=RIGHT([.B21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3" calcext:value-type="float">
            <text:p>6613</text:p>
          </table:table-cell>
          <table:table-cell office:value-type="string" calcext:value-type="string">
            <text:p>Hawaii_Assessment_Final_GIF/Hawaii_LandCarbon_Assessment.ssim.output/Scenario-6385/Spatial/It0000-Ts2028-tgap-7151.tif</text:p>
          </table:table-cell>
          <table:table-cell table:formula="of:=RIGHT([.B21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1" calcext:value-type="float">
            <text:p>6621</text:p>
          </table:table-cell>
          <table:table-cell office:value-type="string" calcext:value-type="string">
            <text:p>Hawaii_Assessment_Final_GIF/Hawaii_LandCarbon_Assessment.ssim.output/Scenario-6385/Spatial/It0000-Ts2029-tgap-7151.tif</text:p>
          </table:table-cell>
          <table:table-cell table:formula="of:=RIGHT([.B21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9" calcext:value-type="float">
            <text:p>6629</text:p>
          </table:table-cell>
          <table:table-cell office:value-type="string" calcext:value-type="string">
            <text:p>Hawaii_Assessment_Final_GIF/Hawaii_LandCarbon_Assessment.ssim.output/Scenario-6385/Spatial/It0000-Ts2030-tgap-7151.tif</text:p>
          </table:table-cell>
          <table:table-cell table:formula="of:=RIGHT([.B22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7" calcext:value-type="float">
            <text:p>6637</text:p>
          </table:table-cell>
          <table:table-cell office:value-type="string" calcext:value-type="string">
            <text:p>Hawaii_Assessment_Final_GIF/Hawaii_LandCarbon_Assessment.ssim.output/Scenario-6385/Spatial/It0000-Ts2031-tgap-7151.tif</text:p>
          </table:table-cell>
          <table:table-cell table:formula="of:=RIGHT([.B221];8)" office:value-type="string" office:string-value="7151.tif" calcext:value-type="string">
            <text:p>7151.t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6385-it0000-ts203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5" calcext:value-type="float">
            <text:p>6645</text:p>
          </table:table-cell>
          <table:table-cell office:value-type="string" calcext:value-type="string">
            <text:p>Hawaii_Assessment_Final_GIF/Hawaii_LandCarbon_Assessment.ssim.output/Scenario-6385/Spatial/It0000-Ts2032-tgap-7151.tif</text:p>
          </table:table-cell>
          <table:table-cell table:formula="of:=RIGHT([.B22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3" calcext:value-type="float">
            <text:p>6653</text:p>
          </table:table-cell>
          <table:table-cell office:value-type="string" calcext:value-type="string">
            <text:p>Hawaii_Assessment_Final_GIF/Hawaii_LandCarbon_Assessment.ssim.output/Scenario-6385/Spatial/It0000-Ts2033-tgap-7151.tif</text:p>
          </table:table-cell>
          <table:table-cell table:formula="of:=RIGHT([.B22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1" calcext:value-type="float">
            <text:p>6661</text:p>
          </table:table-cell>
          <table:table-cell office:value-type="string" calcext:value-type="string">
            <text:p>Hawaii_Assessment_Final_GIF/Hawaii_LandCarbon_Assessment.ssim.output/Scenario-6385/Spatial/It0000-Ts2034-tgap-7151.tif</text:p>
          </table:table-cell>
          <table:table-cell table:formula="of:=RIGHT([.B22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9" calcext:value-type="float">
            <text:p>6669</text:p>
          </table:table-cell>
          <table:table-cell office:value-type="string" calcext:value-type="string">
            <text:p>Hawaii_Assessment_Final_GIF/Hawaii_LandCarbon_Assessment.ssim.output/Scenario-6385/Spatial/It0000-Ts2035-tgap-7151.tif</text:p>
          </table:table-cell>
          <table:table-cell table:formula="of:=RIGHT([.B22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7" calcext:value-type="float">
            <text:p>6677</text:p>
          </table:table-cell>
          <table:table-cell office:value-type="string" calcext:value-type="string">
            <text:p>Hawaii_Assessment_Final_GIF/Hawaii_LandCarbon_Assessment.ssim.output/Scenario-6385/Spatial/It0000-Ts2036-tgap-7151.tif</text:p>
          </table:table-cell>
          <table:table-cell table:formula="of:=RIGHT([.B22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5" calcext:value-type="float">
            <text:p>6685</text:p>
          </table:table-cell>
          <table:table-cell office:value-type="string" calcext:value-type="string">
            <text:p>Hawaii_Assessment_Final_GIF/Hawaii_LandCarbon_Assessment.ssim.output/Scenario-6385/Spatial/It0000-Ts2037-tgap-7151.tif</text:p>
          </table:table-cell>
          <table:table-cell table:formula="of:=RIGHT([.B22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3" calcext:value-type="float">
            <text:p>6693</text:p>
          </table:table-cell>
          <table:table-cell office:value-type="string" calcext:value-type="string">
            <text:p>Hawaii_Assessment_Final_GIF/Hawaii_LandCarbon_Assessment.ssim.output/Scenario-6385/Spatial/It0000-Ts2038-tgap-7151.tif</text:p>
          </table:table-cell>
          <table:table-cell table:formula="of:=RIGHT([.B22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1" calcext:value-type="float">
            <text:p>6701</text:p>
          </table:table-cell>
          <table:table-cell office:value-type="string" calcext:value-type="string">
            <text:p>Hawaii_Assessment_Final_GIF/Hawaii_LandCarbon_Assessment.ssim.output/Scenario-6385/Spatial/It0000-Ts2039-tgap-7151.tif</text:p>
          </table:table-cell>
          <table:table-cell table:formula="of:=RIGHT([.B22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9" calcext:value-type="float">
            <text:p>6709</text:p>
          </table:table-cell>
          <table:table-cell office:value-type="string" calcext:value-type="string">
            <text:p>Hawaii_Assessment_Final_GIF/Hawaii_LandCarbon_Assessment.ssim.output/Scenario-6385/Spatial/It0000-Ts2040-tgap-7151.tif</text:p>
          </table:table-cell>
          <table:table-cell table:formula="of:=RIGHT([.B23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7" calcext:value-type="float">
            <text:p>6717</text:p>
          </table:table-cell>
          <table:table-cell office:value-type="string" calcext:value-type="string">
            <text:p>Hawaii_Assessment_Final_GIF/Hawaii_LandCarbon_Assessment.ssim.output/Scenario-6385/Spatial/It0000-Ts2041-tgap-7151.tif</text:p>
          </table:table-cell>
          <table:table-cell table:formula="of:=RIGHT([.B231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5" calcext:value-type="float">
            <text:p>6725</text:p>
          </table:table-cell>
          <table:table-cell office:value-type="string" calcext:value-type="string">
            <text:p>Hawaii_Assessment_Final_GIF/Hawaii_LandCarbon_Assessment.ssim.output/Scenario-6385/Spatial/It0000-Ts2042-tgap-7151.tif</text:p>
          </table:table-cell>
          <table:table-cell table:formula="of:=RIGHT([.B23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3" calcext:value-type="float">
            <text:p>6733</text:p>
          </table:table-cell>
          <table:table-cell office:value-type="string" calcext:value-type="string">
            <text:p>Hawaii_Assessment_Final_GIF/Hawaii_LandCarbon_Assessment.ssim.output/Scenario-6385/Spatial/It0000-Ts2043-tgap-7151.tif</text:p>
          </table:table-cell>
          <table:table-cell table:formula="of:=RIGHT([.B23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1" calcext:value-type="float">
            <text:p>6741</text:p>
          </table:table-cell>
          <table:table-cell office:value-type="string" calcext:value-type="string">
            <text:p>Hawaii_Assessment_Final_GIF/Hawaii_LandCarbon_Assessment.ssim.output/Scenario-6385/Spatial/It0000-Ts2044-tgap-7151.tif</text:p>
          </table:table-cell>
          <table:table-cell table:formula="of:=RIGHT([.B23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9" calcext:value-type="float">
            <text:p>6749</text:p>
          </table:table-cell>
          <table:table-cell office:value-type="string" calcext:value-type="string">
            <text:p>Hawaii_Assessment_Final_GIF/Hawaii_LandCarbon_Assessment.ssim.output/Scenario-6385/Spatial/It0000-Ts2045-tgap-7151.tif</text:p>
          </table:table-cell>
          <table:table-cell table:formula="of:=RIGHT([.B23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7" calcext:value-type="float">
            <text:p>6757</text:p>
          </table:table-cell>
          <table:table-cell office:value-type="string" calcext:value-type="string">
            <text:p>Hawaii_Assessment_Final_GIF/Hawaii_LandCarbon_Assessment.ssim.output/Scenario-6385/Spatial/It0000-Ts2046-tgap-7151.tif</text:p>
          </table:table-cell>
          <table:table-cell table:formula="of:=RIGHT([.B23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5" calcext:value-type="float">
            <text:p>6765</text:p>
          </table:table-cell>
          <table:table-cell office:value-type="string" calcext:value-type="string">
            <text:p>Hawaii_Assessment_Final_GIF/Hawaii_LandCarbon_Assessment.ssim.output/Scenario-6385/Spatial/It0000-Ts2047-tgap-7151.tif</text:p>
          </table:table-cell>
          <table:table-cell table:formula="of:=RIGHT([.B23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3" calcext:value-type="float">
            <text:p>6773</text:p>
          </table:table-cell>
          <table:table-cell office:value-type="string" calcext:value-type="string">
            <text:p>Hawaii_Assessment_Final_GIF/Hawaii_LandCarbon_Assessment.ssim.output/Scenario-6385/Spatial/It0000-Ts2048-tgap-7151.tif</text:p>
          </table:table-cell>
          <table:table-cell table:formula="of:=RIGHT([.B23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1" calcext:value-type="float">
            <text:p>6781</text:p>
          </table:table-cell>
          <table:table-cell office:value-type="string" calcext:value-type="string">
            <text:p>Hawaii_Assessment_Final_GIF/Hawaii_LandCarbon_Assessment.ssim.output/Scenario-6385/Spatial/It0000-Ts2049-tgap-7151.tif</text:p>
          </table:table-cell>
          <table:table-cell table:formula="of:=RIGHT([.B23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  <table:table-cell office:value-type="string" calcext:value-type="string">
            <text:p>Hawaii_Assessment_Final_GIF/Hawaii_LandCarbon_Assessment.ssim.output/Scenario-6385/Spatial/It0000-Ts2050-tgap-7151.tif</text:p>
          </table:table-cell>
          <table:table-cell table:formula="of:=RIGHT([.B24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7" calcext:value-type="float">
            <text:p>6797</text:p>
          </table:table-cell>
          <table:table-cell office:value-type="string" calcext:value-type="string">
            <text:p>Hawaii_Assessment_Final_GIF/Hawaii_LandCarbon_Assessment.ssim.output/Scenario-6385/Spatial/It0000-Ts2051-tgap-7151.tif</text:p>
          </table:table-cell>
          <table:table-cell table:formula="of:=RIGHT([.B241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string" calcext:value-type="string">
            <text:p>Hawaii_Assessment_Final_GIF/Hawaii_LandCarbon_Assessment.ssim.output/Scenario-6385/Spatial/It0000-Ts2052-tgap-7151.tif</text:p>
          </table:table-cell>
          <table:table-cell table:formula="of:=RIGHT([.B242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2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3" calcext:value-type="float">
            <text:p>6813</text:p>
          </table:table-cell>
          <table:table-cell office:value-type="string" calcext:value-type="string">
            <text:p>Hawaii_Assessment_Final_GIF/Hawaii_LandCarbon_Assessment.ssim.output/Scenario-6385/Spatial/It0000-Ts2053-tgap-7151.tif</text:p>
          </table:table-cell>
          <table:table-cell table:formula="of:=RIGHT([.B243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3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1" calcext:value-type="float">
            <text:p>6821</text:p>
          </table:table-cell>
          <table:table-cell office:value-type="string" calcext:value-type="string">
            <text:p>Hawaii_Assessment_Final_GIF/Hawaii_LandCarbon_Assessment.ssim.output/Scenario-6385/Spatial/It0000-Ts2054-tgap-7151.tif</text:p>
          </table:table-cell>
          <table:table-cell table:formula="of:=RIGHT([.B244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4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9" calcext:value-type="float">
            <text:p>6829</text:p>
          </table:table-cell>
          <table:table-cell office:value-type="string" calcext:value-type="string">
            <text:p>Hawaii_Assessment_Final_GIF/Hawaii_LandCarbon_Assessment.ssim.output/Scenario-6385/Spatial/It0000-Ts2055-tgap-7151.tif</text:p>
          </table:table-cell>
          <table:table-cell table:formula="of:=RIGHT([.B245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5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string" calcext:value-type="string">
            <text:p>Hawaii_Assessment_Final_GIF/Hawaii_LandCarbon_Assessment.ssim.output/Scenario-6385/Spatial/It0000-Ts2056-tgap-7151.tif</text:p>
          </table:table-cell>
          <table:table-cell table:formula="of:=RIGHT([.B246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6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5" calcext:value-type="float">
            <text:p>6845</text:p>
          </table:table-cell>
          <table:table-cell office:value-type="string" calcext:value-type="string">
            <text:p>Hawaii_Assessment_Final_GIF/Hawaii_LandCarbon_Assessment.ssim.output/Scenario-6385/Spatial/It0000-Ts2057-tgap-7151.tif</text:p>
          </table:table-cell>
          <table:table-cell table:formula="of:=RIGHT([.B247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7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3" calcext:value-type="float">
            <text:p>6853</text:p>
          </table:table-cell>
          <table:table-cell office:value-type="string" calcext:value-type="string">
            <text:p>Hawaii_Assessment_Final_GIF/Hawaii_LandCarbon_Assessment.ssim.output/Scenario-6385/Spatial/It0000-Ts2058-tgap-7151.tif</text:p>
          </table:table-cell>
          <table:table-cell table:formula="of:=RIGHT([.B248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1" calcext:value-type="float">
            <text:p>6861</text:p>
          </table:table-cell>
          <table:table-cell office:value-type="string" calcext:value-type="string">
            <text:p>Hawaii_Assessment_Final_GIF/Hawaii_LandCarbon_Assessment.ssim.output/Scenario-6385/Spatial/It0000-Ts2059-tgap-7151.tif</text:p>
          </table:table-cell>
          <table:table-cell table:formula="of:=RIGHT([.B249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9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9" calcext:value-type="float">
            <text:p>6869</text:p>
          </table:table-cell>
          <table:table-cell office:value-type="string" calcext:value-type="string">
            <text:p>Hawaii_Assessment_Final_GIF/Hawaii_LandCarbon_Assessment.ssim.output/Scenario-6385/Spatial/It0000-Ts2060-tgap-7151.tif</text:p>
          </table:table-cell>
          <table:table-cell table:formula="of:=RIGHT([.B250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60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7" calcext:value-type="float">
            <text:p>6877</text:p>
          </table:table-cell>
          <table:table-cell office:value-type="string" calcext:value-type="string">
            <text:p>Hawaii_Assessment_Final_GIF/Hawaii_LandCarbon_Assessment.ssim.output/Scenario-6385/Spatial/It0000-Ts2061-tgap-7151.tif</text:p>
          </table:table-cell>
          <table:table-cell table:formula="of:=RIGHT([.B251];8)" office:value-type="string" office:string-value="7151.tif" calcext:value-type="string">
            <text:p>715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1-tgap715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6" calcext:value-type="float">
            <text:p>6486</text:p>
          </table:table-cell>
          <table:table-cell office:value-type="string" calcext:value-type="string">
            <text:p>Hawaii_Assessment_Final_GIF/Hawaii_LandCarbon_Assessment.ssim.output/Scenario-6385/Spatial/It0000-Ts2012-tgap-7158.tif</text:p>
          </table:table-cell>
          <table:table-cell table:formula="of:=RIGHT([.B25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string" calcext:value-type="string">
            <text:p>Hawaii_Assessment_Final_GIF/Hawaii_LandCarbon_Assessment.ssim.output/Scenario-6385/Spatial/It0000-Ts2013-tgap-7158.tif</text:p>
          </table:table-cell>
          <table:table-cell table:formula="of:=RIGHT([.B25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string" calcext:value-type="string">
            <text:p>Hawaii_Assessment_Final_GIF/Hawaii_LandCarbon_Assessment.ssim.output/Scenario-6385/Spatial/It0000-Ts2014-tgap-7158.tif</text:p>
          </table:table-cell>
          <table:table-cell table:formula="of:=RIGHT([.B25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string" calcext:value-type="string">
            <text:p>Hawaii_Assessment_Final_GIF/Hawaii_LandCarbon_Assessment.ssim.output/Scenario-6385/Spatial/It0000-Ts2015-tgap-7158.tif</text:p>
          </table:table-cell>
          <table:table-cell table:formula="of:=RIGHT([.B25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string" calcext:value-type="string">
            <text:p>Hawaii_Assessment_Final_GIF/Hawaii_LandCarbon_Assessment.ssim.output/Scenario-6385/Spatial/It0000-Ts2016-tgap-7158.tif</text:p>
          </table:table-cell>
          <table:table-cell table:formula="of:=RIGHT([.B25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6" calcext:value-type="float">
            <text:p>6526</text:p>
          </table:table-cell>
          <table:table-cell office:value-type="string" calcext:value-type="string">
            <text:p>Hawaii_Assessment_Final_GIF/Hawaii_LandCarbon_Assessment.ssim.output/Scenario-6385/Spatial/It0000-Ts2017-tgap-7158.tif</text:p>
          </table:table-cell>
          <table:table-cell table:formula="of:=RIGHT([.B257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4" calcext:value-type="float">
            <text:p>6534</text:p>
          </table:table-cell>
          <table:table-cell office:value-type="string" calcext:value-type="string">
            <text:p>Hawaii_Assessment_Final_GIF/Hawaii_LandCarbon_Assessment.ssim.output/Scenario-6385/Spatial/It0000-Ts2018-tgap-7158.tif</text:p>
          </table:table-cell>
          <table:table-cell table:formula="of:=RIGHT([.B25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string" calcext:value-type="string">
            <text:p>Hawaii_Assessment_Final_GIF/Hawaii_LandCarbon_Assessment.ssim.output/Scenario-6385/Spatial/It0000-Ts2019-tgap-7158.tif</text:p>
          </table:table-cell>
          <table:table-cell table:formula="of:=RIGHT([.B259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string" calcext:value-type="string">
            <text:p>Hawaii_Assessment_Final_GIF/Hawaii_LandCarbon_Assessment.ssim.output/Scenario-6385/Spatial/It0000-Ts2020-tgap-7158.tif</text:p>
          </table:table-cell>
          <table:table-cell table:formula="of:=RIGHT([.B26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8" calcext:value-type="float">
            <text:p>6558</text:p>
          </table:table-cell>
          <table:table-cell office:value-type="string" calcext:value-type="string">
            <text:p>Hawaii_Assessment_Final_GIF/Hawaii_LandCarbon_Assessment.ssim.output/Scenario-6385/Spatial/It0000-Ts2021-tgap-7158.tif</text:p>
          </table:table-cell>
          <table:table-cell table:formula="of:=RIGHT([.B26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6" calcext:value-type="float">
            <text:p>6566</text:p>
          </table:table-cell>
          <table:table-cell office:value-type="string" calcext:value-type="string">
            <text:p>Hawaii_Assessment_Final_GIF/Hawaii_LandCarbon_Assessment.ssim.output/Scenario-6385/Spatial/It0000-Ts2022-tgap-7158.tif</text:p>
          </table:table-cell>
          <table:table-cell table:formula="of:=RIGHT([.B26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4" calcext:value-type="float">
            <text:p>6574</text:p>
          </table:table-cell>
          <table:table-cell office:value-type="string" calcext:value-type="string">
            <text:p>Hawaii_Assessment_Final_GIF/Hawaii_LandCarbon_Assessment.ssim.output/Scenario-6385/Spatial/It0000-Ts2023-tgap-7158.tif</text:p>
          </table:table-cell>
          <table:table-cell table:formula="of:=RIGHT([.B26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  <table:table-cell office:value-type="string" calcext:value-type="string">
            <text:p>Hawaii_Assessment_Final_GIF/Hawaii_LandCarbon_Assessment.ssim.output/Scenario-6385/Spatial/It0000-Ts2024-tgap-7158.tif</text:p>
          </table:table-cell>
          <table:table-cell table:formula="of:=RIGHT([.B26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string" calcext:value-type="string">
            <text:p>Hawaii_Assessment_Final_GIF/Hawaii_LandCarbon_Assessment.ssim.output/Scenario-6385/Spatial/It0000-Ts2025-tgap-7158.tif</text:p>
          </table:table-cell>
          <table:table-cell table:formula="of:=RIGHT([.B26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string" calcext:value-type="string">
            <text:p>Hawaii_Assessment_Final_GIF/Hawaii_LandCarbon_Assessment.ssim.output/Scenario-6385/Spatial/It0000-Ts2026-tgap-7158.tif</text:p>
          </table:table-cell>
          <table:table-cell table:formula="of:=RIGHT([.B26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6" calcext:value-type="float">
            <text:p>6606</text:p>
          </table:table-cell>
          <table:table-cell office:value-type="string" calcext:value-type="string">
            <text:p>Hawaii_Assessment_Final_GIF/Hawaii_LandCarbon_Assessment.ssim.output/Scenario-6385/Spatial/It0000-Ts2027-tgap-7158.tif</text:p>
          </table:table-cell>
          <table:table-cell table:formula="of:=RIGHT([.B267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2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4" calcext:value-type="float">
            <text:p>6614</text:p>
          </table:table-cell>
          <table:table-cell office:value-type="string" calcext:value-type="string">
            <text:p>Hawaii_Assessment_Final_GIF/Hawaii_LandCarbon_Assessment.ssim.output/Scenario-6385/Spatial/It0000-Ts2028-tgap-7158.tif</text:p>
          </table:table-cell>
          <table:table-cell table:formula="of:=RIGHT([.B26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2" calcext:value-type="float">
            <text:p>6622</text:p>
          </table:table-cell>
          <table:table-cell office:value-type="string" calcext:value-type="string">
            <text:p>Hawaii_Assessment_Final_GIF/Hawaii_LandCarbon_Assessment.ssim.output/Scenario-6385/Spatial/It0000-Ts2029-tgap-7158.tif</text:p>
          </table:table-cell>
          <table:table-cell table:formula="of:=RIGHT([.B269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string" calcext:value-type="string">
            <text:p>Hawaii_Assessment_Final_GIF/Hawaii_LandCarbon_Assessment.ssim.output/Scenario-6385/Spatial/It0000-Ts2030-tgap-7158.tif</text:p>
          </table:table-cell>
          <table:table-cell table:formula="of:=RIGHT([.B27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8" calcext:value-type="float">
            <text:p>6638</text:p>
          </table:table-cell>
          <table:table-cell office:value-type="string" calcext:value-type="string">
            <text:p>Hawaii_Assessment_Final_GIF/Hawaii_LandCarbon_Assessment.ssim.output/Scenario-6385/Spatial/It0000-Ts2031-tgap-7158.tif</text:p>
          </table:table-cell>
          <table:table-cell table:formula="of:=RIGHT([.B27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string" calcext:value-type="string">
            <text:p>Hawaii_Assessment_Final_GIF/Hawaii_LandCarbon_Assessment.ssim.output/Scenario-6385/Spatial/It0000-Ts2032-tgap-7158.tif</text:p>
          </table:table-cell>
          <table:table-cell table:formula="of:=RIGHT([.B27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4" calcext:value-type="float">
            <text:p>6654</text:p>
          </table:table-cell>
          <table:table-cell office:value-type="string" calcext:value-type="string">
            <text:p>Hawaii_Assessment_Final_GIF/Hawaii_LandCarbon_Assessment.ssim.output/Scenario-6385/Spatial/It0000-Ts2033-tgap-7158.tif</text:p>
          </table:table-cell>
          <table:table-cell table:formula="of:=RIGHT([.B27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2" calcext:value-type="float">
            <text:p>6662</text:p>
          </table:table-cell>
          <table:table-cell office:value-type="string" calcext:value-type="string">
            <text:p>Hawaii_Assessment_Final_GIF/Hawaii_LandCarbon_Assessment.ssim.output/Scenario-6385/Spatial/It0000-Ts2034-tgap-7158.tif</text:p>
          </table:table-cell>
          <table:table-cell table:formula="of:=RIGHT([.B27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string" calcext:value-type="string">
            <text:p>Hawaii_Assessment_Final_GIF/Hawaii_LandCarbon_Assessment.ssim.output/Scenario-6385/Spatial/It0000-Ts2035-tgap-7158.tif</text:p>
          </table:table-cell>
          <table:table-cell table:formula="of:=RIGHT([.B27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8" calcext:value-type="float">
            <text:p>6678</text:p>
          </table:table-cell>
          <table:table-cell office:value-type="string" calcext:value-type="string">
            <text:p>Hawaii_Assessment_Final_GIF/Hawaii_LandCarbon_Assessment.ssim.output/Scenario-6385/Spatial/It0000-Ts2036-tgap-7158.tif</text:p>
          </table:table-cell>
          <table:table-cell table:formula="of:=RIGHT([.B27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string" calcext:value-type="string">
            <text:p>Hawaii_Assessment_Final_GIF/Hawaii_LandCarbon_Assessment.ssim.output/Scenario-6385/Spatial/It0000-Ts2037-tgap-7158.tif</text:p>
          </table:table-cell>
          <table:table-cell table:formula="of:=RIGHT([.B277];8)" office:value-type="string" office:string-value="7158.tif" calcext:value-type="string">
            <text:p>7158.t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6385-it0000-ts203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string" calcext:value-type="string">
            <text:p>Hawaii_Assessment_Final_GIF/Hawaii_LandCarbon_Assessment.ssim.output/Scenario-6385/Spatial/It0000-Ts2038-tgap-7158.tif</text:p>
          </table:table-cell>
          <table:table-cell table:formula="of:=RIGHT([.B27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2" calcext:value-type="float">
            <text:p>6702</text:p>
          </table:table-cell>
          <table:table-cell office:value-type="string" calcext:value-type="string">
            <text:p>Hawaii_Assessment_Final_GIF/Hawaii_LandCarbon_Assessment.ssim.output/Scenario-6385/Spatial/It0000-Ts2039-tgap-7158.tif</text:p>
          </table:table-cell>
          <table:table-cell table:formula="of:=RIGHT([.B279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string" calcext:value-type="string">
            <text:p>Hawaii_Assessment_Final_GIF/Hawaii_LandCarbon_Assessment.ssim.output/Scenario-6385/Spatial/It0000-Ts2040-tgap-7158.tif</text:p>
          </table:table-cell>
          <table:table-cell table:formula="of:=RIGHT([.B28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8" calcext:value-type="float">
            <text:p>6718</text:p>
          </table:table-cell>
          <table:table-cell office:value-type="string" calcext:value-type="string">
            <text:p>Hawaii_Assessment_Final_GIF/Hawaii_LandCarbon_Assessment.ssim.output/Scenario-6385/Spatial/It0000-Ts2041-tgap-7158.tif</text:p>
          </table:table-cell>
          <table:table-cell table:formula="of:=RIGHT([.B28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6" calcext:value-type="float">
            <text:p>6726</text:p>
          </table:table-cell>
          <table:table-cell office:value-type="string" calcext:value-type="string">
            <text:p>Hawaii_Assessment_Final_GIF/Hawaii_LandCarbon_Assessment.ssim.output/Scenario-6385/Spatial/It0000-Ts2042-tgap-7158.tif</text:p>
          </table:table-cell>
          <table:table-cell table:formula="of:=RIGHT([.B28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4" calcext:value-type="float">
            <text:p>6734</text:p>
          </table:table-cell>
          <table:table-cell office:value-type="string" calcext:value-type="string">
            <text:p>Hawaii_Assessment_Final_GIF/Hawaii_LandCarbon_Assessment.ssim.output/Scenario-6385/Spatial/It0000-Ts2043-tgap-7158.tif</text:p>
          </table:table-cell>
          <table:table-cell table:formula="of:=RIGHT([.B28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2" calcext:value-type="float">
            <text:p>6742</text:p>
          </table:table-cell>
          <table:table-cell office:value-type="string" calcext:value-type="string">
            <text:p>Hawaii_Assessment_Final_GIF/Hawaii_LandCarbon_Assessment.ssim.output/Scenario-6385/Spatial/It0000-Ts2044-tgap-7158.tif</text:p>
          </table:table-cell>
          <table:table-cell table:formula="of:=RIGHT([.B28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string" calcext:value-type="string">
            <text:p>Hawaii_Assessment_Final_GIF/Hawaii_LandCarbon_Assessment.ssim.output/Scenario-6385/Spatial/It0000-Ts2045-tgap-7158.tif</text:p>
          </table:table-cell>
          <table:table-cell table:formula="of:=RIGHT([.B28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string" calcext:value-type="string">
            <text:p>Hawaii_Assessment_Final_GIF/Hawaii_LandCarbon_Assessment.ssim.output/Scenario-6385/Spatial/It0000-Ts2046-tgap-7158.tif</text:p>
          </table:table-cell>
          <table:table-cell table:formula="of:=RIGHT([.B28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6" calcext:value-type="float">
            <text:p>6766</text:p>
          </table:table-cell>
          <table:table-cell office:value-type="string" calcext:value-type="string">
            <text:p>Hawaii_Assessment_Final_GIF/Hawaii_LandCarbon_Assessment.ssim.output/Scenario-6385/Spatial/It0000-Ts2047-tgap-7158.tif</text:p>
          </table:table-cell>
          <table:table-cell table:formula="of:=RIGHT([.B287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4" calcext:value-type="float">
            <text:p>6774</text:p>
          </table:table-cell>
          <table:table-cell office:value-type="string" calcext:value-type="string">
            <text:p>Hawaii_Assessment_Final_GIF/Hawaii_LandCarbon_Assessment.ssim.output/Scenario-6385/Spatial/It0000-Ts2048-tgap-7158.tif</text:p>
          </table:table-cell>
          <table:table-cell table:formula="of:=RIGHT([.B28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2" calcext:value-type="float">
            <text:p>6782</text:p>
          </table:table-cell>
          <table:table-cell office:value-type="string" calcext:value-type="string">
            <text:p>Hawaii_Assessment_Final_GIF/Hawaii_LandCarbon_Assessment.ssim.output/Scenario-6385/Spatial/It0000-Ts2049-tgap-7158.tif</text:p>
          </table:table-cell>
          <table:table-cell table:formula="of:=RIGHT([.B289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string" calcext:value-type="string">
            <text:p>Hawaii_Assessment_Final_GIF/Hawaii_LandCarbon_Assessment.ssim.output/Scenario-6385/Spatial/It0000-Ts2050-tgap-7158.tif</text:p>
          </table:table-cell>
          <table:table-cell table:formula="of:=RIGHT([.B29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8" calcext:value-type="float">
            <text:p>6798</text:p>
          </table:table-cell>
          <table:table-cell office:value-type="string" calcext:value-type="string">
            <text:p>Hawaii_Assessment_Final_GIF/Hawaii_LandCarbon_Assessment.ssim.output/Scenario-6385/Spatial/It0000-Ts2051-tgap-7158.tif</text:p>
          </table:table-cell>
          <table:table-cell table:formula="of:=RIGHT([.B29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6" calcext:value-type="float">
            <text:p>6806</text:p>
          </table:table-cell>
          <table:table-cell office:value-type="string" calcext:value-type="string">
            <text:p>Hawaii_Assessment_Final_GIF/Hawaii_LandCarbon_Assessment.ssim.output/Scenario-6385/Spatial/It0000-Ts2052-tgap-7158.tif</text:p>
          </table:table-cell>
          <table:table-cell table:formula="of:=RIGHT([.B292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2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4" calcext:value-type="float">
            <text:p>6814</text:p>
          </table:table-cell>
          <table:table-cell office:value-type="string" calcext:value-type="string">
            <text:p>Hawaii_Assessment_Final_GIF/Hawaii_LandCarbon_Assessment.ssim.output/Scenario-6385/Spatial/It0000-Ts2053-tgap-7158.tif</text:p>
          </table:table-cell>
          <table:table-cell table:formula="of:=RIGHT([.B293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3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2" calcext:value-type="float">
            <text:p>6822</text:p>
          </table:table-cell>
          <table:table-cell office:value-type="string" calcext:value-type="string">
            <text:p>Hawaii_Assessment_Final_GIF/Hawaii_LandCarbon_Assessment.ssim.output/Scenario-6385/Spatial/It0000-Ts2054-tgap-7158.tif</text:p>
          </table:table-cell>
          <table:table-cell table:formula="of:=RIGHT([.B294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4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string" calcext:value-type="string">
            <text:p>Hawaii_Assessment_Final_GIF/Hawaii_LandCarbon_Assessment.ssim.output/Scenario-6385/Spatial/It0000-Ts2055-tgap-7158.tif</text:p>
          </table:table-cell>
          <table:table-cell table:formula="of:=RIGHT([.B295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5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8" calcext:value-type="float">
            <text:p>6838</text:p>
          </table:table-cell>
          <table:table-cell office:value-type="string" calcext:value-type="string">
            <text:p>Hawaii_Assessment_Final_GIF/Hawaii_LandCarbon_Assessment.ssim.output/Scenario-6385/Spatial/It0000-Ts2056-tgap-7158.tif</text:p>
          </table:table-cell>
          <table:table-cell table:formula="of:=RIGHT([.B296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6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string" calcext:value-type="string">
            <text:p>Hawaii_Assessment_Final_GIF/Hawaii_LandCarbon_Assessment.ssim.output/Scenario-6385/Spatial/It0000-Ts2057-tgap-7158.tif</text:p>
          </table:table-cell>
          <table:table-cell table:formula="of:=RIGHT([.B297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4" calcext:value-type="float">
            <text:p>6854</text:p>
          </table:table-cell>
          <table:table-cell office:value-type="string" calcext:value-type="string">
            <text:p>Hawaii_Assessment_Final_GIF/Hawaii_LandCarbon_Assessment.ssim.output/Scenario-6385/Spatial/It0000-Ts2058-tgap-7158.tif</text:p>
          </table:table-cell>
          <table:table-cell table:formula="of:=RIGHT([.B298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2" calcext:value-type="float">
            <text:p>6862</text:p>
          </table:table-cell>
          <table:table-cell office:value-type="string" calcext:value-type="string">
            <text:p>Hawaii_Assessment_Final_GIF/Hawaii_LandCarbon_Assessment.ssim.output/Scenario-6385/Spatial/It0000-Ts2059-tgap-7158.tif</text:p>
          </table:table-cell>
          <table:table-cell table:formula="of:=RIGHT([.B299];8)" office:value-type="string" office:string-value="7158.tif" calcext:value-type="string">
            <text:p>7158.ti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6385-it0000-ts2059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string" calcext:value-type="string">
            <text:p>Hawaii_Assessment_Final_GIF/Hawaii_LandCarbon_Assessment.ssim.output/Scenario-6385/Spatial/It0000-Ts2060-tgap-7158.tif</text:p>
          </table:table-cell>
          <table:table-cell table:formula="of:=RIGHT([.B300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60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8" calcext:value-type="float">
            <text:p>6878</text:p>
          </table:table-cell>
          <table:table-cell office:value-type="string" calcext:value-type="string">
            <text:p>Hawaii_Assessment_Final_GIF/Hawaii_LandCarbon_Assessment.ssim.output/Scenario-6385/Spatial/It0000-Ts2061-tgap-7158.tif</text:p>
          </table:table-cell>
          <table:table-cell table:formula="of:=RIGHT([.B301];8)" office:value-type="string" office:string-value="7158.tif" calcext:value-type="string">
            <text:p>7158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61-tgap7158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  <table:table-cell office:value-type="string" calcext:value-type="string">
            <text:p>Hawaii_Assessment_Final_GIF/Hawaii_LandCarbon_Assessment.ssim.output/Scenario-6385/Spatial/It0000-Ts2012-tgap-7171.tif</text:p>
          </table:table-cell>
          <table:table-cell table:formula="of:=RIGHT([.B30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5" calcext:value-type="float">
            <text:p>6495</text:p>
          </table:table-cell>
          <table:table-cell office:value-type="string" calcext:value-type="string">
            <text:p>Hawaii_Assessment_Final_GIF/Hawaii_LandCarbon_Assessment.ssim.output/Scenario-6385/Spatial/It0000-Ts2013-tgap-7171.tif</text:p>
          </table:table-cell>
          <table:table-cell table:formula="of:=RIGHT([.B30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string" calcext:value-type="string">
            <text:p>Hawaii_Assessment_Final_GIF/Hawaii_LandCarbon_Assessment.ssim.output/Scenario-6385/Spatial/It0000-Ts2014-tgap-7171.tif</text:p>
          </table:table-cell>
          <table:table-cell table:formula="of:=RIGHT([.B30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1" calcext:value-type="float">
            <text:p>6511</text:p>
          </table:table-cell>
          <table:table-cell office:value-type="string" calcext:value-type="string">
            <text:p>Hawaii_Assessment_Final_GIF/Hawaii_LandCarbon_Assessment.ssim.output/Scenario-6385/Spatial/It0000-Ts2015-tgap-7171.tif</text:p>
          </table:table-cell>
          <table:table-cell table:formula="of:=RIGHT([.B30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  <table:table-cell office:value-type="string" calcext:value-type="string">
            <text:p>Hawaii_Assessment_Final_GIF/Hawaii_LandCarbon_Assessment.ssim.output/Scenario-6385/Spatial/It0000-Ts2016-tgap-7171.tif</text:p>
          </table:table-cell>
          <table:table-cell table:formula="of:=RIGHT([.B30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7" calcext:value-type="float">
            <text:p>6527</text:p>
          </table:table-cell>
          <table:table-cell office:value-type="string" calcext:value-type="string">
            <text:p>Hawaii_Assessment_Final_GIF/Hawaii_LandCarbon_Assessment.ssim.output/Scenario-6385/Spatial/It0000-Ts2017-tgap-7171.tif</text:p>
          </table:table-cell>
          <table:table-cell table:formula="of:=RIGHT([.B30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5" calcext:value-type="float">
            <text:p>6535</text:p>
          </table:table-cell>
          <table:table-cell office:value-type="string" calcext:value-type="string">
            <text:p>Hawaii_Assessment_Final_GIF/Hawaii_LandCarbon_Assessment.ssim.output/Scenario-6385/Spatial/It0000-Ts2018-tgap-7171.tif</text:p>
          </table:table-cell>
          <table:table-cell table:formula="of:=RIGHT([.B30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1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3" calcext:value-type="float">
            <text:p>6543</text:p>
          </table:table-cell>
          <table:table-cell office:value-type="string" calcext:value-type="string">
            <text:p>Hawaii_Assessment_Final_GIF/Hawaii_LandCarbon_Assessment.ssim.output/Scenario-6385/Spatial/It0000-Ts2019-tgap-7171.tif</text:p>
          </table:table-cell>
          <table:table-cell table:formula="of:=RIGHT([.B30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1" calcext:value-type="float">
            <text:p>6551</text:p>
          </table:table-cell>
          <table:table-cell office:value-type="string" calcext:value-type="string">
            <text:p>Hawaii_Assessment_Final_GIF/Hawaii_LandCarbon_Assessment.ssim.output/Scenario-6385/Spatial/It0000-Ts2020-tgap-7171.tif</text:p>
          </table:table-cell>
          <table:table-cell table:formula="of:=RIGHT([.B31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9" calcext:value-type="float">
            <text:p>6559</text:p>
          </table:table-cell>
          <table:table-cell office:value-type="string" calcext:value-type="string">
            <text:p>Hawaii_Assessment_Final_GIF/Hawaii_LandCarbon_Assessment.ssim.output/Scenario-6385/Spatial/It0000-Ts2021-tgap-7171.tif</text:p>
          </table:table-cell>
          <table:table-cell table:formula="of:=RIGHT([.B31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7" calcext:value-type="float">
            <text:p>6567</text:p>
          </table:table-cell>
          <table:table-cell office:value-type="string" calcext:value-type="string">
            <text:p>Hawaii_Assessment_Final_GIF/Hawaii_LandCarbon_Assessment.ssim.output/Scenario-6385/Spatial/It0000-Ts2022-tgap-7171.tif</text:p>
          </table:table-cell>
          <table:table-cell table:formula="of:=RIGHT([.B31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string" calcext:value-type="string">
            <text:p>Hawaii_Assessment_Final_GIF/Hawaii_LandCarbon_Assessment.ssim.output/Scenario-6385/Spatial/It0000-Ts2023-tgap-7171.tif</text:p>
          </table:table-cell>
          <table:table-cell table:formula="of:=RIGHT([.B31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3" calcext:value-type="float">
            <text:p>6583</text:p>
          </table:table-cell>
          <table:table-cell office:value-type="string" calcext:value-type="string">
            <text:p>Hawaii_Assessment_Final_GIF/Hawaii_LandCarbon_Assessment.ssim.output/Scenario-6385/Spatial/It0000-Ts2024-tgap-7171.tif</text:p>
          </table:table-cell>
          <table:table-cell table:formula="of:=RIGHT([.B31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1" calcext:value-type="float">
            <text:p>6591</text:p>
          </table:table-cell>
          <table:table-cell office:value-type="string" calcext:value-type="string">
            <text:p>Hawaii_Assessment_Final_GIF/Hawaii_LandCarbon_Assessment.ssim.output/Scenario-6385/Spatial/It0000-Ts2025-tgap-7171.tif</text:p>
          </table:table-cell>
          <table:table-cell table:formula="of:=RIGHT([.B31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9" calcext:value-type="float">
            <text:p>6599</text:p>
          </table:table-cell>
          <table:table-cell office:value-type="string" calcext:value-type="string">
            <text:p>Hawaii_Assessment_Final_GIF/Hawaii_LandCarbon_Assessment.ssim.output/Scenario-6385/Spatial/It0000-Ts2026-tgap-7171.tif</text:p>
          </table:table-cell>
          <table:table-cell table:formula="of:=RIGHT([.B31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7" calcext:value-type="float">
            <text:p>6607</text:p>
          </table:table-cell>
          <table:table-cell office:value-type="string" calcext:value-type="string">
            <text:p>Hawaii_Assessment_Final_GIF/Hawaii_LandCarbon_Assessment.ssim.output/Scenario-6385/Spatial/It0000-Ts2027-tgap-7171.tif</text:p>
          </table:table-cell>
          <table:table-cell table:formula="of:=RIGHT([.B31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5" calcext:value-type="float">
            <text:p>6615</text:p>
          </table:table-cell>
          <table:table-cell office:value-type="string" calcext:value-type="string">
            <text:p>Hawaii_Assessment_Final_GIF/Hawaii_LandCarbon_Assessment.ssim.output/Scenario-6385/Spatial/It0000-Ts2028-tgap-7171.tif</text:p>
          </table:table-cell>
          <table:table-cell table:formula="of:=RIGHT([.B31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3" calcext:value-type="float">
            <text:p>6623</text:p>
          </table:table-cell>
          <table:table-cell office:value-type="string" calcext:value-type="string">
            <text:p>Hawaii_Assessment_Final_GIF/Hawaii_LandCarbon_Assessment.ssim.output/Scenario-6385/Spatial/It0000-Ts2029-tgap-7171.tif</text:p>
          </table:table-cell>
          <table:table-cell table:formula="of:=RIGHT([.B31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1" calcext:value-type="float">
            <text:p>6631</text:p>
          </table:table-cell>
          <table:table-cell office:value-type="string" calcext:value-type="string">
            <text:p>Hawaii_Assessment_Final_GIF/Hawaii_LandCarbon_Assessment.ssim.output/Scenario-6385/Spatial/It0000-Ts2030-tgap-7171.tif</text:p>
          </table:table-cell>
          <table:table-cell table:formula="of:=RIGHT([.B32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9" calcext:value-type="float">
            <text:p>6639</text:p>
          </table:table-cell>
          <table:table-cell office:value-type="string" calcext:value-type="string">
            <text:p>Hawaii_Assessment_Final_GIF/Hawaii_LandCarbon_Assessment.ssim.output/Scenario-6385/Spatial/It0000-Ts2031-tgap-7171.tif</text:p>
          </table:table-cell>
          <table:table-cell table:formula="of:=RIGHT([.B32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7" calcext:value-type="float">
            <text:p>6647</text:p>
          </table:table-cell>
          <table:table-cell office:value-type="string" calcext:value-type="string">
            <text:p>Hawaii_Assessment_Final_GIF/Hawaii_LandCarbon_Assessment.ssim.output/Scenario-6385/Spatial/It0000-Ts2032-tgap-7171.tif</text:p>
          </table:table-cell>
          <table:table-cell table:formula="of:=RIGHT([.B32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5" calcext:value-type="float">
            <text:p>6655</text:p>
          </table:table-cell>
          <table:table-cell office:value-type="string" calcext:value-type="string">
            <text:p>Hawaii_Assessment_Final_GIF/Hawaii_LandCarbon_Assessment.ssim.output/Scenario-6385/Spatial/It0000-Ts2033-tgap-7171.tif</text:p>
          </table:table-cell>
          <table:table-cell table:formula="of:=RIGHT([.B32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3" calcext:value-type="float">
            <text:p>6663</text:p>
          </table:table-cell>
          <table:table-cell office:value-type="string" calcext:value-type="string">
            <text:p>Hawaii_Assessment_Final_GIF/Hawaii_LandCarbon_Assessment.ssim.output/Scenario-6385/Spatial/It0000-Ts2034-tgap-7171.tif</text:p>
          </table:table-cell>
          <table:table-cell table:formula="of:=RIGHT([.B32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1" calcext:value-type="float">
            <text:p>6671</text:p>
          </table:table-cell>
          <table:table-cell office:value-type="string" calcext:value-type="string">
            <text:p>Hawaii_Assessment_Final_GIF/Hawaii_LandCarbon_Assessment.ssim.output/Scenario-6385/Spatial/It0000-Ts2035-tgap-7171.tif</text:p>
          </table:table-cell>
          <table:table-cell table:formula="of:=RIGHT([.B32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9" calcext:value-type="float">
            <text:p>6679</text:p>
          </table:table-cell>
          <table:table-cell office:value-type="string" calcext:value-type="string">
            <text:p>Hawaii_Assessment_Final_GIF/Hawaii_LandCarbon_Assessment.ssim.output/Scenario-6385/Spatial/It0000-Ts2036-tgap-7171.tif</text:p>
          </table:table-cell>
          <table:table-cell table:formula="of:=RIGHT([.B32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string" calcext:value-type="string">
            <text:p>Hawaii_Assessment_Final_GIF/Hawaii_LandCarbon_Assessment.ssim.output/Scenario-6385/Spatial/It0000-Ts2037-tgap-7171.tif</text:p>
          </table:table-cell>
          <table:table-cell table:formula="of:=RIGHT([.B32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5" calcext:value-type="float">
            <text:p>6695</text:p>
          </table:table-cell>
          <table:table-cell office:value-type="string" calcext:value-type="string">
            <text:p>Hawaii_Assessment_Final_GIF/Hawaii_LandCarbon_Assessment.ssim.output/Scenario-6385/Spatial/It0000-Ts2038-tgap-7171.tif</text:p>
          </table:table-cell>
          <table:table-cell table:formula="of:=RIGHT([.B32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3" calcext:value-type="float">
            <text:p>6703</text:p>
          </table:table-cell>
          <table:table-cell office:value-type="string" calcext:value-type="string">
            <text:p>Hawaii_Assessment_Final_GIF/Hawaii_LandCarbon_Assessment.ssim.output/Scenario-6385/Spatial/It0000-Ts2039-tgap-7171.tif</text:p>
          </table:table-cell>
          <table:table-cell table:formula="of:=RIGHT([.B32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1" calcext:value-type="float">
            <text:p>6711</text:p>
          </table:table-cell>
          <table:table-cell office:value-type="string" calcext:value-type="string">
            <text:p>Hawaii_Assessment_Final_GIF/Hawaii_LandCarbon_Assessment.ssim.output/Scenario-6385/Spatial/It0000-Ts2040-tgap-7171.tif</text:p>
          </table:table-cell>
          <table:table-cell table:formula="of:=RIGHT([.B33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9" calcext:value-type="float">
            <text:p>6719</text:p>
          </table:table-cell>
          <table:table-cell office:value-type="string" calcext:value-type="string">
            <text:p>Hawaii_Assessment_Final_GIF/Hawaii_LandCarbon_Assessment.ssim.output/Scenario-6385/Spatial/It0000-Ts2041-tgap-7171.tif</text:p>
          </table:table-cell>
          <table:table-cell table:formula="of:=RIGHT([.B33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7" calcext:value-type="float">
            <text:p>6727</text:p>
          </table:table-cell>
          <table:table-cell office:value-type="string" calcext:value-type="string">
            <text:p>Hawaii_Assessment_Final_GIF/Hawaii_LandCarbon_Assessment.ssim.output/Scenario-6385/Spatial/It0000-Ts2042-tgap-7171.tif</text:p>
          </table:table-cell>
          <table:table-cell table:formula="of:=RIGHT([.B33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5" calcext:value-type="float">
            <text:p>6735</text:p>
          </table:table-cell>
          <table:table-cell office:value-type="string" calcext:value-type="string">
            <text:p>Hawaii_Assessment_Final_GIF/Hawaii_LandCarbon_Assessment.ssim.output/Scenario-6385/Spatial/It0000-Ts2043-tgap-7171.tif</text:p>
          </table:table-cell>
          <table:table-cell table:formula="of:=RIGHT([.B33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3" calcext:value-type="float">
            <text:p>6743</text:p>
          </table:table-cell>
          <table:table-cell office:value-type="string" calcext:value-type="string">
            <text:p>Hawaii_Assessment_Final_GIF/Hawaii_LandCarbon_Assessment.ssim.output/Scenario-6385/Spatial/It0000-Ts2044-tgap-7171.tif</text:p>
          </table:table-cell>
          <table:table-cell table:formula="of:=RIGHT([.B33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1" calcext:value-type="float">
            <text:p>6751</text:p>
          </table:table-cell>
          <table:table-cell office:value-type="string" calcext:value-type="string">
            <text:p>Hawaii_Assessment_Final_GIF/Hawaii_LandCarbon_Assessment.ssim.output/Scenario-6385/Spatial/It0000-Ts2045-tgap-7171.tif</text:p>
          </table:table-cell>
          <table:table-cell table:formula="of:=RIGHT([.B33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9" calcext:value-type="float">
            <text:p>6759</text:p>
          </table:table-cell>
          <table:table-cell office:value-type="string" calcext:value-type="string">
            <text:p>Hawaii_Assessment_Final_GIF/Hawaii_LandCarbon_Assessment.ssim.output/Scenario-6385/Spatial/It0000-Ts2046-tgap-7171.tif</text:p>
          </table:table-cell>
          <table:table-cell table:formula="of:=RIGHT([.B33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7" calcext:value-type="float">
            <text:p>6767</text:p>
          </table:table-cell>
          <table:table-cell office:value-type="string" calcext:value-type="string">
            <text:p>Hawaii_Assessment_Final_GIF/Hawaii_LandCarbon_Assessment.ssim.output/Scenario-6385/Spatial/It0000-Ts2047-tgap-7171.tif</text:p>
          </table:table-cell>
          <table:table-cell table:formula="of:=RIGHT([.B33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4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5" calcext:value-type="float">
            <text:p>6775</text:p>
          </table:table-cell>
          <table:table-cell office:value-type="string" calcext:value-type="string">
            <text:p>Hawaii_Assessment_Final_GIF/Hawaii_LandCarbon_Assessment.ssim.output/Scenario-6385/Spatial/It0000-Ts2048-tgap-7171.tif</text:p>
          </table:table-cell>
          <table:table-cell table:formula="of:=RIGHT([.B33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3" calcext:value-type="float">
            <text:p>6783</text:p>
          </table:table-cell>
          <table:table-cell office:value-type="string" calcext:value-type="string">
            <text:p>Hawaii_Assessment_Final_GIF/Hawaii_LandCarbon_Assessment.ssim.output/Scenario-6385/Spatial/It0000-Ts2049-tgap-7171.tif</text:p>
          </table:table-cell>
          <table:table-cell table:formula="of:=RIGHT([.B33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1" calcext:value-type="float">
            <text:p>6791</text:p>
          </table:table-cell>
          <table:table-cell office:value-type="string" calcext:value-type="string">
            <text:p>Hawaii_Assessment_Final_GIF/Hawaii_LandCarbon_Assessment.ssim.output/Scenario-6385/Spatial/It0000-Ts2050-tgap-7171.tif</text:p>
          </table:table-cell>
          <table:table-cell table:formula="of:=RIGHT([.B34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9" calcext:value-type="float">
            <text:p>6799</text:p>
          </table:table-cell>
          <table:table-cell office:value-type="string" calcext:value-type="string">
            <text:p>Hawaii_Assessment_Final_GIF/Hawaii_LandCarbon_Assessment.ssim.output/Scenario-6385/Spatial/It0000-Ts2051-tgap-7171.tif</text:p>
          </table:table-cell>
          <table:table-cell table:formula="of:=RIGHT([.B34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7" calcext:value-type="float">
            <text:p>6807</text:p>
          </table:table-cell>
          <table:table-cell office:value-type="string" calcext:value-type="string">
            <text:p>Hawaii_Assessment_Final_GIF/Hawaii_LandCarbon_Assessment.ssim.output/Scenario-6385/Spatial/It0000-Ts2052-tgap-7171.tif</text:p>
          </table:table-cell>
          <table:table-cell table:formula="of:=RIGHT([.B342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2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5" calcext:value-type="float">
            <text:p>6815</text:p>
          </table:table-cell>
          <table:table-cell office:value-type="string" calcext:value-type="string">
            <text:p>Hawaii_Assessment_Final_GIF/Hawaii_LandCarbon_Assessment.ssim.output/Scenario-6385/Spatial/It0000-Ts2053-tgap-7171.tif</text:p>
          </table:table-cell>
          <table:table-cell table:formula="of:=RIGHT([.B343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3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3" calcext:value-type="float">
            <text:p>6823</text:p>
          </table:table-cell>
          <table:table-cell office:value-type="string" calcext:value-type="string">
            <text:p>Hawaii_Assessment_Final_GIF/Hawaii_LandCarbon_Assessment.ssim.output/Scenario-6385/Spatial/It0000-Ts2054-tgap-7171.tif</text:p>
          </table:table-cell>
          <table:table-cell table:formula="of:=RIGHT([.B344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4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1" calcext:value-type="float">
            <text:p>6831</text:p>
          </table:table-cell>
          <table:table-cell office:value-type="string" calcext:value-type="string">
            <text:p>Hawaii_Assessment_Final_GIF/Hawaii_LandCarbon_Assessment.ssim.output/Scenario-6385/Spatial/It0000-Ts2055-tgap-7171.tif</text:p>
          </table:table-cell>
          <table:table-cell table:formula="of:=RIGHT([.B345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5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9" calcext:value-type="float">
            <text:p>6839</text:p>
          </table:table-cell>
          <table:table-cell office:value-type="string" calcext:value-type="string">
            <text:p>Hawaii_Assessment_Final_GIF/Hawaii_LandCarbon_Assessment.ssim.output/Scenario-6385/Spatial/It0000-Ts2056-tgap-7171.tif</text:p>
          </table:table-cell>
          <table:table-cell table:formula="of:=RIGHT([.B346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6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7" calcext:value-type="float">
            <text:p>6847</text:p>
          </table:table-cell>
          <table:table-cell office:value-type="string" calcext:value-type="string">
            <text:p>Hawaii_Assessment_Final_GIF/Hawaii_LandCarbon_Assessment.ssim.output/Scenario-6385/Spatial/It0000-Ts2057-tgap-7171.tif</text:p>
          </table:table-cell>
          <table:table-cell table:formula="of:=RIGHT([.B347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5" calcext:value-type="float">
            <text:p>6855</text:p>
          </table:table-cell>
          <table:table-cell office:value-type="string" calcext:value-type="string">
            <text:p>Hawaii_Assessment_Final_GIF/Hawaii_LandCarbon_Assessment.ssim.output/Scenario-6385/Spatial/It0000-Ts2058-tgap-7171.tif</text:p>
          </table:table-cell>
          <table:table-cell table:formula="of:=RIGHT([.B348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8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3" calcext:value-type="float">
            <text:p>6863</text:p>
          </table:table-cell>
          <table:table-cell office:value-type="string" calcext:value-type="string">
            <text:p>Hawaii_Assessment_Final_GIF/Hawaii_LandCarbon_Assessment.ssim.output/Scenario-6385/Spatial/It0000-Ts2059-tgap-7171.tif</text:p>
          </table:table-cell>
          <table:table-cell table:formula="of:=RIGHT([.B349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59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1" calcext:value-type="float">
            <text:p>6871</text:p>
          </table:table-cell>
          <table:table-cell office:value-type="string" calcext:value-type="string">
            <text:p>Hawaii_Assessment_Final_GIF/Hawaii_LandCarbon_Assessment.ssim.output/Scenario-6385/Spatial/It0000-Ts2060-tgap-7171.tif</text:p>
          </table:table-cell>
          <table:table-cell table:formula="of:=RIGHT([.B350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9" calcext:value-type="float">
            <text:p>6879</text:p>
          </table:table-cell>
          <table:table-cell office:value-type="string" calcext:value-type="string">
            <text:p>Hawaii_Assessment_Final_GIF/Hawaii_LandCarbon_Assessment.ssim.output/Scenario-6385/Spatial/It0000-Ts2061-tgap-7171.tif</text:p>
          </table:table-cell>
          <table:table-cell table:formula="of:=RIGHT([.B351];8)" office:value-type="string" office:string-value="7171.tif" calcext:value-type="string">
            <text:p>7171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1-tgap717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string" calcext:value-type="string">
            <text:p>Hawaii_Assessment_Final_GIF/Hawaii_LandCarbon_Assessment.ssim.output/Scenario-6385/Spatial/It0000-Ts2012-tgap-7182.tif</text:p>
          </table:table-cell>
          <table:table-cell table:formula="of:=RIGHT([.B35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496" calcext:value-type="float">
            <text:p>6496</text:p>
          </table:table-cell>
          <table:table-cell office:value-type="string" calcext:value-type="string">
            <text:p>Hawaii_Assessment_Final_GIF/Hawaii_LandCarbon_Assessment.ssim.output/Scenario-6385/Spatial/It0000-Ts2013-tgap-7182.tif</text:p>
          </table:table-cell>
          <table:table-cell table:formula="of:=RIGHT([.B35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string" calcext:value-type="string">
            <text:p>Hawaii_Assessment_Final_GIF/Hawaii_LandCarbon_Assessment.ssim.output/Scenario-6385/Spatial/It0000-Ts2014-tgap-7182.tif</text:p>
          </table:table-cell>
          <table:table-cell table:formula="of:=RIGHT([.B35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string" calcext:value-type="string">
            <text:p>Hawaii_Assessment_Final_GIF/Hawaii_LandCarbon_Assessment.ssim.output/Scenario-6385/Spatial/It0000-Ts2015-tgap-7182.tif</text:p>
          </table:table-cell>
          <table:table-cell table:formula="of:=RIGHT([.B35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string" calcext:value-type="string">
            <text:p>Hawaii_Assessment_Final_GIF/Hawaii_LandCarbon_Assessment.ssim.output/Scenario-6385/Spatial/It0000-Ts2016-tgap-7182.tif</text:p>
          </table:table-cell>
          <table:table-cell table:formula="of:=RIGHT([.B35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1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string" calcext:value-type="string">
            <text:p>Hawaii_Assessment_Final_GIF/Hawaii_LandCarbon_Assessment.ssim.output/Scenario-6385/Spatial/It0000-Ts2017-tgap-7182.tif</text:p>
          </table:table-cell>
          <table:table-cell table:formula="of:=RIGHT([.B35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36" calcext:value-type="float">
            <text:p>6536</text:p>
          </table:table-cell>
          <table:table-cell office:value-type="string" calcext:value-type="string">
            <text:p>Hawaii_Assessment_Final_GIF/Hawaii_LandCarbon_Assessment.ssim.output/Scenario-6385/Spatial/It0000-Ts2018-tgap-7182.tif</text:p>
          </table:table-cell>
          <table:table-cell table:formula="of:=RIGHT([.B35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1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44" calcext:value-type="float">
            <text:p>6544</text:p>
          </table:table-cell>
          <table:table-cell office:value-type="string" calcext:value-type="string">
            <text:p>Hawaii_Assessment_Final_GIF/Hawaii_LandCarbon_Assessment.ssim.output/Scenario-6385/Spatial/It0000-Ts2019-tgap-7182.tif</text:p>
          </table:table-cell>
          <table:table-cell table:formula="of:=RIGHT([.B35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200000002980232" calcext:value-type="float">
            <text:p>0.200000003</text:p>
          </table:table-cell>
          <table:table-cell office:value-type="string" calcext:value-type="string">
            <text:p>s6385-it0000-ts201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52" calcext:value-type="float">
            <text:p>6552</text:p>
          </table:table-cell>
          <table:table-cell office:value-type="string" calcext:value-type="string">
            <text:p>Hawaii_Assessment_Final_GIF/Hawaii_LandCarbon_Assessment.ssim.output/Scenario-6385/Spatial/It0000-Ts2020-tgap-7182.tif</text:p>
          </table:table-cell>
          <table:table-cell table:formula="of:=RIGHT([.B36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string" calcext:value-type="string">
            <text:p>Hawaii_Assessment_Final_GIF/Hawaii_LandCarbon_Assessment.ssim.output/Scenario-6385/Spatial/It0000-Ts2021-tgap-7182.tif</text:p>
          </table:table-cell>
          <table:table-cell table:formula="of:=RIGHT([.B36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1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68" calcext:value-type="float">
            <text:p>6568</text:p>
          </table:table-cell>
          <table:table-cell office:value-type="string" calcext:value-type="string">
            <text:p>Hawaii_Assessment_Final_GIF/Hawaii_LandCarbon_Assessment.ssim.output/Scenario-6385/Spatial/It0000-Ts2022-tgap-7182.tif</text:p>
          </table:table-cell>
          <table:table-cell table:formula="of:=RIGHT([.B36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76" calcext:value-type="float">
            <text:p>6576</text:p>
          </table:table-cell>
          <table:table-cell office:value-type="string" calcext:value-type="string">
            <text:p>Hawaii_Assessment_Final_GIF/Hawaii_LandCarbon_Assessment.ssim.output/Scenario-6385/Spatial/It0000-Ts2023-tgap-7182.tif</text:p>
          </table:table-cell>
          <table:table-cell table:formula="of:=RIGHT([.B36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84" calcext:value-type="float">
            <text:p>6584</text:p>
          </table:table-cell>
          <table:table-cell office:value-type="string" calcext:value-type="string">
            <text:p>Hawaii_Assessment_Final_GIF/Hawaii_LandCarbon_Assessment.ssim.output/Scenario-6385/Spatial/It0000-Ts2024-tgap-7182.tif</text:p>
          </table:table-cell>
          <table:table-cell table:formula="of:=RIGHT([.B36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string" calcext:value-type="string">
            <text:p>Hawaii_Assessment_Final_GIF/Hawaii_LandCarbon_Assessment.ssim.output/Scenario-6385/Spatial/It0000-Ts2025-tgap-7182.tif</text:p>
          </table:table-cell>
          <table:table-cell table:formula="of:=RIGHT([.B36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2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string" calcext:value-type="string">
            <text:p>Hawaii_Assessment_Final_GIF/Hawaii_LandCarbon_Assessment.ssim.output/Scenario-6385/Spatial/It0000-Ts2026-tgap-7182.tif</text:p>
          </table:table-cell>
          <table:table-cell table:formula="of:=RIGHT([.B36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08" calcext:value-type="float">
            <text:p>6608</text:p>
          </table:table-cell>
          <table:table-cell office:value-type="string" calcext:value-type="string">
            <text:p>Hawaii_Assessment_Final_GIF/Hawaii_LandCarbon_Assessment.ssim.output/Scenario-6385/Spatial/It0000-Ts2027-tgap-7182.tif</text:p>
          </table:table-cell>
          <table:table-cell table:formula="of:=RIGHT([.B36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16" calcext:value-type="float">
            <text:p>6616</text:p>
          </table:table-cell>
          <table:table-cell office:value-type="string" calcext:value-type="string">
            <text:p>Hawaii_Assessment_Final_GIF/Hawaii_LandCarbon_Assessment.ssim.output/Scenario-6385/Spatial/It0000-Ts2028-tgap-7182.tif</text:p>
          </table:table-cell>
          <table:table-cell table:formula="of:=RIGHT([.B36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24" calcext:value-type="float">
            <text:p>6624</text:p>
          </table:table-cell>
          <table:table-cell office:value-type="string" calcext:value-type="string">
            <text:p>Hawaii_Assessment_Final_GIF/Hawaii_LandCarbon_Assessment.ssim.output/Scenario-6385/Spatial/It0000-Ts2029-tgap-7182.tif</text:p>
          </table:table-cell>
          <table:table-cell table:formula="of:=RIGHT([.B36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2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32" calcext:value-type="float">
            <text:p>6632</text:p>
          </table:table-cell>
          <table:table-cell office:value-type="string" calcext:value-type="string">
            <text:p>Hawaii_Assessment_Final_GIF/Hawaii_LandCarbon_Assessment.ssim.output/Scenario-6385/Spatial/It0000-Ts2030-tgap-7182.tif</text:p>
          </table:table-cell>
          <table:table-cell table:formula="of:=RIGHT([.B37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string" calcext:value-type="string">
            <text:p>Hawaii_Assessment_Final_GIF/Hawaii_LandCarbon_Assessment.ssim.output/Scenario-6385/Spatial/It0000-Ts2031-tgap-7182.tif</text:p>
          </table:table-cell>
          <table:table-cell table:formula="of:=RIGHT([.B37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1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48" calcext:value-type="float">
            <text:p>6648</text:p>
          </table:table-cell>
          <table:table-cell office:value-type="string" calcext:value-type="string">
            <text:p>Hawaii_Assessment_Final_GIF/Hawaii_LandCarbon_Assessment.ssim.output/Scenario-6385/Spatial/It0000-Ts2032-tgap-7182.tif</text:p>
          </table:table-cell>
          <table:table-cell table:formula="of:=RIGHT([.B37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string" calcext:value-type="string">
            <text:p>Hawaii_Assessment_Final_GIF/Hawaii_LandCarbon_Assessment.ssim.output/Scenario-6385/Spatial/It0000-Ts2033-tgap-7182.tif</text:p>
          </table:table-cell>
          <table:table-cell table:formula="of:=RIGHT([.B37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64" calcext:value-type="float">
            <text:p>6664</text:p>
          </table:table-cell>
          <table:table-cell office:value-type="string" calcext:value-type="string">
            <text:p>Hawaii_Assessment_Final_GIF/Hawaii_LandCarbon_Assessment.ssim.output/Scenario-6385/Spatial/It0000-Ts2034-tgap-7182.tif</text:p>
          </table:table-cell>
          <table:table-cell table:formula="of:=RIGHT([.B37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72" calcext:value-type="float">
            <text:p>6672</text:p>
          </table:table-cell>
          <table:table-cell office:value-type="string" calcext:value-type="string">
            <text:p>Hawaii_Assessment_Final_GIF/Hawaii_LandCarbon_Assessment.ssim.output/Scenario-6385/Spatial/It0000-Ts2035-tgap-7182.tif</text:p>
          </table:table-cell>
          <table:table-cell table:formula="of:=RIGHT([.B37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string" calcext:value-type="string">
            <text:p>Hawaii_Assessment_Final_GIF/Hawaii_LandCarbon_Assessment.ssim.output/Scenario-6385/Spatial/It0000-Ts2036-tgap-7182.tif</text:p>
          </table:table-cell>
          <table:table-cell table:formula="of:=RIGHT([.B37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3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88" calcext:value-type="float">
            <text:p>6688</text:p>
          </table:table-cell>
          <table:table-cell office:value-type="string" calcext:value-type="string">
            <text:p>Hawaii_Assessment_Final_GIF/Hawaii_LandCarbon_Assessment.ssim.output/Scenario-6385/Spatial/It0000-Ts2037-tgap-7182.tif</text:p>
          </table:table-cell>
          <table:table-cell table:formula="of:=RIGHT([.B37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696" calcext:value-type="float">
            <text:p>6696</text:p>
          </table:table-cell>
          <table:table-cell office:value-type="string" calcext:value-type="string">
            <text:p>Hawaii_Assessment_Final_GIF/Hawaii_LandCarbon_Assessment.ssim.output/Scenario-6385/Spatial/It0000-Ts2038-tgap-7182.tif</text:p>
          </table:table-cell>
          <table:table-cell table:formula="of:=RIGHT([.B37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3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04" calcext:value-type="float">
            <text:p>6704</text:p>
          </table:table-cell>
          <table:table-cell office:value-type="string" calcext:value-type="string">
            <text:p>Hawaii_Assessment_Final_GIF/Hawaii_LandCarbon_Assessment.ssim.output/Scenario-6385/Spatial/It0000-Ts2039-tgap-7182.tif</text:p>
          </table:table-cell>
          <table:table-cell table:formula="of:=RIGHT([.B37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3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12" calcext:value-type="float">
            <text:p>6712</text:p>
          </table:table-cell>
          <table:table-cell office:value-type="string" calcext:value-type="string">
            <text:p>Hawaii_Assessment_Final_GIF/Hawaii_LandCarbon_Assessment.ssim.output/Scenario-6385/Spatial/It0000-Ts2040-tgap-7182.tif</text:p>
          </table:table-cell>
          <table:table-cell table:formula="of:=RIGHT([.B38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string" calcext:value-type="string">
            <text:p>Hawaii_Assessment_Final_GIF/Hawaii_LandCarbon_Assessment.ssim.output/Scenario-6385/Spatial/It0000-Ts2041-tgap-7182.tif</text:p>
          </table:table-cell>
          <table:table-cell table:formula="of:=RIGHT([.B38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1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28" calcext:value-type="float">
            <text:p>6728</text:p>
          </table:table-cell>
          <table:table-cell office:value-type="string" calcext:value-type="string">
            <text:p>Hawaii_Assessment_Final_GIF/Hawaii_LandCarbon_Assessment.ssim.output/Scenario-6385/Spatial/It0000-Ts2042-tgap-7182.tif</text:p>
          </table:table-cell>
          <table:table-cell table:formula="of:=RIGHT([.B38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36" calcext:value-type="float">
            <text:p>6736</text:p>
          </table:table-cell>
          <table:table-cell office:value-type="string" calcext:value-type="string">
            <text:p>Hawaii_Assessment_Final_GIF/Hawaii_LandCarbon_Assessment.ssim.output/Scenario-6385/Spatial/It0000-Ts2043-tgap-7182.tif</text:p>
          </table:table-cell>
          <table:table-cell table:formula="of:=RIGHT([.B38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44" calcext:value-type="float">
            <text:p>6744</text:p>
          </table:table-cell>
          <table:table-cell office:value-type="string" calcext:value-type="string">
            <text:p>Hawaii_Assessment_Final_GIF/Hawaii_LandCarbon_Assessment.ssim.output/Scenario-6385/Spatial/It0000-Ts2044-tgap-7182.tif</text:p>
          </table:table-cell>
          <table:table-cell table:formula="of:=RIGHT([.B38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52" calcext:value-type="float">
            <text:p>6752</text:p>
          </table:table-cell>
          <table:table-cell office:value-type="string" calcext:value-type="string">
            <text:p>Hawaii_Assessment_Final_GIF/Hawaii_LandCarbon_Assessment.ssim.output/Scenario-6385/Spatial/It0000-Ts2045-tgap-7182.tif</text:p>
          </table:table-cell>
          <table:table-cell table:formula="of:=RIGHT([.B38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string" calcext:value-type="string">
            <text:p>Hawaii_Assessment_Final_GIF/Hawaii_LandCarbon_Assessment.ssim.output/Scenario-6385/Spatial/It0000-Ts2046-tgap-7182.tif</text:p>
          </table:table-cell>
          <table:table-cell table:formula="of:=RIGHT([.B38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68" calcext:value-type="float">
            <text:p>6768</text:p>
          </table:table-cell>
          <table:table-cell office:value-type="string" calcext:value-type="string">
            <text:p>Hawaii_Assessment_Final_GIF/Hawaii_LandCarbon_Assessment.ssim.output/Scenario-6385/Spatial/It0000-Ts2047-tgap-7182.tif</text:p>
          </table:table-cell>
          <table:table-cell table:formula="of:=RIGHT([.B38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76" calcext:value-type="float">
            <text:p>6776</text:p>
          </table:table-cell>
          <table:table-cell office:value-type="string" calcext:value-type="string">
            <text:p>Hawaii_Assessment_Final_GIF/Hawaii_LandCarbon_Assessment.ssim.output/Scenario-6385/Spatial/It0000-Ts2048-tgap-7182.tif</text:p>
          </table:table-cell>
          <table:table-cell table:formula="of:=RIGHT([.B38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50000005960464" calcext:value-type="float">
            <text:p>0.150000006</text:p>
          </table:table-cell>
          <table:table-cell office:value-type="string" calcext:value-type="string">
            <text:p>s6385-it0000-ts204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string" calcext:value-type="string">
            <text:p>Hawaii_Assessment_Final_GIF/Hawaii_LandCarbon_Assessment.ssim.output/Scenario-6385/Spatial/It0000-Ts2049-tgap-7182.tif</text:p>
          </table:table-cell>
          <table:table-cell table:formula="of:=RIGHT([.B38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4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792" calcext:value-type="float">
            <text:p>6792</text:p>
          </table:table-cell>
          <table:table-cell office:value-type="string" calcext:value-type="string">
            <text:p>Hawaii_Assessment_Final_GIF/Hawaii_LandCarbon_Assessment.ssim.output/Scenario-6385/Spatial/It0000-Ts2050-tgap-7182.tif</text:p>
          </table:table-cell>
          <table:table-cell table:formula="of:=RIGHT([.B39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string" calcext:value-type="string">
            <text:p>Hawaii_Assessment_Final_GIF/Hawaii_LandCarbon_Assessment.ssim.output/Scenario-6385/Spatial/It0000-Ts2051-tgap-7182.tif</text:p>
          </table:table-cell>
          <table:table-cell table:formula="of:=RIGHT([.B39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1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string" calcext:value-type="string">
            <text:p>Hawaii_Assessment_Final_GIF/Hawaii_LandCarbon_Assessment.ssim.output/Scenario-6385/Spatial/It0000-Ts2052-tgap-7182.tif</text:p>
          </table:table-cell>
          <table:table-cell table:formula="of:=RIGHT([.B392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2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16" calcext:value-type="float">
            <text:p>6816</text:p>
          </table:table-cell>
          <table:table-cell office:value-type="string" calcext:value-type="string">
            <text:p>Hawaii_Assessment_Final_GIF/Hawaii_LandCarbon_Assessment.ssim.output/Scenario-6385/Spatial/It0000-Ts2053-tgap-7182.tif</text:p>
          </table:table-cell>
          <table:table-cell table:formula="of:=RIGHT([.B393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3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24" calcext:value-type="float">
            <text:p>6824</text:p>
          </table:table-cell>
          <table:table-cell office:value-type="string" calcext:value-type="string">
            <text:p>Hawaii_Assessment_Final_GIF/Hawaii_LandCarbon_Assessment.ssim.output/Scenario-6385/Spatial/It0000-Ts2054-tgap-7182.tif</text:p>
          </table:table-cell>
          <table:table-cell table:formula="of:=RIGHT([.B394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4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32" calcext:value-type="float">
            <text:p>6832</text:p>
          </table:table-cell>
          <table:table-cell office:value-type="string" calcext:value-type="string">
            <text:p>Hawaii_Assessment_Final_GIF/Hawaii_LandCarbon_Assessment.ssim.output/Scenario-6385/Spatial/It0000-Ts2055-tgap-7182.tif</text:p>
          </table:table-cell>
          <table:table-cell table:formula="of:=RIGHT([.B395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5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string" calcext:value-type="string">
            <text:p>Hawaii_Assessment_Final_GIF/Hawaii_LandCarbon_Assessment.ssim.output/Scenario-6385/Spatial/It0000-Ts2056-tgap-7182.tif</text:p>
          </table:table-cell>
          <table:table-cell table:formula="of:=RIGHT([.B396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6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string" calcext:value-type="string">
            <text:p>Hawaii_Assessment_Final_GIF/Hawaii_LandCarbon_Assessment.ssim.output/Scenario-6385/Spatial/It0000-Ts2057-tgap-7182.tif</text:p>
          </table:table-cell>
          <table:table-cell table:formula="of:=RIGHT([.B397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7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56" calcext:value-type="float">
            <text:p>6856</text:p>
          </table:table-cell>
          <table:table-cell office:value-type="string" calcext:value-type="string">
            <text:p>Hawaii_Assessment_Final_GIF/Hawaii_LandCarbon_Assessment.ssim.output/Scenario-6385/Spatial/It0000-Ts2058-tgap-7182.tif</text:p>
          </table:table-cell>
          <table:table-cell table:formula="of:=RIGHT([.B398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0500000007450581" calcext:value-type="float">
            <text:p>0.0500000007</text:p>
          </table:table-cell>
          <table:table-cell office:value-type="string" calcext:value-type="string">
            <text:p>s6385-it0000-ts2058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64" calcext:value-type="float">
            <text:p>6864</text:p>
          </table:table-cell>
          <table:table-cell office:value-type="string" calcext:value-type="string">
            <text:p>Hawaii_Assessment_Final_GIF/Hawaii_LandCarbon_Assessment.ssim.output/Scenario-6385/Spatial/It0000-Ts2059-tgap-7182.tif</text:p>
          </table:table-cell>
          <table:table-cell table:formula="of:=RIGHT([.B399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59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72" calcext:value-type="float">
            <text:p>6872</text:p>
          </table:table-cell>
          <table:table-cell office:value-type="string" calcext:value-type="string">
            <text:p>Hawaii_Assessment_Final_GIF/Hawaii_LandCarbon_Assessment.ssim.output/Scenario-6385/Spatial/It0000-Ts2060-tgap-7182.tif</text:p>
          </table:table-cell>
          <table:table-cell table:formula="of:=RIGHT([.B400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0-tgap718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string" calcext:value-type="string">
            <text:p>Hawaii_Assessment_Final_GIF/Hawaii_LandCarbon_Assessment.ssim.output/Scenario-6385/Spatial/It0000-Ts2061-tgap-7182.tif</text:p>
          </table:table-cell>
          <table:table-cell table:formula="of:=RIGHT([.B401];8)" office:value-type="string" office:string-value="7182.tif" calcext:value-type="string">
            <text:p>7182.tif</text:p>
          </table:table-cell>
          <table:table-cell office:value-type="float" office:value="0" calcext:value-type="float">
            <text:p>0</text:p>
          </table:table-cell>
          <table:table-cell office:value-type="float" office:value="0.100000001490116" calcext:value-type="float">
            <text:p>0.1000000015</text:p>
          </table:table-cell>
          <table:table-cell office:value-type="string" calcext:value-type="string">
            <text:p>s6385-it0000-ts2061-tgap7182</text:p>
          </table:table-cell>
          <table:table-cell office:value-type="string" calcext:value-type="string">
            <text:p>NULL</text:p>
          </table:table-cell>
        </table:table-row>
      </table:table>
      <table:named-expressions/>
      <table:database-ranges>
        <table:database-range table:name="__Anonymous_Sheet_DB__0" table:target-range-address="Urbanization.A1:Urbanization.G51">
          <table:sort>
            <table:sort-by table:field-number="4" table:data-type="automatic"/>
          </table:sort>
        </table:database-range>
        <table:database-range table:name="__Anonymous_Sheet_DB__1" table:target-range-address="'7129'.A1:'7129'.G51">
          <table:sort>
            <table:sort-by table:field-number="4" table:data-type="automatic"/>
          </table:sort>
        </table:database-range>
        <table:database-range table:name="__Anonymous_Sheet_DB__2" table:target-range-address="tgap.A1:tgap.G40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5">00/00/0000</text:date>, <text:time style:data-style-name="N2" text:time-value="17:26:55.21582516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05T08:39:38.630720853</dc:date>
    <meta:editing-duration>PT15H9M56S</meta:editing-duration>
    <meta:editing-cycles>2</meta:editing-cycles>
    <meta:generator>LibreOffice/5.1.6.2$Linux_X86_64 LibreOffice_project/10m0$Build-2</meta:generator>
    <meta:document-statistic meta:table-count="3" meta:cell-count="3521" meta:object-count="0"/>
  </office:meta>
</office:document-meta>
</file>